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jesticer_R" svg:font-family="Majesticer_R" style:font-pitch="variable"/>
    <style:font-face style:name="NanumGothic" svg:font-family="NanumGothic" style:font-family-generic="system" style:font-pitch="variable"/>
  </office:font-face-decls>
  <office:automatic-styles>
    <style:style style:name="co1" style:family="table-column">
      <style:table-column-properties fo:break-before="auto" style:column-width="1.1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=[.B2]" style:apply-style-name="Good" style:base-cell-address="'키 배치 구상'.B8"/>
    </style:style>
    <style:style style:name="ce4" style:family="table-cell" style:parent-style-name="Default">
      <style:table-cell-properties fo:border-bottom="none" style:text-align-source="fix" style:repeat-content="false" fo:border-left="4.51pt double-thin #000000" style:border-line-width-left="0.018cm 0.123cm 0.018cm" fo:border-right="none" fo:border-top="4.51pt double-thin #000000" style:border-line-width-top="0.018cm 0.123cm 0.018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4.51pt double-thin #000000" style:border-line-width-left="0.018cm 0.123cm 0.018cm" fo:border-right="none" fo:border-top="non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!=[.B8]" style:apply-style-name="Bad" style:base-cell-address="'키 배치 구상'.B14"/>
    </style:style>
    <style:style style:name="ce7" style:family="table-cell" style:parent-style-name="Default">
      <style:table-cell-properties fo:border-bottom="4.51pt double-thin #000000" style:border-line-width-bottom="0.018cm 0.123cm 0.018cm" style:text-align-source="fix" style:repeat-content="false" fo:border-left="4.51pt double-thin #000000" style:border-line-width-left="0.018cm 0.123cm 0.018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4.51pt double-thin #000000" style:border-line-width-top="0.018cm 0.123cm 0.018cm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!=[.B8]" style:apply-style-name="Bad" style:base-cell-address="'키 배치 구상'.B14"/>
    </style:style>
    <style:style style:name="ce10" style:family="table-cell" style:parent-style-name="Default">
      <style:table-cell-properties fo:border-bottom="4.51pt double-thin #000000" style:border-line-width-bottom="0.018cm 0.123cm 0.018cm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jesticer_R" fo:font-style="italic" fo:font-weight="normal" style:font-name-asian="Majesticer_R" style:font-style-asian="italic" style:font-weight-asian="normal" style:font-style-complex="italic" style:font-weight-complex="normal"/>
      <style:map style:condition="cell-content()=[.B2]" style:apply-style-name="Good" style:base-cell-address="'키 배치 구상'.B8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4.51pt double-thin #000000" style:border-line-width-right="0.018cm 0.123cm 0.018cm" fo:border-top="4.51pt double-thin #000000" style:border-line-width-top="0.018cm 0.123cm 0.018cm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none" fo:border-right="4.51pt double-thin #000000" style:border-line-width-right="0.018cm 0.123cm 0.018cm" fo:border-top="none"/>
      <style:paragraph-properties fo:text-align="center" fo:margin-left="0cm"/>
      <style:text-properties style:font-name="Majesticer_R" fo:font-weight="normal" style:font-name-asian="Majesticer_R" style:font-weight-asian="normal" style:font-weight-complex="normal"/>
      <style:map style:condition="cell-content()!=[.B8]" style:apply-style-name="Bad" style:base-cell-address="'키 배치 구상'.B14"/>
    </style:style>
    <style:style style:name="ce17" style:family="table-cell" style:parent-style-name="Default">
      <style:table-cell-properties fo:border-bottom="4.51pt double-thin #000000" style:border-line-width-bottom="0.018cm 0.123cm 0.018cm" style:text-align-source="fix" style:repeat-content="false" fo:border-left="none" fo:border-right="4.51pt double-thin #000000" style:border-line-width-right="0.018cm 0.123cm 0.018cm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4.51pt double-thin #000000" style:border-line-width-left="0.018cm 0.123cm 0.018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ko" style:country-asian="KR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ko" style:country-asian="KR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 style:font-name-asian="Cantarell" style:font-name-complex="FreeSerif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Cantarell" style:font-name-complex="FreeSerif"/>
    </style:style>
    <style:style style:name="T1" style:family="text">
      <style:text-properties style:font-name="Majesticer_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Majesticer_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anumGothic"/>
    </style:style>
    <style:style style:name="T3" style:family="text">
      <style:text-properties style:font-name="Majesticer_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Majesticer_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키 배치 구상" table:style-name="ta1">
        <table:table-column table:style-name="co1" table:number-columns-repeated="16384" table:default-cell-style-name="ce3"/>
        <table:table-row table:style-name="ro1">
          <table:table-cell/>
          <table:table-cell table:style-name="ce1" office:value-type="float" office:value="390" calcext:value-type="float">
            <text:p>390</text:p>
          </table:table-cell>
          <table:table-cell table:style-name="ce1" table:number-columns-repeated="20"/>
          <table:table-cell table:number-columns-repeated="16362"/>
        </table:table-row>
        <table:table-row table:style-name="ro1">
          <table:table-cell/>
          <table:table-cell table:style-name="ce1" office:value-type="string" calcext:value-type="string">
            <text:p>`~</text:p>
          </table:table-cell>
          <table:table-cell table:style-name="ce1" office:value-type="string" calcext:value-type="string">
            <text:p>ㅎㅈ</text:p>
          </table:table-cell>
          <table:table-cell table:style-name="ce1" office:value-type="string" calcext:value-type="string">
            <text:p>ㅆ@</text:p>
          </table:table-cell>
          <table:table-cell table:style-name="ce1" office:value-type="string" calcext:value-type="string">
            <text:p>ㅂ#</text:p>
          </table:table-cell>
          <table:table-cell table:style-name="ce1" office:value-type="string" calcext:value-type="string">
            <text:p>ㅛ$</text:p>
          </table:table-cell>
          <table:table-cell table:style-name="ce1" office:value-type="string" calcext:value-type="string">
            <text:p>ㅠ%</text:p>
          </table:table-cell>
          <table:table-cell table:style-name="ce1" office:value-type="string" calcext:value-type="string">
            <text:p>ㅑ^</text:p>
          </table:table-cell>
          <table:table-cell table:style-name="ce1" office:value-type="string" calcext:value-type="string">
            <text:p>ㅖ&amp;</text:p>
          </table:table-cell>
          <table:table-cell table:style-name="ce1" office:value-type="string" calcext:value-type="string">
            <text:p>ㅢ*</text:p>
          </table:table-cell>
          <table:table-cell table:style-name="ce1" office:value-type="string" calcext:value-type="string">
            <text:p>ㅜ(</text:p>
          </table:table-cell>
          <table:table-cell table:style-name="ce1" office:value-type="string" calcext:value-type="string">
            <text:p>ㅋ)</text:p>
          </table:table-cell>
          <table:table-cell table:style-name="ce1" office:value-type="string" calcext:value-type="string">
            <text:p>-_</text:p>
          </table:table-cell>
          <table:table-cell table:style-name="ce1" table:formula="of:=+" office:value-type="string" office:string-value="" calcext:value-type="error">
            <text:p>Err:520</text:p>
          </table:table-cell>
          <table:table-cell table:style-name="ce1" table:number-columns-repeated="8"/>
          <table:table-cell table:number-columns-repeated="1636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ㅅㅍ</text:p>
          </table:table-cell>
          <table:table-cell table:style-name="ce1" office:value-type="string" calcext:value-type="string">
            <text:p>ㄹㅌ</text:p>
          </table:table-cell>
          <table:table-cell table:style-name="ce1" office:value-type="string" calcext:value-type="string">
            <text:p>ᅟᅧᆿ</text:p>
          </table:table-cell>
          <table:table-cell table:style-name="ce1" office:value-type="string" calcext:value-type="string">
            <text:p>ㅐㅒ</text:p>
          </table:table-cell>
          <table:table-cell table:style-name="ce1" office:value-type="string" calcext:value-type="string">
            <text:p>ㅓ;</text:p>
          </table:table-cell>
          <table:table-cell table:style-name="ce1" office:value-type="string" calcext:value-type="string">
            <text:p>ㄹ&lt;</text:p>
          </table:table-cell>
          <table:table-cell table:style-name="ce1" office:value-type="string" calcext:value-type="string">
            <text:p>ㄷ7</text:p>
          </table:table-cell>
          <table:table-cell table:style-name="ce1" office:value-type="string" calcext:value-type="string">
            <text:p>ㅁ8</text:p>
          </table:table-cell>
          <table:table-cell table:style-name="ce1" office:value-type="string" calcext:value-type="string">
            <text:p>ㅊ9</text:p>
          </table:table-cell>
          <table:table-cell table:style-name="ce1" office:value-type="string" calcext:value-type="string">
            <text:p>ㅍ&gt;</text:p>
          </table:table-cell>
          <table:table-cell table:style-name="ce1" office:value-type="string" calcext:value-type="string">
            <text:p>[{</text:p>
          </table:table-cell>
          <table:table-cell table:style-name="ce1" office:value-type="string" calcext:value-type="string">
            <text:p>]}</text:p>
          </table:table-cell>
          <table:table-cell table:style-name="ce1" office:value-type="string" calcext:value-type="string">
            <text:p>\|</text:p>
          </table:table-cell>
          <table:table-cell table:style-name="ce1" table:number-columns-repeated="7"/>
          <table:table-cell table:number-columns-repeated="1636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ㅇㄷ</text:p>
          </table:table-cell>
          <table:table-cell table:style-name="ce1" office:value-type="string" calcext:value-type="string">
            <text:p>ㄴㄶ</text:p>
          </table:table-cell>
          <table:table-cell table:style-name="ce1" office:value-type="string" calcext:value-type="string">
            <text:p>ᅟᅵᆰ</text:p>
          </table:table-cell>
          <table:table-cell table:style-name="ce1" office:value-type="string" calcext:value-type="string">
            <text:p>ᅟᅡᆩ</text:p>
          </table:table-cell>
          <table:table-cell table:style-name="ce1" office:value-type="string" calcext:value-type="string">
            <text:p>ㅡ/</text:p>
          </table:table-cell>
          <table:table-cell table:style-name="ce1" office:value-type="string" calcext:value-type="string">
            <text:p>ㄴ’</text:p>
          </table:table-cell>
          <table:table-cell table:style-name="ce1" office:value-type="string" calcext:value-type="string">
            <text:p>ㅇ4</text:p>
          </table:table-cell>
          <table:table-cell table:style-name="ce1" office:value-type="string" calcext:value-type="string">
            <text:p>ㄱ5</text:p>
          </table:table-cell>
          <table:table-cell table:style-name="ce1" office:value-type="string" calcext:value-type="string">
            <text:p>ㅈ6</text:p>
          </table:table-cell>
          <table:table-cell table:style-name="ce1" office:value-type="string" calcext:value-type="string">
            <text:p>ㅂ:</text:p>
          </table:table-cell>
          <table:table-cell table:style-name="ce1" office:value-type="string" calcext:value-type="string">
            <text:p><text:span text:style-name="T1">ㅌ</text:span><text:span text:style-name="T2">"</text:span></text:p>
          </table:table-cell>
          <table:table-cell table:style-name="ce1" table:number-columns-repeated="9"/>
          <table:table-cell table:number-columns-repeated="1636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ㅁㅊ</text:p>
          </table:table-cell>
          <table:table-cell table:style-name="ce1" office:value-type="string" calcext:value-type="string">
            <text:p>ㄱㅄ</text:p>
          </table:table-cell>
          <table:table-cell table:style-name="ce1" office:value-type="string" calcext:value-type="string">
            <text:p>ᅟᅦᆱ</text:p>
          </table:table-cell>
          <table:table-cell table:style-name="ce1" office:value-type="string" calcext:value-type="string">
            <text:p>ᅟᅩᆶ</text:p>
          </table:table-cell>
          <table:table-cell table:style-name="ce1" office:value-type="string" calcext:value-type="string">
            <text:p>ㅜ!</text:p>
          </table:table-cell>
          <table:table-cell table:style-name="ce1" office:value-type="string" calcext:value-type="string">
            <text:p>ㅅ0</text:p>
          </table:table-cell>
          <table:table-cell table:style-name="ce1" office:value-type="string" calcext:value-type="string">
            <text:p>ㅎ1</text:p>
          </table:table-cell>
          <table:table-cell table:style-name="ce1" office:value-type="string" calcext:value-type="string">
            <text:p>,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ㅗ?</text:p>
          </table:table-cell>
          <table:table-cell table:style-name="ce1" table:number-columns-repeated="10"/>
          <table:table-cell table:number-columns-repeated="16362"/>
        </table:table-row>
        <table:table-row table:style-name="ro1">
          <table:table-cell/>
          <table:table-cell table:style-name="ce1" table:number-columns-repeated="21"/>
          <table:table-cell table:number-columns-repeated="16362"/>
        </table:table-row>
        <table:table-row table:style-name="ro1">
          <table:table-cell/>
          <table:table-cell table:style-name="ce1" office:value-type="float" office:value="391" calcext:value-type="float">
            <text:p>391</text:p>
          </table:table-cell>
          <table:table-cell table:style-name="ce1" table:number-columns-repeated="20"/>
          <table:table-cell table:number-columns-repeated="16362"/>
        </table:table-row>
        <table:table-row table:style-name="ro1">
          <table:table-cell/>
          <table:table-cell table:style-name="ce13" office:value-type="string" calcext:value-type="string">
            <text:p>*※</text:p>
          </table:table-cell>
          <table:table-cell table:style-name="ce13" office:value-type="string" calcext:value-type="string">
            <text:p>ㅎㄲ</text:p>
          </table:table-cell>
          <table:table-cell table:style-name="ce13" office:value-type="string" calcext:value-type="string">
            <text:p>ㅆㄺ</text:p>
          </table:table-cell>
          <table:table-cell table:style-name="ce13" office:value-type="string" calcext:value-type="string">
            <text:p>ㅂㅈ</text:p>
          </table:table-cell>
          <table:table-cell table:style-name="ce11" office:value-type="string" calcext:value-type="string">
            <text:p>ᅟᅭᆵ</text:p>
          </table:table-cell>
          <table:table-cell table:style-name="ce11" office:value-type="string" calcext:value-type="string">
            <text:p>ᅟᅲᆴ</text:p>
          </table:table-cell>
          <table:table-cell table:style-name="ce13" office:value-type="string" calcext:value-type="string">
            <text:p>ㅑ=</text:p>
          </table:table-cell>
          <table:table-cell table:style-name="ce13" office:value-type="string" calcext:value-type="string">
            <text:p>ㅖ“</text:p>
          </table:table-cell>
          <table:table-cell table:style-name="ce13" office:value-type="string" calcext:value-type="string">
            <text:p>ㅢ”</text:p>
          </table:table-cell>
          <table:table-cell table:style-name="ce13" office:value-type="string" calcext:value-type="string">
            <text:p>ㅜ’</text:p>
          </table:table-cell>
          <table:table-cell table:style-name="ce13" office:value-type="string" calcext:value-type="string">
            <text:p>ㅋ~</text:p>
          </table:table-cell>
          <table:table-cell table:style-name="ce13" office:value-type="string" calcext:value-type="string">
            <text:p>);</text:p>
          </table:table-cell>
          <table:table-cell table:style-name="ce13" office:value-type="string" calcext:value-type="string">
            <text:p>&gt;+</text:p>
          </table:table-cell>
          <table:table-cell table:style-name="ce13"/>
          <table:table-cell table:style-name="ce1" table:number-columns-repeated="7"/>
          <table:table-cell table:number-columns-repeated="1636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ㅅㅍ</text:p>
          </table:table-cell>
          <table:table-cell table:style-name="ce13" office:value-type="string" calcext:value-type="string">
            <text:p>ㄹㅌ</text:p>
          </table:table-cell>
          <table:table-cell table:style-name="ce13" office:value-type="string" calcext:value-type="string">
            <text:p>ㅕ ㄵ</text:p>
          </table:table-cell>
          <table:table-cell table:style-name="ce13" office:value-type="string" calcext:value-type="string">
            <text:p>ㅐ ㅀ</text:p>
          </table:table-cell>
          <table:table-cell table:style-name="ce11" office:value-type="string" calcext:value-type="string">
            <text:p>ᅟᅥᆳ</text:p>
          </table:table-cell>
          <table:table-cell table:style-name="ce13" office:value-type="string" calcext:value-type="string">
            <text:p>ㄹ5</text:p>
          </table:table-cell>
          <table:table-cell table:style-name="ce13" office:value-type="string" calcext:value-type="string">
            <text:p>ㄷ6</text:p>
          </table:table-cell>
          <table:table-cell table:style-name="ce13" office:value-type="string" calcext:value-type="string">
            <text:p>ㅁ7</text:p>
          </table:table-cell>
          <table:table-cell table:style-name="ce13" office:value-type="string" calcext:value-type="string">
            <text:p>ㅊ8</text:p>
          </table:table-cell>
          <table:table-cell table:style-name="ce13" office:value-type="string" calcext:value-type="string">
            <text:p>ㅍ9</text:p>
          </table:table-cell>
          <table:table-cell table:style-name="ce13" office:value-type="string" calcext:value-type="string">
            <text:p>(%</text:p>
          </table:table-cell>
          <table:table-cell table:style-name="ce13" office:value-type="string" calcext:value-type="string">
            <text:p>&lt;/</text:p>
          </table:table-cell>
          <table:table-cell table:style-name="ce13" office:value-type="string" calcext:value-type="string">
            <text:p>:\</text:p>
          </table:table-cell>
          <table:table-cell table:style-name="ce1" table:number-columns-repeated="7"/>
          <table:table-cell table:number-columns-repeated="1636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ㅇㄷ</text:p>
          </table:table-cell>
          <table:table-cell table:style-name="ce13" office:value-type="string" calcext:value-type="string">
            <text:p>ㄴㄶ</text:p>
          </table:table-cell>
          <table:table-cell table:style-name="ce13" office:value-type="string" calcext:value-type="string">
            <text:p>ㅣ ㄼ</text:p>
          </table:table-cell>
          <table:table-cell table:style-name="ce13" office:value-type="string" calcext:value-type="string">
            <text:p>ㅏ ㄻ</text:p>
          </table:table-cell>
          <table:table-cell table:style-name="ce13" office:value-type="string" calcext:value-type="string">
            <text:p>ㅡㅒ</text:p>
          </table:table-cell>
          <table:table-cell table:style-name="ce13" office:value-type="string" calcext:value-type="string">
            <text:p>ㄴ0</text:p>
          </table:table-cell>
          <table:table-cell table:style-name="ce13" office:value-type="string" calcext:value-type="string">
            <text:p>ㅇ1</text:p>
          </table:table-cell>
          <table:table-cell table:style-name="ce13" office:value-type="string" calcext:value-type="string">
            <text:p>ㄱ2</text:p>
          </table:table-cell>
          <table:table-cell table:style-name="ce13" office:value-type="string" calcext:value-type="string">
            <text:p>ㅈ3</text:p>
          </table:table-cell>
          <table:table-cell table:style-name="ce13" office:value-type="string" calcext:value-type="string">
            <text:p>ㅂ4</text:p>
          </table:table-cell>
          <table:table-cell table:style-name="ce13" office:value-type="string" calcext:value-type="string">
            <text:p>ㅌ·</text:p>
          </table:table-cell>
          <table:table-cell table:style-name="ce13" table:number-columns-repeated="2"/>
          <table:table-cell table:style-name="ce1" table:number-columns-repeated="7"/>
          <table:table-cell table:number-columns-repeated="1636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ㅁㅊ</text:p>
          </table:table-cell>
          <table:table-cell table:style-name="ce13" office:value-type="string" calcext:value-type="string">
            <text:p>ㄱㅄ</text:p>
          </table:table-cell>
          <table:table-cell table:style-name="ce13" office:value-type="string" calcext:value-type="string">
            <text:p>ㅔ ㅋ</text:p>
          </table:table-cell>
          <table:table-cell table:style-name="ce11" office:value-type="string" calcext:value-type="string">
            <text:p>ᅟᅩㄳ</text:p>
          </table:table-cell>
          <table:table-cell table:style-name="ce13" office:value-type="string" calcext:value-type="string">
            <text:p>ㅜ?</text:p>
          </table:table-cell>
          <table:table-cell table:style-name="ce13" office:value-type="string" calcext:value-type="string">
            <text:p>ㅅ-</text:p>
          </table:table-cell>
          <table:table-cell table:style-name="ce13" office:value-type="string" calcext:value-type="string">
            <text:p><text:span text:style-name="T1">ㅎ</text:span><text:span text:style-name="T2">"</text:span></text:p>
          </table:table-cell>
          <table:table-cell table:style-name="ce13" office:value-type="string" calcext:value-type="string">
            <text:p>,,</text:p>
          </table:table-cell>
          <table:table-cell table:style-name="ce13" office:value-type="string" calcext:value-type="string">
            <text:p>..</text:p>
          </table:table-cell>
          <table:table-cell table:style-name="ce13" office:value-type="string" calcext:value-type="string">
            <text:p>ㅗ!</text:p>
          </table:table-cell>
          <table:table-cell table:style-name="ce13" table:number-columns-repeated="3"/>
          <table:table-cell table:style-name="ce1" table:number-columns-repeated="7"/>
          <table:table-cell table:number-columns-repeated="16362"/>
        </table:table-row>
        <table:table-row table:style-name="ro1">
          <table:table-cell table:number-columns-repeated="15"/>
          <table:table-cell table:style-name="ce1" table:number-columns-repeated="7"/>
          <table:table-cell table:number-columns-repeated="16362"/>
        </table:table-row>
        <table:table-row table:style-name="ro1">
          <table:table-cell/>
          <table:table-cell table:style-name="ce4" office:value-type="string" calcext:value-type="string">
            <text:p>3L</text:p>
          </table:table-cell>
          <table:table-cell table:style-name="ce9" table:number-columns-repeated="12"/>
          <table:table-cell table:style-name="ce14"/>
          <table:table-cell table:style-name="ce1" table:number-columns-repeated="7"/>
          <table:table-cell table:number-columns-repeated="16362"/>
        </table:table-row>
        <table:table-row table:style-name="ro2">
          <table:table-cell/>
          <table:table-cell table:style-name="ce15" office:value-type="string" calcext:value-type="string">
            <text:p>`@</text:p>
          </table:table-cell>
          <table:table-cell table:style-name="ce42" office:value-type="string" calcext:value-type="string">
            <text:p>ㅎㄲ</text:p>
          </table:table-cell>
          <table:table-cell table:style-name="ce42" office:value-type="string" calcext:value-type="string">
            <text:p>ㅆㄺ</text:p>
          </table:table-cell>
          <table:table-cell table:style-name="ce42" office:value-type="string" calcext:value-type="string">
            <text:p>ㅂㅈ</text:p>
          </table:table-cell>
          <table:table-cell table:style-name="ce42" office:value-type="string" calcext:value-type="string">
            <text:p>ㅛ$</text:p>
          </table:table-cell>
          <table:table-cell table:style-name="ce42" office:value-type="string" calcext:value-type="string">
            <text:p>ㅠ%</text:p>
          </table:table-cell>
          <table:table-cell table:style-name="ce42" office:value-type="string" calcext:value-type="string">
            <text:p><text:span text:style-name="T1">ㅑ#</text:span></text:p>
          </table:table-cell>
          <table:table-cell table:style-name="ce42" office:value-type="string" calcext:value-type="string">
            <text:p><text:span text:style-name="T1">ㅖ&amp;</text:span></text:p>
          </table:table-cell>
          <table:table-cell table:style-name="ce42" office:value-type="string" calcext:value-type="string">
            <text:p><text:span text:style-name="T1">ㅢ*</text:span></text:p>
          </table:table-cell>
          <table:table-cell table:style-name="ce42" office:value-type="string" calcext:value-type="string">
            <text:p><text:span text:style-name="T1">ㅜ(</text:span></text:p>
          </table:table-cell>
          <table:table-cell table:style-name="ce42" office:value-type="string" calcext:value-type="string">
            <text:p><text:span text:style-name="T1">ㅋ)</text:span></text:p>
          </table:table-cell>
          <table:table-cell table:style-name="ce42" office:value-type="string" calcext:value-type="string">
            <text:p>-_</text:p>
          </table:table-cell>
          <table:table-cell table:style-name="ce42" office:value-type="string" calcext:value-type="string">
            <text:p><text:span text:style-name="T1">+=</text:span></text:p>
          </table:table-cell>
          <table:table-cell table:style-name="ce37"/>
          <table:table-cell table:style-name="ce39"/>
          <table:table-cell table:number-columns-repeated="16368"/>
        </table:table-row>
        <table:table-row table:style-name="ro2">
          <table:table-cell/>
          <table:table-cell table:style-name="ce15"/>
          <table:table-cell table:style-name="ce42" office:value-type="string" calcext:value-type="string">
            <text:p>ㅅㅍ</text:p>
          </table:table-cell>
          <table:table-cell table:style-name="ce42" office:value-type="string" calcext:value-type="string">
            <text:p>ㄹㅌ</text:p>
          </table:table-cell>
          <table:table-cell table:style-name="ce42" office:value-type="string" calcext:value-type="string">
            <text:p>ㅕ ㄵ</text:p>
          </table:table-cell>
          <table:table-cell table:style-name="ce42" office:value-type="string" calcext:value-type="string">
            <text:p>ㅐ ㅀ</text:p>
          </table:table-cell>
          <table:table-cell table:style-name="ce42" office:value-type="string" calcext:value-type="string">
            <text:p>ㅓ :</text:p>
          </table:table-cell>
          <table:table-cell table:style-name="ce42" office:value-type="string" calcext:value-type="string">
            <text:p>ㄹ5</text:p>
          </table:table-cell>
          <table:table-cell table:style-name="ce42" office:value-type="string" calcext:value-type="string">
            <text:p>ㄷ6</text:p>
          </table:table-cell>
          <table:table-cell table:style-name="ce42" office:value-type="string" calcext:value-type="string">
            <text:p>ㅁ7</text:p>
          </table:table-cell>
          <table:table-cell table:style-name="ce42" office:value-type="string" calcext:value-type="string">
            <text:p>ㅊ8</text:p>
          </table:table-cell>
          <table:table-cell table:style-name="ce42" office:value-type="string" calcext:value-type="string">
            <text:p>ㅍ9</text:p>
          </table:table-cell>
          <table:table-cell table:style-name="ce42" office:value-type="string" calcext:value-type="string">
            <text:p>[{</text:p>
          </table:table-cell>
          <table:table-cell table:style-name="ce42" office:value-type="string" calcext:value-type="string">
            <text:p>]}</text:p>
          </table:table-cell>
          <table:table-cell table:style-name="ce37" office:value-type="string" calcext:value-type="string">
            <text:p>\|</text:p>
          </table:table-cell>
          <table:table-cell table:style-name="ce39"/>
          <table:table-cell table:number-columns-repeated="16368"/>
        </table:table-row>
        <table:table-row table:style-name="ro2">
          <table:table-cell/>
          <table:table-cell table:style-name="ce15"/>
          <table:table-cell table:style-name="ce42" office:value-type="string" calcext:value-type="string">
            <text:p>ㅇㄷ</text:p>
          </table:table-cell>
          <table:table-cell table:style-name="ce42" office:value-type="string" calcext:value-type="string">
            <text:p>ㄴㄶ</text:p>
          </table:table-cell>
          <table:table-cell table:style-name="ce42" office:value-type="string" calcext:value-type="string">
            <text:p>ㅣ ㄼ</text:p>
          </table:table-cell>
          <table:table-cell table:style-name="ce42" office:value-type="string" calcext:value-type="string">
            <text:p>ㅏ ㄻ</text:p>
          </table:table-cell>
          <table:table-cell table:style-name="ce42" office:value-type="string" calcext:value-type="string">
            <text:p>ㅡㅒ</text:p>
          </table:table-cell>
          <table:table-cell table:style-name="ce42" office:value-type="string" calcext:value-type="string">
            <text:p>ㄴ0</text:p>
          </table:table-cell>
          <table:table-cell table:style-name="ce42" office:value-type="string" calcext:value-type="string">
            <text:p>ㅇ1</text:p>
          </table:table-cell>
          <table:table-cell table:style-name="ce42" office:value-type="string" calcext:value-type="string">
            <text:p>ㄱ2</text:p>
          </table:table-cell>
          <table:table-cell table:style-name="ce42" office:value-type="string" calcext:value-type="string">
            <text:p>ㅈ3</text:p>
          </table:table-cell>
          <table:table-cell table:style-name="ce42" office:value-type="string" calcext:value-type="string">
            <text:p>ㅂ4</text:p>
          </table:table-cell>
          <table:table-cell table:style-name="ce42" office:value-type="string" calcext:value-type="string">
            <text:p><text:span text:style-name="T1">ㅌ</text:span><text:span text:style-name="T2">·</text:span></text:p>
          </table:table-cell>
          <table:table-cell table:style-name="ce42"/>
          <table:table-cell table:style-name="ce37"/>
          <table:table-cell table:style-name="ce39"/>
          <table:table-cell table:number-columns-repeated="16368"/>
        </table:table-row>
        <table:table-row table:style-name="ro2">
          <table:table-cell/>
          <table:table-cell table:style-name="ce15"/>
          <table:table-cell table:style-name="ce42" office:value-type="string" calcext:value-type="string">
            <text:p>ㅁㅊ</text:p>
          </table:table-cell>
          <table:table-cell table:style-name="ce42" office:value-type="string" calcext:value-type="string">
            <text:p>ㄱㅄ</text:p>
          </table:table-cell>
          <table:table-cell table:style-name="ce42" office:value-type="string" calcext:value-type="string">
            <text:p>ㅔ ㅋ</text:p>
          </table:table-cell>
          <table:table-cell table:style-name="ce42" office:value-type="string" calcext:value-type="string">
            <text:p>ㅗ /</text:p>
          </table:table-cell>
          <table:table-cell table:style-name="ce42" office:value-type="string" calcext:value-type="string">
            <text:p>ㅜ!</text:p>
          </table:table-cell>
          <table:table-cell table:style-name="ce42" office:value-type="string" calcext:value-type="string">
            <text:p><text:span text:style-name="T1">ㅅ</text:span><text:span text:style-name="T2">"</text:span></text:p>
          </table:table-cell>
          <table:table-cell table:style-name="ce42" office:value-type="string" calcext:value-type="string">
            <text:p><text:span text:style-name="T3">ㅎ'</text:span></text:p>
          </table:table-cell>
          <table:table-cell table:style-name="ce42" office:value-type="string" calcext:value-type="string">
            <text:p>,&lt;</text:p>
          </table:table-cell>
          <table:table-cell table:style-name="ce42" office:value-type="string" calcext:value-type="string">
            <text:p><text:span text:style-name="T1">.&gt;</text:span></text:p>
          </table:table-cell>
          <table:table-cell table:style-name="ce42" office:value-type="string" calcext:value-type="string">
            <text:p><text:span text:style-name="T1">ㅗ?</text:span></text:p>
          </table:table-cell>
          <table:table-cell table:style-name="ce42" table:number-columns-repeated="2"/>
          <table:table-cell table:style-name="ce37"/>
          <table:table-cell table:style-name="ce39"/>
          <table:table-cell table:number-columns-repeated="16368"/>
        </table:table-row>
        <table:table-row table:style-name="ro1">
          <table:table-cell/>
          <table:table-cell table:style-name="ce7"/>
          <table:table-cell table:style-name="ce10" table:number-columns-repeated="12"/>
          <table:table-cell table:style-name="ce17"/>
          <table:table-cell table:number-columns-repeated="16369"/>
        </table:table-row>
        <table:table-row table:style-name="ro1">
          <table:table-cell/>
          <table:table-cell table:style-name="ce40"/>
          <table:table-cell table:style-name="ce30"/>
          <table:table-cell table:style-name="ce40" table:number-columns-repeated="10"/>
          <table:table-cell table:number-columns-repeated="16371"/>
        </table:table-row>
        <table:table-row table:style-name="ro1">
          <table:table-cell/>
          <table:table-cell table:style-name="ce40" table:number-columns-repeated="12"/>
          <table:table-cell table:number-columns-repeated="16371"/>
        </table:table-row>
        <table:table-row table:style-name="ro1">
          <table:table-cell/>
          <table:table-cell table:style-name="ce40" office:value-type="string" calcext:value-type="string">
            <text:p>2b</text:p>
          </table:table-cell>
          <table:table-cell table:style-name="ce40" table:number-columns-repeated="11"/>
          <table:table-cell table:number-columns-repeated="16371"/>
        </table:table-row>
        <table:table-row table:style-name="ro1">
          <table:table-cell/>
          <table:table-cell table:style-name="ce40" office:value-type="string" calcext:value-type="string">
            <text:p>`~</text:p>
          </table:table-cell>
          <table:table-cell table:style-name="ce40" office:value-type="string" calcext:value-type="string">
            <text:p>1!</text:p>
          </table:table-cell>
          <table:table-cell table:style-name="ce40" office:value-type="string" calcext:value-type="string">
            <text:p>2@</text:p>
          </table:table-cell>
          <table:table-cell table:style-name="ce40" office:value-type="string" calcext:value-type="string">
            <text:p>3#</text:p>
          </table:table-cell>
          <table:table-cell table:style-name="ce40" office:value-type="string" calcext:value-type="string">
            <text:p>4$</text:p>
          </table:table-cell>
          <table:table-cell table:style-name="ce12" office:value-type="percentage" office:value="0.05" calcext:value-type="percentage">
            <text:p>5%</text:p>
          </table:table-cell>
          <table:table-cell table:style-name="ce40" office:value-type="string" calcext:value-type="string">
            <text:p>6^</text:p>
          </table:table-cell>
          <table:table-cell table:style-name="ce40" office:value-type="string" calcext:value-type="string">
            <text:p>7&amp;</text:p>
          </table:table-cell>
          <table:table-cell table:style-name="ce40" office:value-type="string" calcext:value-type="string">
            <text:p>8*</text:p>
          </table:table-cell>
          <table:table-cell table:style-name="ce40" office:value-type="string" calcext:value-type="string">
            <text:p>9(</text:p>
          </table:table-cell>
          <table:table-cell table:style-name="ce40" office:value-type="string" calcext:value-type="string">
            <text:p>0)</text:p>
          </table:table-cell>
          <table:table-cell table:style-name="ce40" office:value-type="string" calcext:value-type="string">
            <text:p>-_</text:p>
          </table:table-cell>
          <table:table-cell table:formula="of:=+" office:value-type="string" office:string-value="" calcext:value-type="error">
            <text:p>Err:520</text:p>
          </table:table-cell>
          <table:table-cell table:number-columns-repeated="16370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qQ</text:p>
          </table:table-cell>
          <table:table-cell table:style-name="ce40" office:value-type="string" calcext:value-type="string">
            <text:p>wW</text:p>
          </table:table-cell>
          <table:table-cell table:style-name="ce40" office:value-type="string" calcext:value-type="string">
            <text:p>eE</text:p>
          </table:table-cell>
          <table:table-cell table:style-name="ce40" office:value-type="string" calcext:value-type="string">
            <text:p>rR</text:p>
          </table:table-cell>
          <table:table-cell table:style-name="ce40" office:value-type="string" calcext:value-type="string">
            <text:p>tT</text:p>
          </table:table-cell>
          <table:table-cell table:style-name="ce40" office:value-type="string" calcext:value-type="string">
            <text:p>yY</text:p>
          </table:table-cell>
          <table:table-cell table:style-name="ce40" office:value-type="string" calcext:value-type="string">
            <text:p>uU</text:p>
          </table:table-cell>
          <table:table-cell table:style-name="ce40" office:value-type="string" calcext:value-type="string">
            <text:p>iI</text:p>
          </table:table-cell>
          <table:table-cell table:style-name="ce40" office:value-type="string" calcext:value-type="string">
            <text:p>oO</text:p>
          </table:table-cell>
          <table:table-cell table:style-name="ce40" office:value-type="string" calcext:value-type="string">
            <text:p>pP</text:p>
          </table:table-cell>
          <table:table-cell table:style-name="ce40" office:value-type="string" calcext:value-type="string">
            <text:p>[{</text:p>
          </table:table-cell>
          <table:table-cell office:value-type="string" calcext:value-type="string">
            <text:p>]}</text:p>
          </table:table-cell>
          <table:table-cell office:value-type="string" calcext:value-type="string">
            <text:p>\|</text:p>
          </table:table-cell>
          <table:table-cell table:number-columns-repeated="16369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aA</text:p>
          </table:table-cell>
          <table:table-cell table:style-name="ce40" office:value-type="string" calcext:value-type="string">
            <text:p>sS</text:p>
          </table:table-cell>
          <table:table-cell table:style-name="ce40" office:value-type="string" calcext:value-type="string">
            <text:p>dD</text:p>
          </table:table-cell>
          <table:table-cell table:style-name="ce40" office:value-type="string" calcext:value-type="string">
            <text:p>fF</text:p>
          </table:table-cell>
          <table:table-cell table:style-name="ce40" office:value-type="string" calcext:value-type="string">
            <text:p>gG</text:p>
          </table:table-cell>
          <table:table-cell table:style-name="ce40" office:value-type="string" calcext:value-type="string">
            <text:p>hH</text:p>
          </table:table-cell>
          <table:table-cell table:style-name="ce40" office:value-type="string" calcext:value-type="string">
            <text:p>jJ</text:p>
          </table:table-cell>
          <table:table-cell table:style-name="ce40" office:value-type="string" calcext:value-type="string">
            <text:p>kK</text:p>
          </table:table-cell>
          <table:table-cell table:style-name="ce40" office:value-type="string" calcext:value-type="string">
            <text:p>lL</text:p>
          </table:table-cell>
          <table:table-cell table:style-name="ce40" office:value-type="string" calcext:value-type="string">
            <text:p>;:</text:p>
          </table:table-cell>
          <table:table-cell table:style-name="ce40" office:value-type="string" calcext:value-type="string">
            <text:p>”</text:p>
          </table:table-cell>
          <table:table-cell table:number-columns-repeated="16371"/>
        </table:table-row>
        <table:table-row table:style-name="ro1">
          <table:table-cell/>
          <table:table-cell table:style-name="ce40"/>
          <table:table-cell table:style-name="ce40" office:value-type="string" calcext:value-type="string">
            <text:p>zZ</text:p>
          </table:table-cell>
          <table:table-cell table:style-name="ce40" office:value-type="string" calcext:value-type="string">
            <text:p>xX</text:p>
          </table:table-cell>
          <table:table-cell table:style-name="ce40" office:value-type="string" calcext:value-type="string">
            <text:p>cC</text:p>
          </table:table-cell>
          <table:table-cell table:style-name="ce40" office:value-type="string" calcext:value-type="string">
            <text:p>vV</text:p>
          </table:table-cell>
          <table:table-cell table:style-name="ce40" office:value-type="string" calcext:value-type="string">
            <text:p>bB</text:p>
          </table:table-cell>
          <table:table-cell table:style-name="ce40" office:value-type="string" calcext:value-type="string">
            <text:p>nN</text:p>
          </table:table-cell>
          <table:table-cell table:style-name="ce40" office:value-type="string" calcext:value-type="string">
            <text:p>mM</text:p>
          </table:table-cell>
          <table:table-cell table:style-name="ce40" office:value-type="string" calcext:value-type="string">
            <text:p>,&lt;</text:p>
          </table:table-cell>
          <table:table-cell table:style-name="ce40" office:value-type="string" calcext:value-type="string">
            <text:p>.&gt;</text:p>
          </table:table-cell>
          <table:table-cell table:style-name="ce40" office:value-type="string" calcext:value-type="string">
            <text:p>/?</text:p>
          </table:table-cell>
          <table:table-cell table:style-name="ce40"/>
          <table:table-cell table:number-columns-repeated="16371"/>
        </table:table-row>
        <table:table-row table:style-name="ro1">
          <table:table-cell table:number-columns-repeated="3"/>
          <table:table-cell table:style-name="ce40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키 배치 구상'.B8:'키 배치 구상'.O11">
            <calcext:condition calcext:apply-style-name="Good" calcext:value="=[.B2]" calcext:base-cell-address="'키 배치 구상'.B8"/>
          </calcext:conditional-format>
          <calcext:conditional-format calcext:target-range-address="'키 배치 구상'.B14:'키 배치 구상'.O17">
            <calcext:condition calcext:apply-style-name="Bad" calcext:value="!=[.B8]" calcext:base-cell-address="'키 배치 구상'.B14"/>
          </calcext:conditional-format>
        </calcext:conditional-formats>
      </table:table>
      <table:table table:name="겹받침 사용빈도" table:style-name="ta1">
        <table:table-column table:style-name="co2" table:number-columns-repeated="11" table:default-cell-style-name="ce5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++</text:p>
          </table:table-cell>
          <table:table-cell office:value-type="string" calcext:value-type="string">
            <text:p>ㅏ</text:p>
          </table:table-cell>
          <table:table-cell office:value-type="string" calcext:value-type="string">
            <text:p>ㅓ</text:p>
          </table:table-cell>
          <table:table-cell office:value-type="string" calcext:value-type="string">
            <text:p>ㅣ</text:p>
          </table:table-cell>
          <table:table-cell office:value-type="string" calcext:value-type="string">
            <text:p>ㅡ</text:p>
          </table:table-cell>
          <table:table-cell office:value-type="string" calcext:value-type="string">
            <text:p>ㅜ</text:p>
          </table:table-cell>
          <table:table-cell office:value-type="string" calcext:value-type="string">
            <text:p>ㅗ</text:p>
          </table:table-cell>
          <table:table-cell office:value-type="string" calcext:value-type="string">
            <text:p>ㅕ</text:p>
          </table:table-cell>
          <table:table-cell office:value-type="string" calcext:value-type="string">
            <text:p>ㅑ</text:p>
          </table:table-cell>
          <table:table-cell office:value-type="string" calcext:value-type="string">
            <text:p>ㅞ</text:p>
          </table:table-cell>
          <table:table-cell office:value-type="string" calcext:value-type="string">
            <text:p>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ㅄ</text:p>
          </table:table-cell>
          <table:table-cell office:value-type="float" office:value="421" calcext:value-type="float">
            <text:p>421</text:p>
          </table:table-cell>
          <table:table-cell office:value-type="float" office:value="14564" calcext:value-type="float">
            <text:p>14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:.K2])" office:value-type="float" office:value="15064" calcext:value-type="float">
            <text:p>15064</text:p>
          </table:table-cell>
        </table:table-row>
        <table:table-row table:style-name="ro1">
          <table:table-cell office:value-type="string" calcext:value-type="string">
            <text:p>ㄶ</text:p>
          </table:table-cell>
          <table:table-cell office:value-type="float" office:value="13638" calcext:value-type="float">
            <text:p>1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K3])"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ㄲ</text:p>
          </table:table-cell>
          <table:table-cell office:value-type="float" office:value="2557" calcext:value-type="float">
            <text:p>2557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:.K4])"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ㄺ</text:p>
          </table:table-cell>
          <table:table-cell office:value-type="float" office:value="1245" calcext:value-type="float">
            <text:p>1245</text:p>
          </table:table-cell>
          <table:table-cell office:value-type="float" office:value="99" calcext:value-type="float">
            <text:p>99</text:p>
          </table:table-cell>
          <table:table-cell office:value-type="float" office:value="663" calcext:value-type="float">
            <text:p>663</text:p>
          </table:table-cell>
          <table:table-cell office:value-type="float" office:value="800" calcext:value-type="float">
            <text:p>800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5:.K5])"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ㅀ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6:.K6])"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ㄵ</text:p>
          </table:table-cell>
          <table:table-cell office:value-type="float" office:value="1656" calcext:value-type="float">
            <text:p>1656</text:p>
          </table:table-cell>
          <table:table-cell office:value-type="float" office:value="98" calcext:value-type="float">
            <text:p>9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7:.K7])"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ㄻ</text:p>
          </table:table-cell>
          <table:table-cell office:value-type="float" office:value="543" calcext:value-type="float">
            <text:p>543</text:p>
          </table:table-cell>
          <table:table-cell office:value-type="float" office:value="627" calcext:value-type="float">
            <text:p>62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8:.K8])"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ㄼ</text:p>
          </table:table-cell>
          <table:table-cell office:value-type="float" office:value="424" calcext:value-type="float">
            <text:p>424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9:.K9])" office:value-type="float" office:value="1025" calcext:value-type="float">
            <text:p>1025</text:p>
          </table:table-cell>
        </table:table-row>
        <table:table-row table:style-name="ro1">
          <table:table-cell table:style-name="ce62" office:value-type="string" calcext:value-type="string">
            <text:p>ㄳ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42" calcext:value-type="float">
            <text:p>42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88" calcext:value-type="float">
            <text:p>88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3"/>
          <table:table-cell table:style-name="ce63" table:formula="of:=SUM([.B10:.K10])" office:value-type="float" office:value="185" calcext:value-type="float">
            <text:p>185</text:p>
          </table:table-cell>
        </table:table-row>
        <table:table-row table:style-name="ro1">
          <table:table-cell table:style-name="ce62" office:value-type="string" calcext:value-type="string">
            <text:p>ㄾ</text:p>
          </table:table-cell>
          <table:table-cell table:style-name="ce62" office:value-type="float" office:value="19" calcext:value-type="float">
            <text:p>19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style-name="ce63"/>
          <table:table-cell table:style-name="ce63" table:formula="of:=SUM([.B11:.K11])" office:value-type="float" office:value="56" calcext:value-type="float">
            <text:p>56</text:p>
          </table:table-cell>
        </table:table-row>
        <table:table-row table:style-name="ro1">
          <table:table-cell table:style-name="ce62" office:value-type="string" calcext:value-type="string">
            <text:p>ㄿ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24" calcext:value-type="float">
            <text:p>24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3"/>
          <table:table-cell table:style-name="ce63" table:formula="of:=SUM([.B12:.K12])" office:value-type="float" office:value="25" calcext:value-type="float">
            <text:p>25</text:p>
          </table:table-cell>
        </table:table-row>
        <table:table-row table:style-name="ro1">
          <table:table-cell table:style-name="ce62" office:value-type="string" calcext:value-type="string">
            <text:p>ㄽ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3"/>
          <table:table-cell table:style-name="ce63" table:formula="of:=SUM([.B13:.K13])" office:value-type="float" office:value="9" calcext:value-type="float">
            <text:p>9</text:p>
          </table:table-cell>
        </table:table-row>
      </table:table>
      <table:table table:name="calc" table:style-name="ta1">
        <table:table-column table:style-name="co3" table:default-cell-style-name="ce40"/>
        <table:table-column table:style-name="co4" table:number-columns-repeated="16383" table:default-cell-style-name="ce40"/>
        <table:table-row table:style-name="ro1">
          <table:table-cell table:style-name="ce21" table:formula="of:=LEFT([$'키 배치 구상'.B14];1)" office:value-type="string" office:string-value="`" calcext:value-type="string">
            <text:p>`</text:p>
          </table:table-cell>
          <table:table-cell table:style-name="ce25" table:formula="of:=LEFT([$'키 배치 구상'.C14];1)" office:value-type="string" office:string-value="ㅎ" calcext:value-type="string">
            <text:p>ㅎ</text:p>
          </table:table-cell>
          <table:table-cell table:style-name="ce25" table:formula="of:=LEFT([$'키 배치 구상'.D14];1)" office:value-type="string" office:string-value="ㅆ" calcext:value-type="string">
            <text:p>ㅆ</text:p>
          </table:table-cell>
          <table:table-cell table:style-name="ce25" table:formula="of:=LEFT([$'키 배치 구상'.E14];1)" office:value-type="string" office:string-value="ㅂ" calcext:value-type="string">
            <text:p>ㅂ</text:p>
          </table:table-cell>
          <table:table-cell table:style-name="ce25" table:formula="of:=LEFT([$'키 배치 구상'.F14];1)" office:value-type="string" office:string-value="ㅛ" calcext:value-type="string">
            <text:p>ㅛ</text:p>
          </table:table-cell>
          <table:table-cell table:style-name="ce25" table:formula="of:=LEFT([$'키 배치 구상'.G14];1)" office:value-type="string" office:string-value="ㅠ" calcext:value-type="string">
            <text:p>ㅠ</text:p>
          </table:table-cell>
          <table:table-cell table:style-name="ce25" table:formula="of:=LEFT([$'키 배치 구상'.H14];1)" office:value-type="string" office:string-value="ㅑ" calcext:value-type="string">
            <text:p>ㅑ</text:p>
          </table:table-cell>
          <table:table-cell table:style-name="ce25" table:formula="of:=LEFT([$'키 배치 구상'.I14];1)" office:value-type="string" office:string-value="ㅖ" calcext:value-type="string">
            <text:p>ㅖ</text:p>
          </table:table-cell>
          <table:table-cell table:style-name="ce27" table:formula="of:=LEFT([$'키 배치 구상'.J14];1)" office:value-type="string" office:string-value="ㅢ" calcext:value-type="string">
            <text:p>ㅢ</text:p>
          </table:table-cell>
          <table:table-cell table:style-name="ce27" table:formula="of:=LEFT([$'키 배치 구상'.K14];1)" office:value-type="string" office:string-value="ㅜ" calcext:value-type="string">
            <text:p>ㅜ</text:p>
          </table:table-cell>
          <table:table-cell table:style-name="ce27" table:formula="of:=LEFT([$'키 배치 구상'.L14];1)" office:value-type="string" office:string-value="ㅋ" calcext:value-type="string">
            <text:p>ㅋ</text:p>
          </table:table-cell>
          <table:table-cell table:style-name="ce27" table:formula="of:=LEFT([$'키 배치 구상'.M14];1)" office:value-type="string" office:string-value="-" calcext:value-type="string">
            <text:p>-</text:p>
          </table:table-cell>
          <table:table-cell table:style-name="ce27" table:formula="of:=LEFT([$'키 배치 구상'.N14];1)" office:value-type="string" office:string-value="+" calcext:value-type="string">
            <text:p>+</text:p>
          </table:table-cell>
          <table:table-cell table:style-name="ce28" table:formula="of:=LEFT([$'키 배치 구상'.O14];1)">
            <text:p/>
          </table:table-cell>
          <table:table-cell table:formula="of:=LEFT([$'키 배치 구상'.P14];1)">
            <text:p/>
          </table:table-cell>
          <table:table-cell office:value-type="string" calcext:value-type="string">
            <text:p>ㄱ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ㅏ</text:p>
          </table:table-cell>
          <table:table-cell office:value-type="string" calcext:value-type="string">
            <text:p>0x1161</text:p>
          </table:table-cell>
          <table:table-cell office:value-type="string" calcext:value-type="string">
            <text:p>ㄱ</text:p>
          </table:table-cell>
          <table:table-cell office:value-type="string" calcext:value-type="string">
            <text:p>0x11A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x007E</text:p>
          </table:table-cell>
          <table:table-cell table:number-columns-repeated="16361"/>
        </table:table-row>
        <table:table-row table:style-name="ro1">
          <table:table-cell table:style-name="ce22" table:formula="of:=RIGHT([$'키 배치 구상'.B14];1)" office:value-type="string" office:string-value="@" calcext:value-type="string">
            <text:p>@</text:p>
          </table:table-cell>
          <table:table-cell table:style-name="ce26" table:formula="of:=RIGHT([$'키 배치 구상'.C14];1)" office:value-type="string" office:string-value="ㄲ" calcext:value-type="string">
            <text:p>ㄲ</text:p>
          </table:table-cell>
          <table:table-cell table:style-name="ce26" table:formula="of:=RIGHT([$'키 배치 구상'.D14];1)" office:value-type="string" office:string-value="ㄺ" calcext:value-type="string">
            <text:p>ㄺ</text:p>
          </table:table-cell>
          <table:table-cell table:style-name="ce26" table:formula="of:=RIGHT([$'키 배치 구상'.E14];1)" office:value-type="string" office:string-value="ㅈ" calcext:value-type="string">
            <text:p>ㅈ</text:p>
          </table:table-cell>
          <table:table-cell table:style-name="ce26" table:formula="of:=RIGHT([$'키 배치 구상'.F14];1)" office:value-type="string" office:string-value="$" calcext:value-type="string">
            <text:p>$</text:p>
          </table:table-cell>
          <table:table-cell table:style-name="ce26" table:formula="of:=RIGHT([$'키 배치 구상'.G14];1)" office:value-type="string" office:string-value="%" calcext:value-type="string">
            <text:p>%</text:p>
          </table:table-cell>
          <table:table-cell table:style-name="ce26" table:formula="of:=RIGHT([$'키 배치 구상'.H14];1)" office:value-type="string" office:string-value="#" calcext:value-type="string">
            <text:p>#</text:p>
          </table:table-cell>
          <table:table-cell table:style-name="ce26" table:formula="of:=RIGHT([$'키 배치 구상'.I14];1)" office:value-type="string" office:string-value="&amp;" calcext:value-type="string">
            <text:p>&amp;</text:p>
          </table:table-cell>
          <table:table-cell table:style-name="ce52" table:formula="of:=RIGHT([$'키 배치 구상'.J14];1)" office:value-type="string" office:string-value="*" calcext:value-type="string">
            <text:p>*</text:p>
          </table:table-cell>
          <table:table-cell table:style-name="ce26" table:formula="of:=RIGHT([$'키 배치 구상'.K14];1)" office:value-type="string" office:string-value="(" calcext:value-type="string">
            <text:p>(</text:p>
          </table:table-cell>
          <table:table-cell table:style-name="ce26" table:formula="of:=RIGHT([$'키 배치 구상'.L14];1)" office:value-type="string" office:string-value=")" calcext:value-type="string">
            <text:p>)</text:p>
          </table:table-cell>
          <table:table-cell table:style-name="ce26" table:formula="of:=RIGHT([$'키 배치 구상'.M14];1)" office:value-type="string" office:string-value="_" calcext:value-type="string">
            <text:p>_</text:p>
          </table:table-cell>
          <table:table-cell table:style-name="ce26" table:formula="of:=RIGHT([$'키 배치 구상'.N14];1)" office:value-type="string" office:string-value="=" calcext:value-type="string">
            <text:p>=</text:p>
          </table:table-cell>
          <table:table-cell table:style-name="ce29" table:formula="of:=RIGHT([$'키 배치 구상'.O14];1)">
            <text:p/>
          </table:table-cell>
          <table:table-cell table:formula="of:=RIGHT([$'키 배치 구상'.P14];1)">
            <text:p/>
          </table:table-cell>
          <table:table-cell office:value-type="string" calcext:value-type="string">
            <text:p>ㄲ</text:p>
          </table:table-cell>
          <table:table-cell office:value-type="string" calcext:value-type="string">
            <text:p>0x1101</text:p>
          </table:table-cell>
          <table:table-cell office:value-type="string" calcext:value-type="string">
            <text:p>ㅐ</text:p>
          </table:table-cell>
          <table:table-cell office:value-type="string" calcext:value-type="string">
            <text:p>0x1162</text:p>
          </table:table-cell>
          <table:table-cell office:value-type="string" calcext:value-type="string">
            <text:p>ㄲ</text:p>
          </table:table-cell>
          <table:table-cell office:value-type="string" calcext:value-type="string">
            <text:p>0x11A9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0x0021</text:p>
          </table:table-cell>
          <table:table-cell table:style-name="Default"/>
          <table:table-cell table:style-name="ce78"/>
          <table:table-cell table:number-columns-repeated="16359"/>
        </table:table-row>
        <table:table-row table:style-name="ro1">
          <table:table-cell table:style-name="ce21" table:formula="of:=LEFT([$'키 배치 구상'.B15];1)">
            <text:p/>
          </table:table-cell>
          <table:table-cell table:style-name="ce27" table:formula="of:=LEFT([$'키 배치 구상'.C15];1)" office:value-type="string" office:string-value="ㅅ" calcext:value-type="string">
            <text:p>ㅅ</text:p>
          </table:table-cell>
          <table:table-cell table:style-name="ce27" table:formula="of:=LEFT([$'키 배치 구상'.D15];1)" office:value-type="string" office:string-value="ㄹ" calcext:value-type="string">
            <text:p>ㄹ</text:p>
          </table:table-cell>
          <table:table-cell table:style-name="ce27" table:formula="of:=LEFT([$'키 배치 구상'.E15];1)" office:value-type="string" office:string-value="ㅕ" calcext:value-type="string">
            <text:p>ㅕ</text:p>
          </table:table-cell>
          <table:table-cell table:style-name="ce27" table:formula="of:=LEFT([$'키 배치 구상'.F15];1)" office:value-type="string" office:string-value="ㅐ" calcext:value-type="string">
            <text:p>ㅐ</text:p>
          </table:table-cell>
          <table:table-cell table:style-name="ce27" table:formula="of:=LEFT([$'키 배치 구상'.G15];1)" office:value-type="string" office:string-value="ㅓ" calcext:value-type="string">
            <text:p>ㅓ</text:p>
          </table:table-cell>
          <table:table-cell table:style-name="ce27" table:formula="of:=LEFT([$'키 배치 구상'.H15];1)" office:value-type="string" office:string-value="ㄹ" calcext:value-type="string">
            <text:p>ㄹ</text:p>
          </table:table-cell>
          <table:table-cell table:style-name="ce27" table:formula="of:=LEFT([$'키 배치 구상'.I15];1)" office:value-type="string" office:string-value="ㄷ" calcext:value-type="string">
            <text:p>ㄷ</text:p>
          </table:table-cell>
          <table:table-cell table:style-name="ce27" table:formula="of:=LEFT([$'키 배치 구상'.J15];1)" office:value-type="string" office:string-value="ㅁ" calcext:value-type="string">
            <text:p>ㅁ</text:p>
          </table:table-cell>
          <table:table-cell table:style-name="ce27" table:formula="of:=LEFT([$'키 배치 구상'.K15];1)" office:value-type="string" office:string-value="ㅊ" calcext:value-type="string">
            <text:p>ㅊ</text:p>
          </table:table-cell>
          <table:table-cell table:style-name="ce27" table:formula="of:=LEFT([$'키 배치 구상'.L15];1)" office:value-type="string" office:string-value="ㅍ" calcext:value-type="string">
            <text:p>ㅍ</text:p>
          </table:table-cell>
          <table:table-cell table:style-name="ce27" table:formula="of:=LEFT([$'키 배치 구상'.M15];1)" office:value-type="string" office:string-value="[" calcext:value-type="string">
            <text:p>[</text:p>
          </table:table-cell>
          <table:table-cell table:style-name="ce27" table:formula="of:=LEFT([$'키 배치 구상'.N15];1)" office:value-type="string" office:string-value="]" calcext:value-type="string">
            <text:p>]</text:p>
          </table:table-cell>
          <table:table-cell table:style-name="ce28" table:formula="of:=LEFT([$'키 배치 구상'.O15];1)" office:value-type="string" office:string-value="\" calcext:value-type="string">
            <text:p>\</text:p>
          </table:table-cell>
          <table:table-cell/>
          <table:table-cell office:value-type="string" calcext:value-type="string">
            <text:p>ㄴ</text:p>
          </table:table-cell>
          <table:table-cell office:value-type="string" calcext:value-type="string">
            <text:p>0x1102</text:p>
          </table:table-cell>
          <table:table-cell office:value-type="string" calcext:value-type="string">
            <text:p>ㅑ</text:p>
          </table:table-cell>
          <table:table-cell office:value-type="string" calcext:value-type="string">
            <text:p>0x1163</text:p>
          </table:table-cell>
          <table:table-cell office:value-type="string" calcext:value-type="string">
            <text:p>ㄳ</text:p>
          </table:table-cell>
          <table:table-cell office:value-type="string" calcext:value-type="string">
            <text:p>0x11A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0x0040</text:p>
          </table:table-cell>
          <table:table-cell table:style-name="Default"/>
          <table:table-cell table:number-columns-repeated="16360"/>
        </table:table-row>
        <table:table-row table:style-name="ro1">
          <table:table-cell table:style-name="ce22" table:formula="of:=RIGHT([$'키 배치 구상'.B15];1)">
            <text:p/>
          </table:table-cell>
          <table:table-cell table:style-name="ce26" table:formula="of:=RIGHT([$'키 배치 구상'.C15];1)" office:value-type="string" office:string-value="ㅍ" calcext:value-type="string">
            <text:p>ㅍ</text:p>
          </table:table-cell>
          <table:table-cell table:style-name="ce26" table:formula="of:=RIGHT([$'키 배치 구상'.D15];1)" office:value-type="string" office:string-value="ㅌ" calcext:value-type="string">
            <text:p>ㅌ</text:p>
          </table:table-cell>
          <table:table-cell table:style-name="ce26" table:formula="of:=RIGHT([$'키 배치 구상'.E15];1)" office:value-type="string" office:string-value="ㄵ" calcext:value-type="string">
            <text:p>ㄵ</text:p>
          </table:table-cell>
          <table:table-cell table:style-name="ce26" table:formula="of:=RIGHT([$'키 배치 구상'.F15];1)" office:value-type="string" office:string-value="ㅀ" calcext:value-type="string">
            <text:p>ㅀ</text:p>
          </table:table-cell>
          <table:table-cell table:style-name="ce26" table:formula="of:=RIGHT([$'키 배치 구상'.G15];1)" office:value-type="string" office:string-value=":" calcext:value-type="string">
            <text:p>:</text:p>
          </table:table-cell>
          <table:table-cell table:style-name="ce26" table:formula="of:=RIGHT([$'키 배치 구상'.H15];1)" office:value-type="string" office:string-value="5" calcext:value-type="string">
            <text:p>5</text:p>
          </table:table-cell>
          <table:table-cell table:style-name="ce26" table:formula="of:=RIGHT([$'키 배치 구상'.I15];1)" office:value-type="string" office:string-value="6" calcext:value-type="string">
            <text:p>6</text:p>
          </table:table-cell>
          <table:table-cell table:style-name="ce26" table:formula="of:=RIGHT([$'키 배치 구상'.J15];1)" office:value-type="string" office:string-value="7" calcext:value-type="string">
            <text:p>7</text:p>
          </table:table-cell>
          <table:table-cell table:style-name="ce26" table:formula="of:=RIGHT([$'키 배치 구상'.K15];1)" office:value-type="string" office:string-value="8" calcext:value-type="string">
            <text:p>8</text:p>
          </table:table-cell>
          <table:table-cell table:style-name="ce26" table:formula="of:=RIGHT([$'키 배치 구상'.L15];1)" office:value-type="string" office:string-value="9" calcext:value-type="string">
            <text:p>9</text:p>
          </table:table-cell>
          <table:table-cell table:style-name="ce26" table:formula="of:=RIGHT([$'키 배치 구상'.M15];1)" office:value-type="string" office:string-value="{" calcext:value-type="string">
            <text:p>{</text:p>
          </table:table-cell>
          <table:table-cell table:style-name="ce26" table:formula="of:=RIGHT([$'키 배치 구상'.N15];1)" office:value-type="string" office:string-value="}" calcext:value-type="string">
            <text:p>}</text:p>
          </table:table-cell>
          <table:table-cell table:style-name="ce29" table:formula="of:=RIGHT([$'키 배치 구상'.O15];1)" office:value-type="string" office:string-value="|" calcext:value-type="string">
            <text:p>|</text:p>
          </table:table-cell>
          <table:table-cell/>
          <table:table-cell office:value-type="string" calcext:value-type="string">
            <text:p>ㄷ</text:p>
          </table:table-cell>
          <table:table-cell office:value-type="string" calcext:value-type="string">
            <text:p>0x1103</text:p>
          </table:table-cell>
          <table:table-cell office:value-type="string" calcext:value-type="string">
            <text:p>ㅒ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ㄴ</text:p>
          </table:table-cell>
          <table:table-cell office:value-type="string" calcext:value-type="string">
            <text:p>0x11A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0x0023</text:p>
          </table:table-cell>
          <table:table-cell table:style-name="Default"/>
          <table:table-cell table:number-columns-repeated="16360"/>
        </table:table-row>
        <table:table-row table:style-name="ro1">
          <table:table-cell table:style-name="ce21" table:formula="of:=LEFT([$'키 배치 구상'.B18];1)">
            <text:p/>
          </table:table-cell>
          <table:table-cell table:style-name="ce27" table:formula="of:=LEFT([$'키 배치 구상'.C16];1)" office:value-type="string" office:string-value="ㅇ" calcext:value-type="string">
            <text:p>ㅇ</text:p>
          </table:table-cell>
          <table:table-cell table:style-name="ce27" table:formula="of:=LEFT([$'키 배치 구상'.D16];1)" office:value-type="string" office:string-value="ㄴ" calcext:value-type="string">
            <text:p>ㄴ</text:p>
          </table:table-cell>
          <table:table-cell table:style-name="ce27" table:formula="of:=LEFT([$'키 배치 구상'.E16];1)" office:value-type="string" office:string-value="ㅣ" calcext:value-type="string">
            <text:p>ㅣ</text:p>
          </table:table-cell>
          <table:table-cell table:style-name="ce27" table:formula="of:=LEFT([$'키 배치 구상'.F16];1)" office:value-type="string" office:string-value="ㅏ" calcext:value-type="string">
            <text:p>ㅏ</text:p>
          </table:table-cell>
          <table:table-cell table:style-name="ce27" table:formula="of:=LEFT([$'키 배치 구상'.G16];1)" office:value-type="string" office:string-value="ㅡ" calcext:value-type="string">
            <text:p>ㅡ</text:p>
          </table:table-cell>
          <table:table-cell table:style-name="ce27" table:formula="of:=LEFT([$'키 배치 구상'.H16];1)" office:value-type="string" office:string-value="ㄴ" calcext:value-type="string">
            <text:p>ㄴ</text:p>
          </table:table-cell>
          <table:table-cell table:style-name="ce27" table:formula="of:=LEFT([$'키 배치 구상'.I16];1)" office:value-type="string" office:string-value="ㅇ" calcext:value-type="string">
            <text:p>ㅇ</text:p>
          </table:table-cell>
          <table:table-cell table:style-name="ce27" table:formula="of:=LEFT([$'키 배치 구상'.J16];1)" office:value-type="string" office:string-value="ㄱ" calcext:value-type="string">
            <text:p>ㄱ</text:p>
          </table:table-cell>
          <table:table-cell table:style-name="ce27" table:formula="of:=LEFT([$'키 배치 구상'.K16];1)" office:value-type="string" office:string-value="ㅈ" calcext:value-type="string">
            <text:p>ㅈ</text:p>
          </table:table-cell>
          <table:table-cell table:style-name="ce27" table:formula="of:=LEFT([$'키 배치 구상'.L16];1)" office:value-type="string" office:string-value="ㅂ" calcext:value-type="string">
            <text:p>ㅂ</text:p>
          </table:table-cell>
          <table:table-cell table:style-name="ce27" table:formula="of:=LEFT([$'키 배치 구상'.M16];1)" office:value-type="string" office:string-value="ㅌ" calcext:value-type="string">
            <text:p>ㅌ</text:p>
          </table:table-cell>
          <table:table-cell table:style-name="ce27" table:formula="of:=LEFT([$'키 배치 구상'.N16];1)">
            <text:p/>
          </table:table-cell>
          <table:table-cell table:style-name="ce28" table:formula="of:=LEFT([$'키 배치 구상'.O16];1)">
            <text:p/>
          </table:table-cell>
          <table:table-cell/>
          <table:table-cell office:value-type="string" calcext:value-type="string">
            <text:p>ㄸ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ㅓ</text:p>
          </table:table-cell>
          <table:table-cell office:value-type="string" calcext:value-type="string">
            <text:p>0x1165</text:p>
          </table:table-cell>
          <table:table-cell office:value-type="string" calcext:value-type="string">
            <text:p>ㄵ</text:p>
          </table:table-cell>
          <table:table-cell office:value-type="string" calcext:value-type="string">
            <text:p>0x11AC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0x0024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table:formula="of:=RIGHT([$'키 배치 구상'.B18];1)">
            <text:p/>
          </table:table-cell>
          <table:table-cell table:style-name="ce26" table:formula="of:=RIGHT([$'키 배치 구상'.C16];1)" office:value-type="string" office:string-value="ㄷ" calcext:value-type="string">
            <text:p>ㄷ</text:p>
          </table:table-cell>
          <table:table-cell table:style-name="ce26" table:formula="of:=RIGHT([$'키 배치 구상'.D16];1)" office:value-type="string" office:string-value="ㄶ" calcext:value-type="string">
            <text:p>ㄶ</text:p>
          </table:table-cell>
          <table:table-cell table:style-name="ce26" table:formula="of:=RIGHT([$'키 배치 구상'.E16];1)" office:value-type="string" office:string-value="ㄼ" calcext:value-type="string">
            <text:p>ㄼ</text:p>
          </table:table-cell>
          <table:table-cell table:style-name="ce26" table:formula="of:=RIGHT([$'키 배치 구상'.F16];1)" office:value-type="string" office:string-value="ㄻ" calcext:value-type="string">
            <text:p>ㄻ</text:p>
          </table:table-cell>
          <table:table-cell table:style-name="ce26" table:formula="of:=RIGHT([$'키 배치 구상'.G16];1)" office:value-type="string" office:string-value="ㅒ" calcext:value-type="string">
            <text:p>ㅒ</text:p>
          </table:table-cell>
          <table:table-cell table:style-name="ce26" table:formula="of:=RIGHT([$'키 배치 구상'.H16];1)" office:value-type="string" office:string-value="0" calcext:value-type="string">
            <text:p>0</text:p>
          </table:table-cell>
          <table:table-cell table:style-name="ce26" table:formula="of:=RIGHT([$'키 배치 구상'.I16];1)" office:value-type="string" office:string-value="1" calcext:value-type="string">
            <text:p>1</text:p>
          </table:table-cell>
          <table:table-cell table:style-name="ce26" table:formula="of:=RIGHT([$'키 배치 구상'.J16];1)" office:value-type="string" office:string-value="2" calcext:value-type="string">
            <text:p>2</text:p>
          </table:table-cell>
          <table:table-cell table:style-name="ce26" table:formula="of:=RIGHT([$'키 배치 구상'.K16];1)" office:value-type="string" office:string-value="3" calcext:value-type="string">
            <text:p>3</text:p>
          </table:table-cell>
          <table:table-cell table:style-name="ce26" table:formula="of:=RIGHT([$'키 배치 구상'.L16];1)" office:value-type="string" office:string-value="4" calcext:value-type="string">
            <text:p>4</text:p>
          </table:table-cell>
          <table:table-cell table:style-name="ce26" table:formula="of:=RIGHT([$'키 배치 구상'.M16];1)" office:value-type="string" office:string-value="·" calcext:value-type="string">
            <text:p>·</text:p>
          </table:table-cell>
          <table:table-cell table:style-name="ce26" table:formula="of:=RIGHT([$'키 배치 구상'.N16];1)">
            <text:p/>
          </table:table-cell>
          <table:table-cell table:style-name="ce29" table:formula="of:=RIGHT([$'키 배치 구상'.O16];1)">
            <text:p/>
          </table:table-cell>
          <table:table-cell/>
          <table:table-cell office:value-type="string" calcext:value-type="string">
            <text:p>ㄹ</text:p>
          </table:table-cell>
          <table:table-cell office:value-type="string" calcext:value-type="string">
            <text:p>0x1105</text:p>
          </table:table-cell>
          <table:table-cell office:value-type="string" calcext:value-type="string">
            <text:p>ㅔ</text:p>
          </table:table-cell>
          <table:table-cell office:value-type="string" calcext:value-type="string">
            <text:p>0x1166</text:p>
          </table:table-cell>
          <table:table-cell office:value-type="string" calcext:value-type="string">
            <text:p>ㄶ</text:p>
          </table:table-cell>
          <table:table-cell office:value-type="string" calcext:value-type="string">
            <text:p>0x11A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x0025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 table:formula="of:=LEFT([$'키 배치 구상'.B19];1)">
            <text:p/>
          </table:table-cell>
          <table:table-cell table:style-name="ce27" table:formula="of:=LEFT([$'키 배치 구상'.C17];1)" office:value-type="string" office:string-value="ㅁ" calcext:value-type="string">
            <text:p>ㅁ</text:p>
          </table:table-cell>
          <table:table-cell table:style-name="ce27" table:formula="of:=LEFT([$'키 배치 구상'.D17];1)" office:value-type="string" office:string-value="ㄱ" calcext:value-type="string">
            <text:p>ㄱ</text:p>
          </table:table-cell>
          <table:table-cell table:style-name="ce27" table:formula="of:=LEFT([$'키 배치 구상'.E17];1)" office:value-type="string" office:string-value="ㅔ" calcext:value-type="string">
            <text:p>ㅔ</text:p>
          </table:table-cell>
          <table:table-cell table:style-name="ce27" table:formula="of:=LEFT([$'키 배치 구상'.F17];1)" office:value-type="string" office:string-value="ㅗ" calcext:value-type="string">
            <text:p>ㅗ</text:p>
          </table:table-cell>
          <table:table-cell table:style-name="ce27" table:formula="of:=LEFT([$'키 배치 구상'.G17];1)" office:value-type="string" office:string-value="ㅜ" calcext:value-type="string">
            <text:p>ㅜ</text:p>
          </table:table-cell>
          <table:table-cell table:style-name="ce27" table:formula="of:=LEFT([$'키 배치 구상'.H17];1)" office:value-type="string" office:string-value="ㅅ" calcext:value-type="string">
            <text:p>ㅅ</text:p>
          </table:table-cell>
          <table:table-cell table:style-name="ce27" table:formula="of:=LEFT([$'키 배치 구상'.I17];1)" office:value-type="string" office:string-value="ㅎ" calcext:value-type="string">
            <text:p>ㅎ</text:p>
          </table:table-cell>
          <table:table-cell table:style-name="ce27" table:formula="of:=LEFT([$'키 배치 구상'.J17];1)" office:value-type="string" office:string-value="," calcext:value-type="string">
            <text:p>,</text:p>
          </table:table-cell>
          <table:table-cell table:style-name="ce27" table:formula="of:=LEFT([$'키 배치 구상'.K17];1)" office:value-type="string" office:string-value="." calcext:value-type="string">
            <text:p>.</text:p>
          </table:table-cell>
          <table:table-cell table:style-name="ce27" table:formula="of:=LEFT([$'키 배치 구상'.L17];1)" office:value-type="string" office:string-value="ㅗ" calcext:value-type="string">
            <text:p>ㅗ</text:p>
          </table:table-cell>
          <table:table-cell table:style-name="ce27" table:formula="of:=LEFT([$'키 배치 구상'.M17];1)">
            <text:p/>
          </table:table-cell>
          <table:table-cell table:style-name="ce27" table:formula="of:=RIGHT([$'키 배치 구상'.N17];1)">
            <text:p/>
          </table:table-cell>
          <table:table-cell table:style-name="ce28" table:formula="of:=LEFT([$'키 배치 구상'.O16];1)">
            <text:p/>
          </table:table-cell>
          <table:table-cell/>
          <table:table-cell office:value-type="string" calcext:value-type="string">
            <text:p>ㅁ</text:p>
          </table:table-cell>
          <table:table-cell office:value-type="string" calcext:value-type="string">
            <text:p>0x1106</text:p>
          </table:table-cell>
          <table:table-cell office:value-type="string" calcext:value-type="string">
            <text:p>ㅕ</text:p>
          </table:table-cell>
          <table:table-cell office:value-type="string" calcext:value-type="string">
            <text:p>0x1167</text:p>
          </table:table-cell>
          <table:table-cell office:value-type="string" calcext:value-type="string">
            <text:p>ㄷ</text:p>
          </table:table-cell>
          <table:table-cell office:value-type="string" calcext:value-type="string">
            <text:p>0x11A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0x005E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table:formula="of:=RIGHT([$'키 배치 구상'.B19];1)">
            <text:p/>
          </table:table-cell>
          <table:table-cell table:style-name="ce26" table:formula="of:=RIGHT([$'키 배치 구상'.C17];1)" office:value-type="string" office:string-value="ㅊ" calcext:value-type="string">
            <text:p>ㅊ</text:p>
          </table:table-cell>
          <table:table-cell table:style-name="ce26" table:formula="of:=RIGHT([$'키 배치 구상'.D17];1)" office:value-type="string" office:string-value="ㅄ" calcext:value-type="string">
            <text:p>ㅄ</text:p>
          </table:table-cell>
          <table:table-cell table:style-name="ce26" table:formula="of:=RIGHT([$'키 배치 구상'.E17];1)" office:value-type="string" office:string-value="ㅋ" calcext:value-type="string">
            <text:p>ㅋ</text:p>
          </table:table-cell>
          <table:table-cell table:style-name="ce26" table:formula="of:=RIGHT([$'키 배치 구상'.F17];1)" office:value-type="string" office:string-value="/" calcext:value-type="string">
            <text:p>/</text:p>
          </table:table-cell>
          <table:table-cell table:style-name="ce26" table:formula="of:=RIGHT([$'키 배치 구상'.G17];1)" office:value-type="string" office:string-value="!" calcext:value-type="string">
            <text:p>!</text:p>
          </table:table-cell>
          <table:table-cell table:style-name="ce26" table:formula="of:=RIGHT([$'키 배치 구상'.H17];1)" office:value-type="string" office:string-value="&quot;" calcext:value-type="string">
            <text:p>"</text:p>
          </table:table-cell>
          <table:table-cell table:style-name="ce26" table:formula="of:=RIGHT([$'키 배치 구상'.I17];1)" office:value-type="string" office:string-value="'" calcext:value-type="string">
            <text:p>'</text:p>
          </table:table-cell>
          <table:table-cell table:style-name="ce26" table:formula="of:=RIGHT([$'키 배치 구상'.J17];1)" office:value-type="string" office:string-value="&lt;" calcext:value-type="string">
            <text:p>&lt;</text:p>
          </table:table-cell>
          <table:table-cell table:style-name="ce26" table:formula="of:=RIGHT([$'키 배치 구상'.K17];1)" office:value-type="string" office:string-value="&gt;" calcext:value-type="string">
            <text:p>&gt;</text:p>
          </table:table-cell>
          <table:table-cell table:style-name="ce52" table:formula="of:=RIGHT([$'키 배치 구상'.L17];1)" office:value-type="string" office:string-value="?" calcext:value-type="string">
            <text:p>?</text:p>
          </table:table-cell>
          <table:table-cell table:style-name="ce26" table:formula="of:=RIGHT([$'키 배치 구상'.M17];1)">
            <text:p/>
          </table:table-cell>
          <table:table-cell table:style-name="ce26" table:formula="of:=LEFT([$'키 배치 구상'.N17];1)">
            <text:p/>
          </table:table-cell>
          <table:table-cell table:style-name="ce29" table:formula="of:=RIGHT([$'키 배치 구상'.O19];1)">
            <text:p/>
          </table:table-cell>
          <table:table-cell/>
          <table:table-cell office:value-type="string" calcext:value-type="string">
            <text:p>ㅂ</text:p>
          </table:table-cell>
          <table:table-cell office:value-type="string" calcext:value-type="string">
            <text:p>0x1107</text:p>
          </table:table-cell>
          <table:table-cell office:value-type="string" calcext:value-type="string">
            <text:p>ㅖ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ㄹ</text:p>
          </table:table-cell>
          <table:table-cell office:value-type="string" calcext:value-type="string">
            <text:p>0x11A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x0026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number-columns-repeated="15"/>
          <table:table-cell office:value-type="string" calcext:value-type="string">
            <text:p>ㅃ</text:p>
          </table:table-cell>
          <table:table-cell office:value-type="string" calcext:value-type="string">
            <text:p>0x1108</text:p>
          </table:table-cell>
          <table:table-cell office:value-type="string" calcext:value-type="string">
            <text:p>ㅗ</text:p>
          </table:table-cell>
          <table:table-cell office:value-type="string" calcext:value-type="string">
            <text:p>0x1169</text:p>
          </table:table-cell>
          <table:table-cell office:value-type="string" calcext:value-type="string">
            <text:p>ㄺ</text:p>
          </table:table-cell>
          <table:table-cell office:value-type="string" calcext:value-type="string">
            <text:p>0x11B0</text:p>
          </table:table-cell>
          <table:table-cell table:style-name="ce61" office:value-type="string" calcext:value-type="string">
            <text:p>*</text:p>
          </table:table-cell>
          <table:table-cell office:value-type="string" calcext:value-type="string">
            <text:p>0x002A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14"/>
          <table:table-cell office:value-type="string" calcext:value-type="string">
            <text:p>ㅅ</text:p>
          </table:table-cell>
          <table:table-cell office:value-type="string" calcext:value-type="string">
            <text:p>0x1109</text:p>
          </table:table-cell>
          <table:table-cell office:value-type="string" calcext:value-type="string">
            <text:p>ㅘ</text:p>
          </table:table-cell>
          <table:table-cell office:value-type="string" calcext:value-type="string">
            <text:p>0x116A</text:p>
          </table:table-cell>
          <table:table-cell office:value-type="string" calcext:value-type="string">
            <text:p>ㄻ</text:p>
          </table:table-cell>
          <table:table-cell office:value-type="string" calcext:value-type="string">
            <text:p>0x11B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0x0028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3" table:formula="of:=IFERROR(VLOOKUP([.A1]; [.$P$1:.$Q$19]; 2; 0); IFERROR(VLOOKUP([.A1]; [.$R$1:.$S$21]; 2; 0); IFERROR(VLOOKUP([.A1]; [.$T$1:.$U$27]; 2; 0); VLOOKUP([.A1]; [.$V$1:.$W$42]; 2; 0))))" office:value-type="string" office:string-value="0x0060" calcext:value-type="string">
            <text:p>0x0060</text:p>
          </table:table-cell>
          <table:table-cell table:style-name="ce25" table:formula="of:=IFERROR(VLOOKUP([.B1]; [.$P$25:.$Q$43]; 2; 0); IFERROR(VLOOKUP([.B1]; [.$R$1:.$S$21]; 2; 0); IFERROR(VLOOKUP([.B1]; [.$T$1:.$U$27]; 2; 0); VLOOKUP([.B1]; [.$V$1:.$W$43]; 2; 0))))" office:value-type="string" office:string-value="0x11C2" calcext:value-type="string">
            <text:p>0x11C2</text:p>
          </table:table-cell>
          <table:table-cell table:style-name="ce25" table:formula="of:=IFERROR(VLOOKUP([.C1]; [.$P$25:.$Q$43]; 2; 0); IFERROR(VLOOKUP([.C1]; [.$R$1:.$S$21]; 2; 0); IFERROR(VLOOKUP([.C1]; [.$T$1:.$U$27]; 2; 0); VLOOKUP([.C1]; [.$V$1:.$W$43]; 2; 0))))" office:value-type="string" office:string-value="0x11BB" calcext:value-type="string">
            <text:p>0x11BB</text:p>
          </table:table-cell>
          <table:table-cell table:style-name="ce25" table:formula="of:=IFERROR(VLOOKUP([.D1]; [.$P$25:.$Q$43]; 2; 0); IFERROR(VLOOKUP([.D1]; [.$R$1:.$S$21]; 2; 0); IFERROR(VLOOKUP([.D1]; [.$T$1:.$U$27]; 2; 0); VLOOKUP([.D1]; [.$V$1:.$W$43]; 2; 0))))" office:value-type="string" office:string-value="0x11B8" calcext:value-type="string">
            <text:p>0x11B8</text:p>
          </table:table-cell>
          <table:table-cell table:style-name="ce25" table:formula="of:=IFERROR(VLOOKUP([.E1]; [.$P$25:.$Q$43]; 2; 0); IFERROR(VLOOKUP([.E1]; [.$R$1:.$S$21]; 2; 0); IFERROR(VLOOKUP([.E1]; [.$T$1:.$U$27]; 2; 0); VLOOKUP([.E1]; [.$V$1:.$W$43]; 2; 0))))" office:value-type="string" office:string-value="0x116D" calcext:value-type="string">
            <text:p>0x116D</text:p>
          </table:table-cell>
          <table:table-cell table:style-name="ce25" table:formula="of:=IFERROR(VLOOKUP([.F1]; [.$P$25:.$Q$43]; 2; 0); IFERROR(VLOOKUP([.F1]; [.$R$1:.$S$21]; 2; 0); IFERROR(VLOOKUP([.F1]; [.$T$1:.$U$27]; 2; 0); VLOOKUP([.F1]; [.$V$1:.$W$43]; 2; 0))))" office:value-type="string" office:string-value="0x1172" calcext:value-type="string">
            <text:p>0x1172</text:p>
          </table:table-cell>
          <table:table-cell table:style-name="ce25" table:formula="of:=IFERROR(VLOOKUP([.G1]; [.$P$1:.$Q$19]; 2; 0); IFERROR(VLOOKUP([.G1]; [.$R$1:.$S$21]; 2; 0); IFERROR(VLOOKUP([.G1]; [.$T$28:.$U$54]; 2; 0); VLOOKUP([.G1]; [.$V$1:.$W$43]; 2; 0))))" office:value-type="string" office:string-value="0x1163" calcext:value-type="string">
            <text:p>0x1163</text:p>
          </table:table-cell>
          <table:table-cell table:style-name="ce25" table:formula="of:=IFERROR(VLOOKUP([.H1]; [.$P$1:.$Q$19]; 2; 0); IFERROR(VLOOKUP([.H1]; [.$R$1:.$S$21]; 2; 0); IFERROR(VLOOKUP([.H1]; [.$T$28:.$U$54]; 2; 0); VLOOKUP([.H1]; [.$V$1:.$W$43]; 2; 0))))" office:value-type="string" office:string-value="0x1168" calcext:value-type="string">
            <text:p>0x1168</text:p>
          </table:table-cell>
          <table:table-cell table:style-name="ce25" table:formula="of:=IFERROR(VLOOKUP([.I1]; [.$P$1:.$Q$19]; 2; 0); IFERROR(VLOOKUP([.I1]; [.$R$1:.$S$21]; 2; 0); IFERROR(VLOOKUP([.I1]; [.$T$28:.$U$54]; 2; 0); VLOOKUP([.I1]; [.$V$1:.$W$43]; 2; 0))))" office:value-type="string" office:string-value="0x1174" calcext:value-type="string">
            <text:p>0x1174</text:p>
          </table:table-cell>
          <table:table-cell table:style-name="ce25" table:formula="of:=IFERROR(VLOOKUP([.J1]; [.$P$1:.$Q$19]; 2; 0); IFERROR(VLOOKUP([.J1]; [.$R$1:.$S$21]; 2; 0); IFERROR(VLOOKUP([.J1]; [.$T$28:.$U$54]; 2; 0); VLOOKUP([.J1]; [.$V$1:.$W$43]; 2; 0))))" office:value-type="string" office:string-value="0x116E" calcext:value-type="string">
            <text:p>0x116E</text:p>
          </table:table-cell>
          <table:table-cell table:style-name="ce25" table:formula="of:=IFERROR(VLOOKUP([.K1]; [.$P$1:.$Q$19]; 2; 0); IFERROR(VLOOKUP([.K1]; [.$R$1:.$S$21]; 2; 0); IFERROR(VLOOKUP([.K1]; [.$T$28:.$U$54]; 2; 0); VLOOKUP([.K1]; [.$V$1:.$W$43]; 2; 0))))" office:value-type="string" office:string-value="0x110F" calcext:value-type="string">
            <text:p>0x110F</text:p>
          </table:table-cell>
          <table:table-cell table:style-name="ce25" table:formula="of:=IFERROR(VLOOKUP([.L1]; [.$P$1:.$Q$19]; 2; 0); IFERROR(VLOOKUP([.L1]; [.$R$1:.$S$21]; 2; 0); IFERROR(VLOOKUP([.L1]; [.$T$28:.$U$54]; 2; 0); VLOOKUP([.L1]; [.$V$1:.$W$43]; 2; 0))))" office:value-type="string" office:string-value="0x002D" calcext:value-type="string">
            <text:p>0x002D</text:p>
          </table:table-cell>
          <table:table-cell table:style-name="ce25" table:formula="of:=IFERROR(VLOOKUP([.M1]; [.$P$1:.$Q$19]; 2; 0); IFERROR(VLOOKUP([.M1]; [.$R$1:.$S$21]; 2; 0); IFERROR(VLOOKUP([.M1]; [.$T$28:.$U$54]; 2; 0); VLOOKUP([.M1]; [.$V$1:.$W$43]; 2; 0))))" office:value-type="string" office:string-value="0x002B" calcext:value-type="string">
            <text:p>0x002B</text:p>
          </table:table-cell>
          <table:table-cell table:style-name="ce28"/>
          <table:table-cell/>
          <table:table-cell office:value-type="string" calcext:value-type="string">
            <text:p>ㅆ</text:p>
          </table:table-cell>
          <table:table-cell office:value-type="string" calcext:value-type="string">
            <text:p>0x110A</text:p>
          </table:table-cell>
          <table:table-cell office:value-type="string" calcext:value-type="string">
            <text:p>ㅙ</text:p>
          </table:table-cell>
          <table:table-cell office:value-type="string" calcext:value-type="string">
            <text:p>0x116B</text:p>
          </table:table-cell>
          <table:table-cell office:value-type="string" calcext:value-type="string">
            <text:p>ㄼ</text:p>
          </table:table-cell>
          <table:table-cell office:value-type="string" calcext:value-type="string">
            <text:p>0x11B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0x0029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table:formula="of:=IFERROR(VLOOKUP([.A2]; [.$P$1:.$Q$19]; 2; 0); IFERROR(VLOOKUP([.A2]; [.$R$1:.$S$21]; 2; 0); IFERROR(VLOOKUP([.A2]; [.$T$1:.$U$27]; 2; 0); VLOOKUP([.A2]; [.$V$1:.$W$42]; 2; 0))))" office:value-type="string" office:string-value="0x0040" calcext:value-type="string">
            <text:p>0x0040</text:p>
          </table:table-cell>
          <table:table-cell table:style-name="ce26" table:formula="of:=IFERROR(VLOOKUP([.B2]; [.$P$25:.$Q$43]; 2; 0); IFERROR(VLOOKUP([.B2]; [.$R$1:.$S$21]; 2; 0); IFERROR(VLOOKUP([.B2]; [.$T$1:.$U$27]; 2; 0); VLOOKUP([.B2]; [.$V$1:.$W$43]; 2; 0))))" office:value-type="string" office:string-value="0x11A9" calcext:value-type="string">
            <text:p>0x11A9</text:p>
          </table:table-cell>
          <table:table-cell table:style-name="ce26" table:formula="of:=IFERROR(VLOOKUP([.C2]; [.$P$25:.$Q$43]; 2; 0); IFERROR(VLOOKUP([.C2]; [.$R$1:.$S$21]; 2; 0); IFERROR(VLOOKUP([.C2]; [.$T$1:.$U$27]; 2; 0); VLOOKUP([.C2]; [.$V$1:.$W$43]; 2; 0))))" office:value-type="string" office:string-value="0x11B0" calcext:value-type="string">
            <text:p>0x11B0</text:p>
          </table:table-cell>
          <table:table-cell table:style-name="ce26" table:formula="of:=IFERROR(VLOOKUP([.D2]; [.$P$25:.$Q$43]; 2; 0); IFERROR(VLOOKUP([.D2]; [.$R$1:.$S$21]; 2; 0); IFERROR(VLOOKUP([.D2]; [.$T$1:.$U$27]; 2; 0); VLOOKUP([.D2]; [.$V$1:.$W$43]; 2; 0))))" office:value-type="string" office:string-value="0x11BD" calcext:value-type="string">
            <text:p>0x11BD</text:p>
          </table:table-cell>
          <table:table-cell table:style-name="ce26" table:formula="of:=IFERROR(VLOOKUP([.E2]; [.$P$25:.$Q$43]; 2; 0); IFERROR(VLOOKUP([.E2]; [.$R$1:.$S$21]; 2; 0); IFERROR(VLOOKUP([.E2]; [.$T$1:.$U$27]; 2; 0); VLOOKUP([.E2]; [.$V$1:.$W$43]; 2; 0))))" office:value-type="string" office:string-value="0x0024" calcext:value-type="string">
            <text:p>0x0024</text:p>
          </table:table-cell>
          <table:table-cell table:style-name="ce26" table:formula="of:=IFERROR(VLOOKUP([.F2]; [.$P$25:.$Q$43]; 2; 0); IFERROR(VLOOKUP([.F2]; [.$R$1:.$S$21]; 2; 0); IFERROR(VLOOKUP([.F2]; [.$T$1:.$U$27]; 2; 0); VLOOKUP([.F2]; [.$V$1:.$W$43]; 2; 0))))" office:value-type="string" office:string-value="0x0025" calcext:value-type="string">
            <text:p>0x0025</text:p>
          </table:table-cell>
          <table:table-cell table:style-name="ce26" table:formula="of:=IFERROR(VLOOKUP([.G2]; [.$P$1:.$Q$19]; 2; 0); IFERROR(VLOOKUP([.G2]; [.$R$1:.$S$21]; 2; 0); IFERROR(VLOOKUP([.G2]; [.$T$28:.$U$54]; 2; 0); VLOOKUP([.G2]; [.$V$1:.$W$43]; 2; 0))))" office:value-type="string" office:string-value="0x0023" calcext:value-type="string">
            <text:p>0x0023</text:p>
          </table:table-cell>
          <table:table-cell table:style-name="ce26" table:formula="of:=IFERROR(VLOOKUP([.H2]; [.$P$1:.$Q$19]; 2; 0); IFERROR(VLOOKUP([.H2]; [.$R$1:.$S$21]; 2; 0); IFERROR(VLOOKUP([.H2]; [.$T$28:.$U$54]; 2; 0); VLOOKUP([.H2]; [.$V$1:.$W$43]; 2; 0))))" office:value-type="string" office:string-value="0x0026" calcext:value-type="string">
            <text:p>0x0026</text:p>
          </table:table-cell>
          <table:table-cell table:style-name="ce53" office:value-type="string" calcext:value-type="string">
            <text:p>0x002A</text:p>
          </table:table-cell>
          <table:table-cell table:style-name="ce26" table:formula="of:=IFERROR(VLOOKUP([.J2]; [.$P$1:.$Q$19]; 2; 0); IFERROR(VLOOKUP([.J2]; [.$R$1:.$S$21]; 2; 0); IFERROR(VLOOKUP([.J2]; [.$T$28:.$U$54]; 2; 0); VLOOKUP([.J2]; [.$V$1:.$W$43]; 2; 0))))" office:value-type="string" office:string-value="0x0028" calcext:value-type="string">
            <text:p>0x0028</text:p>
          </table:table-cell>
          <table:table-cell table:style-name="ce26" table:formula="of:=IFERROR(VLOOKUP([.K2]; [.$P$1:.$Q$19]; 2; 0); IFERROR(VLOOKUP([.K2]; [.$R$1:.$S$21]; 2; 0); IFERROR(VLOOKUP([.K2]; [.$T$28:.$U$54]; 2; 0); VLOOKUP([.K2]; [.$V$1:.$W$43]; 2; 0))))" office:value-type="string" office:string-value="0x0029" calcext:value-type="string">
            <text:p>0x0029</text:p>
          </table:table-cell>
          <table:table-cell table:style-name="ce26" table:formula="of:=IFERROR(VLOOKUP([.L2]; [.$P$1:.$Q$19]; 2; 0); IFERROR(VLOOKUP([.L2]; [.$R$1:.$S$21]; 2; 0); IFERROR(VLOOKUP([.L2]; [.$T$28:.$U$54]; 2; 0); VLOOKUP([.L2]; [.$V$1:.$W$43]; 2; 0))))" office:value-type="string" office:string-value="0x005F" calcext:value-type="string">
            <text:p>0x005F</text:p>
          </table:table-cell>
          <table:table-cell table:style-name="ce26" table:formula="of:=IFERROR(VLOOKUP([.M2]; [.$P$1:.$Q$19]; 2; 0); IFERROR(VLOOKUP([.M2]; [.$R$1:.$S$21]; 2; 0); IFERROR(VLOOKUP([.M2]; [.$T$28:.$U$54]; 2; 0); VLOOKUP([.M2]; [.$V$1:.$W$43]; 2; 0))))" office:value-type="string" office:string-value="0x003D" calcext:value-type="string">
            <text:p>0x003D</text:p>
          </table:table-cell>
          <table:table-cell table:style-name="ce29"/>
          <table:table-cell/>
          <table:table-cell office:value-type="string" calcext:value-type="string">
            <text:p>ㅇ</text:p>
          </table:table-cell>
          <table:table-cell office:value-type="string" calcext:value-type="string">
            <text:p>0x110B</text:p>
          </table:table-cell>
          <table:table-cell office:value-type="string" calcext:value-type="string">
            <text:p>ㅚ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ㄽ</text:p>
          </table:table-cell>
          <table:table-cell office:value-type="string" calcext:value-type="string">
            <text:p>0x11B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x005F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table:formula="of:=IFERROR(VLOOKUP([.B3]; [.$P$25:.$Q$43]; 2; 0); IFERROR(VLOOKUP([.B3]; [.$R$1:.$S$21]; 2; 0); IFERROR(VLOOKUP([.B3]; [.$T$1:.$U$27]; 2; 0); VLOOKUP([.B3]; [.$V$1:.$W$43]; 2; 0))))" office:value-type="string" office:string-value="0x11BA" calcext:value-type="string">
            <text:p>0x11BA</text:p>
          </table:table-cell>
          <table:table-cell table:style-name="ce27" table:formula="of:=IFERROR(VLOOKUP([.C3]; [.$P$25:.$Q$43]; 2; 0); IFERROR(VLOOKUP([.C3]; [.$R$1:.$S$21]; 2; 0); IFERROR(VLOOKUP([.C3]; [.$T$1:.$U$27]; 2; 0); VLOOKUP([.C3]; [.$V$1:.$W$43]; 2; 0))))" office:value-type="string" office:string-value="0x11AF" calcext:value-type="string">
            <text:p>0x11AF</text:p>
          </table:table-cell>
          <table:table-cell table:style-name="ce27" table:formula="of:=IFERROR(VLOOKUP([.D3]; [.$P$25:.$Q$43]; 2; 0); IFERROR(VLOOKUP([.D3]; [.$R$1:.$S$21]; 2; 0); IFERROR(VLOOKUP([.D3]; [.$T$1:.$U$27]; 2; 0); VLOOKUP([.D3]; [.$V$1:.$W$43]; 2; 0))))" office:value-type="string" office:string-value="0x1167" calcext:value-type="string">
            <text:p>0x1167</text:p>
          </table:table-cell>
          <table:table-cell table:style-name="ce27" table:formula="of:=IFERROR(VLOOKUP([.E3]; [.$P$25:.$Q$43]; 2; 0); IFERROR(VLOOKUP([.E3]; [.$R$1:.$S$21]; 2; 0); IFERROR(VLOOKUP([.E3]; [.$T$1:.$U$27]; 2; 0); VLOOKUP([.E3]; [.$V$1:.$W$43]; 2; 0))))" office:value-type="string" office:string-value="0x1162" calcext:value-type="string">
            <text:p>0x1162</text:p>
          </table:table-cell>
          <table:table-cell table:style-name="ce27" table:formula="of:=IFERROR(VLOOKUP([.F3]; [.$P$25:.$Q$43]; 2; 0); IFERROR(VLOOKUP([.F3]; [.$R$1:.$S$21]; 2; 0); IFERROR(VLOOKUP([.F3]; [.$T$1:.$U$27]; 2; 0); VLOOKUP([.F3]; [.$V$1:.$W$43]; 2; 0))))" office:value-type="string" office:string-value="0x1165" calcext:value-type="string">
            <text:p>0x1165</text:p>
          </table:table-cell>
          <table:table-cell table:style-name="ce27" table:formula="of:=IFERROR(VLOOKUP([.G3]; [.$P$1:.$Q$19]; 2; 0); IFERROR(VLOOKUP([.G3]; [.$R$1:.$S$21]; 2; 0); IFERROR(VLOOKUP([.G3]; [.$T$28:.$U$54]; 2; 0); VLOOKUP([.G3]; [.$V$1:.$W$43]; 2; 0))))" office:value-type="string" office:string-value="0x1105" calcext:value-type="string">
            <text:p>0x1105</text:p>
          </table:table-cell>
          <table:table-cell table:style-name="ce27" table:formula="of:=IFERROR(VLOOKUP([.H3]; [.$P$1:.$Q$19]; 2; 0); IFERROR(VLOOKUP([.H3]; [.$R$1:.$S$21]; 2; 0); IFERROR(VLOOKUP([.H3]; [.$T$28:.$U$54]; 2; 0); VLOOKUP([.H3]; [.$V$1:.$W$43]; 2; 0))))" office:value-type="string" office:string-value="0x1103" calcext:value-type="string">
            <text:p>0x1103</text:p>
          </table:table-cell>
          <table:table-cell table:style-name="ce27" table:formula="of:=IFERROR(VLOOKUP([.I3]; [.$P$1:.$Q$19]; 2; 0); IFERROR(VLOOKUP([.I3]; [.$R$1:.$S$21]; 2; 0); IFERROR(VLOOKUP([.I3]; [.$T$28:.$U$54]; 2; 0); VLOOKUP([.I3]; [.$V$1:.$W$43]; 2; 0))))" office:value-type="string" office:string-value="0x1106" calcext:value-type="string">
            <text:p>0x1106</text:p>
          </table:table-cell>
          <table:table-cell table:style-name="ce27" table:formula="of:=IFERROR(VLOOKUP([.J3]; [.$P$1:.$Q$19]; 2; 0); IFERROR(VLOOKUP([.J3]; [.$R$1:.$S$21]; 2; 0); IFERROR(VLOOKUP([.J3]; [.$T$28:.$U$54]; 2; 0); VLOOKUP([.J3]; [.$V$1:.$W$43]; 2; 0))))" office:value-type="string" office:string-value="0x110E" calcext:value-type="string">
            <text:p>0x110E</text:p>
          </table:table-cell>
          <table:table-cell table:style-name="ce27" table:formula="of:=IFERROR(VLOOKUP([.K3]; [.$P$1:.$Q$19]; 2; 0); IFERROR(VLOOKUP([.K3]; [.$R$1:.$S$21]; 2; 0); IFERROR(VLOOKUP([.K3]; [.$T$28:.$U$54]; 2; 0); VLOOKUP([.K3]; [.$V$1:.$W$43]; 2; 0))))" office:value-type="string" office:string-value="0x1111" calcext:value-type="string">
            <text:p>0x1111</text:p>
          </table:table-cell>
          <table:table-cell table:style-name="ce27" table:formula="of:=IFERROR(VLOOKUP([.L3]; [.$P$1:.$Q$19]; 2; 0); IFERROR(VLOOKUP([.L3]; [.$R$1:.$S$21]; 2; 0); IFERROR(VLOOKUP([.L3]; [.$T$28:.$U$54]; 2; 0); VLOOKUP([.L3]; [.$V$1:.$W$43]; 2; 0))))" office:value-type="string" office:string-value="0x005B" calcext:value-type="string">
            <text:p>0x005B</text:p>
          </table:table-cell>
          <table:table-cell table:style-name="ce27" table:formula="of:=IFERROR(VLOOKUP([.M3]; [.$P$1:.$Q$19]; 2; 0); IFERROR(VLOOKUP([.M3]; [.$R$1:.$S$21]; 2; 0); IFERROR(VLOOKUP([.M3]; [.$T$28:.$U$54]; 2; 0); VLOOKUP([.M3]; [.$V$1:.$W$43]; 2; 0))))" office:value-type="string" office:string-value="0x005D" calcext:value-type="string">
            <text:p>0x005D</text:p>
          </table:table-cell>
          <table:table-cell table:style-name="ce28" table:formula="of:=IFERROR(VLOOKUP([.N3]; [.$P$1:.$Q$19]; 2; 0); IFERROR(VLOOKUP([.N3]; [.$R$1:.$S$21]; 2; 0); IFERROR(VLOOKUP([.N3]; [.$T$28:.$U$54]; 2; 0); VLOOKUP([.N3]; [.$V$1:.$W$43]; 2; 0))))" office:value-type="string" office:string-value="0x005C" calcext:value-type="string">
            <text:p>0x005C</text:p>
          </table:table-cell>
          <table:table-cell/>
          <table:table-cell office:value-type="string" calcext:value-type="string">
            <text:p>ㅈ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ㅛ</text:p>
          </table:table-cell>
          <table:table-cell office:value-type="string" calcext:value-type="string">
            <text:p>0x116D</text:p>
          </table:table-cell>
          <table:table-cell office:value-type="string" calcext:value-type="string">
            <text:p>ㄾ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x002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table:formula="of:=IFERROR(VLOOKUP([.B4]; [.$P$25:.$Q$43]; 2; 0); IFERROR(VLOOKUP([.B4]; [.$R$1:.$S$21]; 2; 0); IFERROR(VLOOKUP([.B4]; [.$T$1:.$U$27]; 2; 0); VLOOKUP([.B4]; [.$V$1:.$W$43]; 2; 0))))" office:value-type="string" office:string-value="0x11C1" calcext:value-type="string">
            <text:p>0x11C1</text:p>
          </table:table-cell>
          <table:table-cell table:style-name="ce26" table:formula="of:=IFERROR(VLOOKUP([.C4]; [.$P$25:.$Q$43]; 2; 0); IFERROR(VLOOKUP([.C4]; [.$R$1:.$S$21]; 2; 0); IFERROR(VLOOKUP([.C4]; [.$T$1:.$U$27]; 2; 0); VLOOKUP([.C4]; [.$V$1:.$W$43]; 2; 0))))" office:value-type="string" office:string-value="0x11C0" calcext:value-type="string">
            <text:p>0x11C0</text:p>
          </table:table-cell>
          <table:table-cell table:style-name="ce26" table:formula="of:=IFERROR(VLOOKUP([.D4]; [.$P$25:.$Q$43]; 2; 0); IFERROR(VLOOKUP([.D4]; [.$R$1:.$S$21]; 2; 0); IFERROR(VLOOKUP([.D4]; [.$T$1:.$U$27]; 2; 0); VLOOKUP([.D4]; [.$V$1:.$W$43]; 2; 0))))" office:value-type="string" office:string-value="0x11AC" calcext:value-type="string">
            <text:p>0x11AC</text:p>
          </table:table-cell>
          <table:table-cell table:style-name="ce26" table:formula="of:=IFERROR(VLOOKUP([.E4]; [.$P$25:.$Q$43]; 2; 0); IFERROR(VLOOKUP([.E4]; [.$R$1:.$S$21]; 2; 0); IFERROR(VLOOKUP([.E4]; [.$T$1:.$U$27]; 2; 0); VLOOKUP([.E4]; [.$V$1:.$W$43]; 2; 0))))" office:value-type="string" office:string-value="0x11B6" calcext:value-type="string">
            <text:p>0x11B6</text:p>
          </table:table-cell>
          <table:table-cell table:style-name="ce26" table:formula="of:=IFERROR(VLOOKUP([.F4]; [.$P$25:.$Q$43]; 2; 0); IFERROR(VLOOKUP([.F4]; [.$R$1:.$S$21]; 2; 0); IFERROR(VLOOKUP([.F4]; [.$T$1:.$U$27]; 2; 0); VLOOKUP([.F4]; [.$V$1:.$W$43]; 2; 0))))" office:value-type="string" office:string-value="0x003A" calcext:value-type="string">
            <text:p>0x003A</text:p>
          </table:table-cell>
          <table:table-cell table:style-name="ce26" table:formula="of:=IFERROR(VLOOKUP([.G4]; [.$P$1:.$Q$19]; 2; 0); IFERROR(VLOOKUP([.G4]; [.$R$1:.$S$21]; 2; 0); IFERROR(VLOOKUP([.G4]; [.$T$28:.$U$54]; 2; 0); VLOOKUP([.G4]; [.$V$1:.$W$43]; 2; 0))))" office:value-type="string" office:string-value="0x0035" calcext:value-type="string">
            <text:p>0x0035</text:p>
          </table:table-cell>
          <table:table-cell table:style-name="ce26" table:formula="of:=IFERROR(VLOOKUP([.H4]; [.$P$1:.$Q$19]; 2; 0); IFERROR(VLOOKUP([.H4]; [.$R$1:.$S$21]; 2; 0); IFERROR(VLOOKUP([.H4]; [.$T$28:.$U$54]; 2; 0); VLOOKUP([.H4]; [.$V$1:.$W$43]; 2; 0))))" office:value-type="string" office:string-value="0x0036" calcext:value-type="string">
            <text:p>0x0036</text:p>
          </table:table-cell>
          <table:table-cell table:style-name="ce26" table:formula="of:=IFERROR(VLOOKUP([.I4]; [.$P$1:.$Q$19]; 2; 0); IFERROR(VLOOKUP([.I4]; [.$R$1:.$S$21]; 2; 0); IFERROR(VLOOKUP([.I4]; [.$T$28:.$U$54]; 2; 0); VLOOKUP([.I4]; [.$V$1:.$W$43]; 2; 0))))" office:value-type="string" office:string-value="0x0037" calcext:value-type="string">
            <text:p>0x0037</text:p>
          </table:table-cell>
          <table:table-cell table:style-name="ce26" table:formula="of:=IFERROR(VLOOKUP([.J4]; [.$P$1:.$Q$19]; 2; 0); IFERROR(VLOOKUP([.J4]; [.$R$1:.$S$21]; 2; 0); IFERROR(VLOOKUP([.J4]; [.$T$28:.$U$54]; 2; 0); VLOOKUP([.J4]; [.$V$1:.$W$43]; 2; 0))))" office:value-type="string" office:string-value="0x0038" calcext:value-type="string">
            <text:p>0x0038</text:p>
          </table:table-cell>
          <table:table-cell table:style-name="ce26" table:formula="of:=IFERROR(VLOOKUP([.K4]; [.$P$1:.$Q$19]; 2; 0); IFERROR(VLOOKUP([.K4]; [.$R$1:.$S$21]; 2; 0); IFERROR(VLOOKUP([.K4]; [.$T$28:.$U$54]; 2; 0); VLOOKUP([.K4]; [.$V$1:.$W$43]; 2; 0))))" office:value-type="string" office:string-value="0x0039" calcext:value-type="string">
            <text:p>0x0039</text:p>
          </table:table-cell>
          <table:table-cell table:style-name="ce26" table:formula="of:=IFERROR(VLOOKUP([.L4]; [.$P$1:.$Q$19]; 2; 0); IFERROR(VLOOKUP([.L4]; [.$R$1:.$S$21]; 2; 0); IFERROR(VLOOKUP([.L4]; [.$T$28:.$U$54]; 2; 0); VLOOKUP([.L4]; [.$V$1:.$W$43]; 2; 0))))" office:value-type="string" office:string-value="0x007B" calcext:value-type="string">
            <text:p>0x007B</text:p>
          </table:table-cell>
          <table:table-cell table:style-name="ce26" table:formula="of:=IFERROR(VLOOKUP([.M4]; [.$P$1:.$Q$19]; 2; 0); IFERROR(VLOOKUP([.M4]; [.$R$1:.$S$21]; 2; 0); IFERROR(VLOOKUP([.M4]; [.$T$28:.$U$54]; 2; 0); VLOOKUP([.M4]; [.$V$1:.$W$43]; 2; 0))))" office:value-type="string" office:string-value="0x007D" calcext:value-type="string">
            <text:p>0x007D</text:p>
          </table:table-cell>
          <table:table-cell table:style-name="ce29" table:formula="of:=IFERROR(VLOOKUP([.N4]; [.$P$1:.$Q$19]; 2; 0); IFERROR(VLOOKUP([.N4]; [.$R$1:.$S$21]; 2; 0); IFERROR(VLOOKUP([.N4]; [.$T$28:.$U$54]; 2; 0); VLOOKUP([.N4]; [.$V$1:.$W$43]; 2; 0))))" office:value-type="string" office:string-value="0x007C" calcext:value-type="string">
            <text:p>0x007C</text:p>
          </table:table-cell>
          <table:table-cell/>
          <table:table-cell office:value-type="string" calcext:value-type="string">
            <text:p>ㅉ</text:p>
          </table:table-cell>
          <table:table-cell office:value-type="string" calcext:value-type="string">
            <text:p>0x110D</text:p>
          </table:table-cell>
          <table:table-cell office:value-type="string" calcext:value-type="string">
            <text:p>ㅜ</text:p>
          </table:table-cell>
          <table:table-cell office:value-type="string" calcext:value-type="string">
            <text:p>0x116E</text:p>
          </table:table-cell>
          <table:table-cell office:value-type="string" calcext:value-type="string">
            <text:p>ㄿ</text:p>
          </table:table-cell>
          <table:table-cell office:value-type="string" calcext:value-type="string">
            <text:p>0x11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2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table:formula="of:=IFERROR(VLOOKUP([.B5]; [.$P$25:.$Q$43]; 2; 0); IFERROR(VLOOKUP([.B5]; [.$R$1:.$S$21]; 2; 0); IFERROR(VLOOKUP([.B5]; [.$T$1:.$U$27]; 2; 0); VLOOKUP([.B5]; [.$V$1:.$W$43]; 2; 0))))" office:value-type="string" office:string-value="0x11BC" calcext:value-type="string">
            <text:p>0x11BC</text:p>
          </table:table-cell>
          <table:table-cell table:style-name="ce27" table:formula="of:=IFERROR(VLOOKUP([.C5]; [.$P$25:.$Q$43]; 2; 0); IFERROR(VLOOKUP([.C5]; [.$R$1:.$S$21]; 2; 0); IFERROR(VLOOKUP([.C5]; [.$T$1:.$U$27]; 2; 0); VLOOKUP([.C5]; [.$V$1:.$W$43]; 2; 0))))" office:value-type="string" office:string-value="0x11AB" calcext:value-type="string">
            <text:p>0x11AB</text:p>
          </table:table-cell>
          <table:table-cell table:style-name="ce27" table:formula="of:=IFERROR(VLOOKUP([.D5]; [.$P$25:.$Q$43]; 2; 0); IFERROR(VLOOKUP([.D5]; [.$R$1:.$S$21]; 2; 0); IFERROR(VLOOKUP([.D5]; [.$T$1:.$U$27]; 2; 0); VLOOKUP([.D5]; [.$V$1:.$W$43]; 2; 0))))" office:value-type="string" office:string-value="0x1175" calcext:value-type="string">
            <text:p>0x1175</text:p>
          </table:table-cell>
          <table:table-cell table:style-name="ce27" table:formula="of:=IFERROR(VLOOKUP([.E5]; [.$P$25:.$Q$43]; 2; 0); IFERROR(VLOOKUP([.E5]; [.$R$1:.$S$21]; 2; 0); IFERROR(VLOOKUP([.E5]; [.$T$1:.$U$27]; 2; 0); VLOOKUP([.E5]; [.$V$1:.$W$43]; 2; 0))))" office:value-type="string" office:string-value="0x1161" calcext:value-type="string">
            <text:p>0x1161</text:p>
          </table:table-cell>
          <table:table-cell table:style-name="ce27" table:formula="of:=IFERROR(VLOOKUP([.F5]; [.$P$25:.$Q$43]; 2; 0); IFERROR(VLOOKUP([.F5]; [.$R$1:.$S$21]; 2; 0); IFERROR(VLOOKUP([.F5]; [.$T$1:.$U$27]; 2; 0); VLOOKUP([.F5]; [.$V$1:.$W$43]; 2; 0))))" office:value-type="string" office:string-value="0x1173" calcext:value-type="string">
            <text:p>0x1173</text:p>
          </table:table-cell>
          <table:table-cell table:style-name="ce27" table:formula="of:=IFERROR(VLOOKUP([.G5]; [.$P$1:.$Q$19]; 2; 0); IFERROR(VLOOKUP([.G5]; [.$R$1:.$S$21]; 2; 0); IFERROR(VLOOKUP([.G5]; [.$T$28:.$U$54]; 2; 0); VLOOKUP([.G5]; [.$V$1:.$W$43]; 2; 0))))" office:value-type="string" office:string-value="0x1102" calcext:value-type="string">
            <text:p>0x1102</text:p>
          </table:table-cell>
          <table:table-cell table:style-name="ce27" table:formula="of:=IFERROR(VLOOKUP([.H5]; [.$P$1:.$Q$19]; 2; 0); IFERROR(VLOOKUP([.H5]; [.$R$1:.$S$21]; 2; 0); IFERROR(VLOOKUP([.H5]; [.$T$28:.$U$54]; 2; 0); VLOOKUP([.H5]; [.$V$1:.$W$43]; 2; 0))))" office:value-type="string" office:string-value="0x110B" calcext:value-type="string">
            <text:p>0x110B</text:p>
          </table:table-cell>
          <table:table-cell table:style-name="ce27" table:formula="of:=IFERROR(VLOOKUP([.I5]; [.$P$1:.$Q$19]; 2; 0); IFERROR(VLOOKUP([.I5]; [.$R$1:.$S$21]; 2; 0); IFERROR(VLOOKUP([.I5]; [.$T$28:.$U$54]; 2; 0); VLOOKUP([.I5]; [.$V$1:.$W$43]; 2; 0))))" office:value-type="string" office:string-value="0x1100" calcext:value-type="string">
            <text:p>0x1100</text:p>
          </table:table-cell>
          <table:table-cell table:style-name="ce27" table:formula="of:=IFERROR(VLOOKUP([.J5]; [.$P$1:.$Q$19]; 2; 0); IFERROR(VLOOKUP([.J5]; [.$R$1:.$S$21]; 2; 0); IFERROR(VLOOKUP([.J5]; [.$T$28:.$U$54]; 2; 0); VLOOKUP([.J5]; [.$V$1:.$W$43]; 2; 0))))" office:value-type="string" office:string-value="0x110C" calcext:value-type="string">
            <text:p>0x110C</text:p>
          </table:table-cell>
          <table:table-cell table:style-name="ce27" table:formula="of:=IFERROR(VLOOKUP([.K5]; [.$P$1:.$Q$19]; 2; 0); IFERROR(VLOOKUP([.K5]; [.$R$1:.$S$21]; 2; 0); IFERROR(VLOOKUP([.K5]; [.$T$28:.$U$54]; 2; 0); VLOOKUP([.K5]; [.$V$1:.$W$43]; 2; 0))))" office:value-type="string" office:string-value="0x1107" calcext:value-type="string">
            <text:p>0x1107</text:p>
          </table:table-cell>
          <table:table-cell table:style-name="ce27" table:formula="of:=IFERROR(VLOOKUP([.L5]; [.$P$1:.$Q$19]; 2; 0); IFERROR(VLOOKUP([.L5]; [.$R$1:.$S$21]; 2; 0); IFERROR(VLOOKUP([.L5]; [.$T$28:.$U$54]; 2; 0); VLOOKUP([.L5]; [.$V$1:.$W$43]; 2; 0))))" office:value-type="string" office:string-value="0x1110" calcext:value-type="string">
            <text:p>0x1110</text:p>
          </table:table-cell>
          <table:table-cell table:style-name="ce27"/>
          <table:table-cell table:style-name="ce28"/>
          <table:table-cell/>
          <table:table-cell office:value-type="string" calcext:value-type="string">
            <text:p>ㅊ</text:p>
          </table:table-cell>
          <table:table-cell office:value-type="string" calcext:value-type="string">
            <text:p>0x110E</text:p>
          </table:table-cell>
          <table:table-cell office:value-type="string" calcext:value-type="string">
            <text:p>ㅝ</text:p>
          </table:table-cell>
          <table:table-cell office:value-type="string" calcext:value-type="string">
            <text:p>0x116F</text:p>
          </table:table-cell>
          <table:table-cell office:value-type="string" calcext:value-type="string">
            <text:p>ㅀ</text:p>
          </table:table-cell>
          <table:table-cell office:value-type="string" calcext:value-type="string">
            <text:p>0x11B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x003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table:formula="of:=IFERROR(VLOOKUP([.B6]; [.$P$25:.$Q$43]; 2; 0); IFERROR(VLOOKUP([.B6]; [.$R$1:.$S$21]; 2; 0); IFERROR(VLOOKUP([.B6]; [.$T$1:.$U$27]; 2; 0); VLOOKUP([.B6]; [.$V$1:.$W$43]; 2; 0))))" office:value-type="string" office:string-value="0x11AE" calcext:value-type="string">
            <text:p>0x11AE</text:p>
          </table:table-cell>
          <table:table-cell table:style-name="ce26" table:formula="of:=IFERROR(VLOOKUP([.C6]; [.$P$25:.$Q$43]; 2; 0); IFERROR(VLOOKUP([.C6]; [.$R$1:.$S$21]; 2; 0); IFERROR(VLOOKUP([.C6]; [.$T$1:.$U$27]; 2; 0); VLOOKUP([.C6]; [.$V$1:.$W$43]; 2; 0))))" office:value-type="string" office:string-value="0x11AD" calcext:value-type="string">
            <text:p>0x11AD</text:p>
          </table:table-cell>
          <table:table-cell table:style-name="ce26" table:formula="of:=IFERROR(VLOOKUP([.D6]; [.$P$25:.$Q$43]; 2; 0); IFERROR(VLOOKUP([.D6]; [.$R$1:.$S$21]; 2; 0); IFERROR(VLOOKUP([.D6]; [.$T$1:.$U$27]; 2; 0); VLOOKUP([.D6]; [.$V$1:.$W$43]; 2; 0))))" office:value-type="string" office:string-value="0x11B2" calcext:value-type="string">
            <text:p>0x11B2</text:p>
          </table:table-cell>
          <table:table-cell table:style-name="ce26" table:formula="of:=IFERROR(VLOOKUP([.E6]; [.$P$25:.$Q$43]; 2; 0); IFERROR(VLOOKUP([.E6]; [.$R$1:.$S$21]; 2; 0); IFERROR(VLOOKUP([.E6]; [.$T$1:.$U$27]; 2; 0); VLOOKUP([.E6]; [.$V$1:.$W$43]; 2; 0))))" office:value-type="string" office:string-value="0x11B1" calcext:value-type="string">
            <text:p>0x11B1</text:p>
          </table:table-cell>
          <table:table-cell table:style-name="ce26" table:formula="of:=IFERROR(VLOOKUP([.F6]; [.$P$25:.$Q$43]; 2; 0); IFERROR(VLOOKUP([.F6]; [.$R$1:.$S$21]; 2; 0); IFERROR(VLOOKUP([.F6]; [.$T$1:.$U$27]; 2; 0); VLOOKUP([.F6]; [.$V$1:.$W$43]; 2; 0))))" office:value-type="string" office:string-value="0x1164" calcext:value-type="string">
            <text:p>0x1164</text:p>
          </table:table-cell>
          <table:table-cell table:style-name="ce26" table:formula="of:=IFERROR(VLOOKUP([.G6]; [.$P$1:.$Q$19]; 2; 0); IFERROR(VLOOKUP([.G6]; [.$R$1:.$S$21]; 2; 0); IFERROR(VLOOKUP([.G6]; [.$T$28:.$U$54]; 2; 0); VLOOKUP([.G6]; [.$V$1:.$W$43]; 2; 0))))" office:value-type="string" office:string-value="0x0030" calcext:value-type="string">
            <text:p>0x0030</text:p>
          </table:table-cell>
          <table:table-cell table:style-name="ce26" table:formula="of:=IFERROR(VLOOKUP([.H6]; [.$P$1:.$Q$19]; 2; 0); IFERROR(VLOOKUP([.H6]; [.$R$1:.$S$21]; 2; 0); IFERROR(VLOOKUP([.H6]; [.$T$28:.$U$54]; 2; 0); VLOOKUP([.H6]; [.$V$1:.$W$43]; 2; 0))))" office:value-type="string" office:string-value="0x0031" calcext:value-type="string">
            <text:p>0x0031</text:p>
          </table:table-cell>
          <table:table-cell table:style-name="ce26" table:formula="of:=IFERROR(VLOOKUP([.I6]; [.$P$1:.$Q$19]; 2; 0); IFERROR(VLOOKUP([.I6]; [.$R$1:.$S$21]; 2; 0); IFERROR(VLOOKUP([.I6]; [.$T$28:.$U$54]; 2; 0); VLOOKUP([.I6]; [.$V$1:.$W$43]; 2; 0))))" office:value-type="string" office:string-value="0x0032" calcext:value-type="string">
            <text:p>0x0032</text:p>
          </table:table-cell>
          <table:table-cell table:style-name="ce26" table:formula="of:=IFERROR(VLOOKUP([.J6]; [.$P$1:.$Q$19]; 2; 0); IFERROR(VLOOKUP([.J6]; [.$R$1:.$S$21]; 2; 0); IFERROR(VLOOKUP([.J6]; [.$T$28:.$U$54]; 2; 0); VLOOKUP([.J6]; [.$V$1:.$W$43]; 2; 0))))" office:value-type="string" office:string-value="0x0033" calcext:value-type="string">
            <text:p>0x0033</text:p>
          </table:table-cell>
          <table:table-cell table:style-name="ce26" table:formula="of:=IFERROR(VLOOKUP([.K6]; [.$P$1:.$Q$19]; 2; 0); IFERROR(VLOOKUP([.K6]; [.$R$1:.$S$21]; 2; 0); IFERROR(VLOOKUP([.K6]; [.$T$28:.$U$54]; 2; 0); VLOOKUP([.K6]; [.$V$1:.$W$43]; 2; 0))))" office:value-type="string" office:string-value="0x0034" calcext:value-type="string">
            <text:p>0x0034</text:p>
          </table:table-cell>
          <table:table-cell table:style-name="ce26" table:formula="of:=IFERROR(VLOOKUP([.L6]; [.$P$1:.$Q$19]; 2; 0); IFERROR(VLOOKUP([.L6]; [.$R$1:.$S$21]; 2; 0); IFERROR(VLOOKUP([.L6]; [.$T$28:.$U$54]; 2; 0); VLOOKUP([.L6]; [.$V$1:.$W$43]; 2; 0))))" office:value-type="string" office:string-value="0x00B7" calcext:value-type="string">
            <text:p>0x00B7</text:p>
          </table:table-cell>
          <table:table-cell table:style-name="ce26"/>
          <table:table-cell table:style-name="ce29"/>
          <table:table-cell/>
          <table:table-cell office:value-type="string" calcext:value-type="string">
            <text:p>ㅋ</text:p>
          </table:table-cell>
          <table:table-cell office:value-type="string" calcext:value-type="string">
            <text:p>0x110F</text:p>
          </table:table-cell>
          <table:table-cell office:value-type="string" calcext:value-type="string">
            <text:p>ㅞ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ㅁ</text:p>
          </table:table-cell>
          <table:table-cell office:value-type="string" calcext:value-type="string">
            <text:p>0x11B7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0x007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table:formula="of:=IFERROR(VLOOKUP([.B7]; [.$P$25:.$Q$43]; 2; 0); IFERROR(VLOOKUP([.B7]; [.$R$1:.$S$21]; 2; 0); IFERROR(VLOOKUP([.B7]; [.$T$1:.$U$27]; 2; 0); VLOOKUP([.B7]; [.$V$1:.$W$43]; 2; 0))))" office:value-type="string" office:string-value="0x11B7" calcext:value-type="string">
            <text:p>0x11B7</text:p>
          </table:table-cell>
          <table:table-cell table:style-name="ce27" table:formula="of:=IFERROR(VLOOKUP([.C7]; [.$P$25:.$Q$43]; 2; 0); IFERROR(VLOOKUP([.C7]; [.$R$1:.$S$21]; 2; 0); IFERROR(VLOOKUP([.C7]; [.$T$1:.$U$27]; 2; 0); VLOOKUP([.C7]; [.$V$1:.$W$43]; 2; 0))))" office:value-type="string" office:string-value="0x11A8" calcext:value-type="string">
            <text:p>0x11A8</text:p>
          </table:table-cell>
          <table:table-cell table:style-name="ce27" table:formula="of:=IFERROR(VLOOKUP([.D7]; [.$P$25:.$Q$43]; 2; 0); IFERROR(VLOOKUP([.D7]; [.$R$1:.$S$21]; 2; 0); IFERROR(VLOOKUP([.D7]; [.$T$1:.$U$27]; 2; 0); VLOOKUP([.D7]; [.$V$1:.$W$43]; 2; 0))))" office:value-type="string" office:string-value="0x1166" calcext:value-type="string">
            <text:p>0x1166</text:p>
          </table:table-cell>
          <table:table-cell table:style-name="ce27" table:formula="of:=IFERROR(VLOOKUP([.E7]; [.$P$25:.$Q$43]; 2; 0); IFERROR(VLOOKUP([.E7]; [.$R$1:.$S$21]; 2; 0); IFERROR(VLOOKUP([.E7]; [.$T$1:.$U$27]; 2; 0); VLOOKUP([.E7]; [.$V$1:.$W$43]; 2; 0))))" office:value-type="string" office:string-value="0x1169" calcext:value-type="string">
            <text:p>0x1169</text:p>
          </table:table-cell>
          <table:table-cell table:style-name="ce27" table:formula="of:=IFERROR(VLOOKUP([.F7]; [.$P$25:.$Q$43]; 2; 0); IFERROR(VLOOKUP([.F7]; [.$R$1:.$S$21]; 2; 0); IFERROR(VLOOKUP([.F7]; [.$T$1:.$U$27]; 2; 0); VLOOKUP([.F7]; [.$V$1:.$W$43]; 2; 0))))" office:value-type="string" office:string-value="0x116E" calcext:value-type="string">
            <text:p>0x116E</text:p>
          </table:table-cell>
          <table:table-cell table:style-name="ce27" table:formula="of:=IFERROR(VLOOKUP([.G7]; [.$P$1:.$Q$19]; 2; 0); IFERROR(VLOOKUP([.G7]; [.$R$1:.$S$21]; 2; 0); IFERROR(VLOOKUP([.G7]; [.$T$28:.$U$54]; 2; 0); VLOOKUP([.G7]; [.$V$1:.$W$43]; 2; 0))))" office:value-type="string" office:string-value="0x1109" calcext:value-type="string">
            <text:p>0x1109</text:p>
          </table:table-cell>
          <table:table-cell table:style-name="ce27" table:formula="of:=IFERROR(VLOOKUP([.H7]; [.$P$1:.$Q$19]; 2; 0); IFERROR(VLOOKUP([.H7]; [.$R$1:.$S$21]; 2; 0); IFERROR(VLOOKUP([.H7]; [.$T$28:.$U$54]; 2; 0); VLOOKUP([.H7]; [.$V$1:.$W$43]; 2; 0))))" office:value-type="string" office:string-value="0x1112" calcext:value-type="string">
            <text:p>0x1112</text:p>
          </table:table-cell>
          <table:table-cell table:style-name="ce27" table:formula="of:=IFERROR(VLOOKUP([.I7]; [.$P$1:.$Q$19]; 2; 0); IFERROR(VLOOKUP([.I7]; [.$R$1:.$S$21]; 2; 0); IFERROR(VLOOKUP([.I7]; [.$T$28:.$U$54]; 2; 0); VLOOKUP([.I7]; [.$V$1:.$W$43]; 2; 0))))" office:value-type="string" office:string-value="0x002C" calcext:value-type="string">
            <text:p>0x002C</text:p>
          </table:table-cell>
          <table:table-cell table:style-name="ce27" table:formula="of:=IFERROR(VLOOKUP([.J7]; [.$P$1:.$Q$19]; 2; 0); IFERROR(VLOOKUP([.J7]; [.$R$1:.$S$21]; 2; 0); IFERROR(VLOOKUP([.J7]; [.$T$28:.$U$54]; 2; 0); VLOOKUP([.J7]; [.$V$1:.$W$43]; 2; 0))))" office:value-type="string" office:string-value="0x002E" calcext:value-type="string">
            <text:p>0x002E</text:p>
          </table:table-cell>
          <table:table-cell table:style-name="ce27" table:formula="of:=IFERROR(VLOOKUP([.K7]; [.$P$1:.$Q$19]; 2; 0); IFERROR(VLOOKUP([.K7]; [.$R$1:.$S$21]; 2; 0); IFERROR(VLOOKUP([.K7]; [.$T$28:.$U$54]; 2; 0); VLOOKUP([.K7]; [.$V$1:.$W$43]; 2; 0))))" office:value-type="string" office:string-value="0x1169" calcext:value-type="string">
            <text:p>0x1169</text:p>
          </table:table-cell>
          <table:table-cell table:style-name="ce27" table:number-columns-repeated="2"/>
          <table:table-cell table:style-name="ce28"/>
          <table:table-cell/>
          <table:table-cell office:value-type="string" calcext:value-type="string">
            <text:p>ㅌ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ㅟ</text:p>
          </table:table-cell>
          <table:table-cell office:value-type="string" calcext:value-type="string">
            <text:p>0x1171</text:p>
          </table:table-cell>
          <table:table-cell office:value-type="string" calcext:value-type="string">
            <text:p>ㅂ</text:p>
          </table:table-cell>
          <table:table-cell office:value-type="string" calcext:value-type="string">
            <text:p>0x11B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0x007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table:formula="of:=IFERROR(VLOOKUP([.B8]; [.$P$25:.$Q$43]; 2; 0); IFERROR(VLOOKUP([.B8]; [.$R$1:.$S$21]; 2; 0); IFERROR(VLOOKUP([.B8]; [.$T$1:.$U$27]; 2; 0); VLOOKUP([.B8]; [.$V$1:.$W$43]; 2; 0))))" office:value-type="string" office:string-value="0x11BE" calcext:value-type="string">
            <text:p>0x11BE</text:p>
          </table:table-cell>
          <table:table-cell table:style-name="ce26" table:formula="of:=IFERROR(VLOOKUP([.C8]; [.$P$25:.$Q$43]; 2; 0); IFERROR(VLOOKUP([.C8]; [.$R$1:.$S$21]; 2; 0); IFERROR(VLOOKUP([.C8]; [.$T$1:.$U$27]; 2; 0); VLOOKUP([.C8]; [.$V$1:.$W$43]; 2; 0))))" office:value-type="string" office:string-value="0x11B9" calcext:value-type="string">
            <text:p>0x11B9</text:p>
          </table:table-cell>
          <table:table-cell table:style-name="ce26" table:formula="of:=IFERROR(VLOOKUP([.D8]; [.$P$25:.$Q$43]; 2; 0); IFERROR(VLOOKUP([.D8]; [.$R$1:.$S$21]; 2; 0); IFERROR(VLOOKUP([.D8]; [.$T$1:.$U$27]; 2; 0); VLOOKUP([.D8]; [.$V$1:.$W$43]; 2; 0))))" office:value-type="string" office:string-value="0x11BF" calcext:value-type="string">
            <text:p>0x11BF</text:p>
          </table:table-cell>
          <table:table-cell table:style-name="ce26" table:formula="of:=IFERROR(VLOOKUP([.E8]; [.$P$25:.$Q$43]; 2; 0); IFERROR(VLOOKUP([.E8]; [.$R$1:.$S$21]; 2; 0); IFERROR(VLOOKUP([.E8]; [.$T$1:.$U$27]; 2; 0); VLOOKUP([.E8]; [.$V$1:.$W$43]; 2; 0))))" office:value-type="string" office:string-value="0x002F" calcext:value-type="string">
            <text:p>0x002F</text:p>
          </table:table-cell>
          <table:table-cell table:style-name="ce26" table:formula="of:=IFERROR(VLOOKUP([.F8]; [.$P$25:.$Q$43]; 2; 0); IFERROR(VLOOKUP([.F8]; [.$R$1:.$S$21]; 2; 0); IFERROR(VLOOKUP([.F8]; [.$T$1:.$U$27]; 2; 0); VLOOKUP([.F8]; [.$V$1:.$W$43]; 2; 0))))" office:value-type="string" office:string-value="0x0021" calcext:value-type="string">
            <text:p>0x0021</text:p>
          </table:table-cell>
          <table:table-cell table:style-name="ce26" table:formula="of:=IFERROR(VLOOKUP([.G8]; [.$P$1:.$Q$19]; 2; 0); IFERROR(VLOOKUP([.G8]; [.$R$1:.$S$21]; 2; 0); IFERROR(VLOOKUP([.G8]; [.$T$28:.$U$54]; 2; 0); VLOOKUP([.G8]; [.$V$1:.$W$43]; 2; 0))))" office:value-type="string" office:string-value="0x0022" calcext:value-type="string">
            <text:p>0x0022</text:p>
          </table:table-cell>
          <table:table-cell table:style-name="ce26" table:formula="of:=IFERROR(VLOOKUP([.H8]; [.$P$1:.$Q$19]; 2; 0); IFERROR(VLOOKUP([.H8]; [.$R$1:.$S$21]; 2; 0); IFERROR(VLOOKUP([.H8]; [.$T$28:.$U$54]; 2; 0); VLOOKUP([.H8]; [.$V$1:.$W$43]; 2; 0))))" office:value-type="string" office:string-value="0x0027" calcext:value-type="string">
            <text:p>0x0027</text:p>
          </table:table-cell>
          <table:table-cell table:style-name="ce26" table:formula="of:=IFERROR(VLOOKUP([.I8]; [.$P$1:.$Q$19]; 2; 0); IFERROR(VLOOKUP([.I8]; [.$R$1:.$S$21]; 2; 0); IFERROR(VLOOKUP([.I8]; [.$T$28:.$U$54]; 2; 0); VLOOKUP([.I8]; [.$V$1:.$W$43]; 2; 0))))" office:value-type="string" office:string-value="0x003C" calcext:value-type="string">
            <text:p>0x003C</text:p>
          </table:table-cell>
          <table:table-cell table:style-name="ce26" table:formula="of:=IFERROR(VLOOKUP([.J8]; [.$P$1:.$Q$19]; 2; 0); IFERROR(VLOOKUP([.J8]; [.$R$1:.$S$21]; 2; 0); IFERROR(VLOOKUP([.J8]; [.$T$28:.$U$54]; 2; 0); VLOOKUP([.J8]; [.$V$1:.$W$43]; 2; 0))))" office:value-type="string" office:string-value="0x003E" calcext:value-type="string">
            <text:p>0x003E</text:p>
          </table:table-cell>
          <table:table-cell table:style-name="ce54" office:value-type="string" calcext:value-type="string">
            <text:p>0x003F</text:p>
          </table:table-cell>
          <table:table-cell table:style-name="ce26" table:number-columns-repeated="2"/>
          <table:table-cell table:style-name="ce29"/>
          <table:table-cell/>
          <table:table-cell office:value-type="string" calcext:value-type="string">
            <text:p>ㅍ</text:p>
          </table:table-cell>
          <table:table-cell office:value-type="string" calcext:value-type="string">
            <text:p>0x1111</text:p>
          </table:table-cell>
          <table:table-cell office:value-type="string" calcext:value-type="string">
            <text:p>ㅠ</text:p>
          </table:table-cell>
          <table:table-cell office:value-type="string" calcext:value-type="string">
            <text:p>0x1172</text:p>
          </table:table-cell>
          <table:table-cell office:value-type="string" calcext:value-type="string">
            <text:p>ㅄ</text:p>
          </table:table-cell>
          <table:table-cell office:value-type="string" calcext:value-type="string">
            <text:p>0x11B9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x005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ㅎ</text:p>
          </table:table-cell>
          <table:table-cell office:value-type="string" calcext:value-type="string">
            <text:p>0x1112</text:p>
          </table:table-cell>
          <table:table-cell office:value-type="string" calcext:value-type="string">
            <text:p>ㅡ</text:p>
          </table:table-cell>
          <table:table-cell office:value-type="string" calcext:value-type="string">
            <text:p>0x1173</text:p>
          </table:table-cell>
          <table:table-cell office:value-type="string" calcext:value-type="string">
            <text:p>ㅅ</text:p>
          </table:table-cell>
          <table:table-cell office:value-type="string" calcext:value-type="string">
            <text:p>0x11BA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0x005D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16"/>
          <table:table-cell office:value-type="string" calcext:value-type="string">
            <text:p>ㅢ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ㅆ</text:p>
          </table:table-cell>
          <table:table-cell office:value-type="string" calcext:value-type="string">
            <text:p>0x11BB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0x005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string" calcext:value-type="string">
            <text:p>2B</text:p>
          </table:table-cell>
          <table:table-cell table:style-name="ce28"/>
          <table:table-cell table:number-columns-repeated="3"/>
          <table:table-cell office:value-type="string" calcext:value-type="string">
            <text:p>ㅣ</text:p>
          </table:table-cell>
          <table:table-cell office:value-type="string" calcext:value-type="string">
            <text:p>0x1175</text:p>
          </table:table-cell>
          <table:table-cell office:value-type="string" calcext:value-type="string">
            <text:p>ㅇ</text:p>
          </table:table-cell>
          <table:table-cell office:value-type="string" calcext:value-type="string">
            <text:p>0x11B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x007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 office:value-type="string" calcext:value-type="string">
            <text:p>7E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5E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2A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5F</text:p>
          </table:table-cell>
          <table:table-cell table:style-name="ce26" office:value-type="string" calcext:value-type="string">
            <text:p>3D</text:p>
          </table:table-cell>
          <table:table-cell table:style-name="ce29"/>
          <table:table-cell table:number-columns-repeated="5"/>
          <table:table-cell office:value-type="string" calcext:value-type="string">
            <text:p>ㅈ</text:p>
          </table:table-cell>
          <table:table-cell office:value-type="string" calcext:value-type="string">
            <text:p>0x11B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0x003B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6F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5B</text:p>
          </table:table-cell>
          <table:table-cell table:style-name="ce27" office:value-type="string" calcext:value-type="string">
            <text:p>5D</text:p>
          </table:table-cell>
          <table:table-cell table:style-name="ce28" office:value-type="string" calcext:value-type="string">
            <text:p>5C</text:p>
          </table:table-cell>
          <table:table-cell table:number-columns-repeated="5"/>
          <table:table-cell office:value-type="string" calcext:value-type="string">
            <text:p>ㅊ</text:p>
          </table:table-cell>
          <table:table-cell office:value-type="string" calcext:value-type="string">
            <text:p>0x11B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x003A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4F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7B</text:p>
          </table:table-cell>
          <table:table-cell table:style-name="ce26" office:value-type="string" calcext:value-type="string">
            <text:p>7D</text:p>
          </table:table-cell>
          <table:table-cell table:style-name="ce29" office:value-type="string" calcext:value-type="string">
            <text:p>7C</text:p>
          </table:table-cell>
          <table:table-cell table:number-columns-repeated="5"/>
          <table:table-cell office:value-type="string" calcext:value-type="string">
            <text:p>ㅋ</text:p>
          </table:table-cell>
          <table:table-cell office:value-type="string" calcext:value-type="string">
            <text:p>0x11BF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0x0027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string" calcext:value-type="string">
            <text:p>6A</text:p>
          </table:table-cell>
          <table:table-cell table:style-name="ce27" office:value-type="string" calcext:value-type="string">
            <text:p>6B</text:p>
          </table:table-cell>
          <table:table-cell table:style-name="ce27" office:value-type="string" calcext:value-type="string">
            <text:p>6C</text:p>
          </table:table-cell>
          <table:table-cell table:style-name="ce27" office:value-type="string" calcext:value-type="string">
            <text:p>3B</text:p>
          </table:table-cell>
          <table:table-cell table:style-name="ce27" office:value-type="float" office:value="27" calcext:value-type="float">
            <text:p>27</text:p>
          </table:table-cell>
          <table:table-cell table:style-name="ce27"/>
          <table:table-cell table:style-name="ce28"/>
          <table:table-cell table:number-columns-repeated="5"/>
          <table:table-cell office:value-type="string" calcext:value-type="string">
            <text:p>ㅌ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0x0022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string" calcext:value-type="string">
            <text:p>4A</text:p>
          </table:table-cell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4C</text:p>
          </table:table-cell>
          <table:table-cell table:style-name="ce26" office:value-type="string" calcext:value-type="string">
            <text:p>3A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9"/>
          <table:table-cell table:number-columns-repeated="5"/>
          <table:table-cell office:value-type="string" calcext:value-type="string">
            <text:p>ㅍ</text:p>
          </table:table-cell>
          <table:table-cell office:value-type="string" calcext:value-type="string">
            <text:p>0x11C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0x003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1"/>
          <table:table-cell table:style-name="ce27" office:value-type="string" calcext:value-type="string">
            <text:p>7A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string" calcext:value-type="string">
            <text:p>6E</text:p>
          </table:table-cell>
          <table:table-cell table:style-name="ce27" office:value-type="string" calcext:value-type="string">
            <text:p>6D</text:p>
          </table:table-cell>
          <table:table-cell table:style-name="ce27" office:value-type="string" calcext:value-type="string">
            <text:p>2C</text:p>
          </table:table-cell>
          <table:table-cell table:style-name="ce27" office:value-type="string" calcext:value-type="string">
            <text:p>2E</text:p>
          </table:table-cell>
          <table:table-cell table:style-name="ce27" office:value-type="string" calcext:value-type="string">
            <text:p>2F</text:p>
          </table:table-cell>
          <table:table-cell table:style-name="ce27" table:number-columns-repeated="2"/>
          <table:table-cell table:style-name="ce28"/>
          <table:table-cell table:number-columns-repeated="5"/>
          <table:table-cell office:value-type="string" calcext:value-type="string">
            <text:p>ㅎ</text:p>
          </table:table-cell>
          <table:table-cell office:value-type="string" calcext:value-type="string">
            <text:p>0x11C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0x003E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ce22"/>
          <table:table-cell table:style-name="ce26" office:value-type="string" calcext:value-type="string">
            <text:p>5A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4E</text:p>
          </table:table-cell>
          <table:table-cell table:style-name="ce26" office:value-type="string" calcext:value-type="string">
            <text:p>4D</text:p>
          </table:table-cell>
          <table:table-cell table:style-name="ce26" office:value-type="string" calcext:value-type="string">
            <text:p>3C</text:p>
          </table:table-cell>
          <table:table-cell table:style-name="ce26" office:value-type="string" calcext:value-type="string">
            <text:p>3E</text:p>
          </table:table-cell>
          <table:table-cell table:style-name="ce26" office:value-type="string" calcext:value-type="string">
            <text:p>3F</text:p>
          </table:table-cell>
          <table:table-cell table:style-name="ce26" table:number-columns-repeated="2"/>
          <table:table-cell table:style-name="ce29"/>
          <table:table-cell/>
          <table:table-cell table:style-name="Default" table:number-columns-repeated="6"/>
          <table:table-cell office:value-type="string" calcext:value-type="string">
            <text:p>,</text:p>
          </table:table-cell>
          <table:table-cell office:value-type="string" calcext:value-type="string">
            <text:p>0x002C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6"/>
          <table:table-cell office:value-type="string" calcext:value-type="string">
            <text:p>.</text:p>
          </table:table-cell>
          <table:table-cell office:value-type="string" calcext:value-type="string">
            <text:p>0x002E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office:value-type="string" calcext:value-type="string">
            <text:p>key2txt</text:p>
          </table:table-cell>
          <table:table-cell table:style-name="Default" table:number-columns-repeated="4"/>
          <table:table-cell table:style-name="ce51"/>
          <table:table-cell table:style-name="Default" table:number-columns-repeated="8"/>
          <table:table-cell/>
          <table:table-cell table:style-name="Default" table:number-columns-repeated="6"/>
          <table:table-cell table:style-name="ce61" office:value-type="string" calcext:value-type="string">
            <text:p>?</text:p>
          </table:table-cell>
          <table:table-cell office:value-type="string" calcext:value-type="string">
            <text:p>0x003F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1];0)" office:value-type="string" office:string-value="60" calcext:value-type="string">
            <text:p>60</text:p>
          </table:table-cell>
          <table:table-cell table:style-name="Default" table:formula="of:=TEXT([.B21];0)" office:value-type="string" office:string-value="31" calcext:value-type="string">
            <text:p>31</text:p>
          </table:table-cell>
          <table:table-cell table:style-name="Default" table:formula="of:=TEXT([.C21];0)" office:value-type="string" office:string-value="32" calcext:value-type="string">
            <text:p>32</text:p>
          </table:table-cell>
          <table:table-cell table:style-name="Default" table:formula="of:=TEXT([.D21];0)" office:value-type="string" office:string-value="33" calcext:value-type="string">
            <text:p>33</text:p>
          </table:table-cell>
          <table:table-cell table:style-name="Default" table:formula="of:=TEXT([.E21];0)" office:value-type="string" office:string-value="34" calcext:value-type="string">
            <text:p>34</text:p>
          </table:table-cell>
          <table:table-cell table:style-name="Default" table:formula="of:=TEXT([.F21];0)" office:value-type="string" office:string-value="35" calcext:value-type="string">
            <text:p>35</text:p>
          </table:table-cell>
          <table:table-cell table:style-name="Default" table:formula="of:=TEXT([.G21];0)" office:value-type="string" office:string-value="36" calcext:value-type="string">
            <text:p>36</text:p>
          </table:table-cell>
          <table:table-cell table:style-name="Default" table:formula="of:=TEXT([.H21];0)" office:value-type="string" office:string-value="37" calcext:value-type="string">
            <text:p>37</text:p>
          </table:table-cell>
          <table:table-cell table:style-name="Default" table:formula="of:=TEXT([.I21];0)" office:value-type="string" office:string-value="38" calcext:value-type="string">
            <text:p>38</text:p>
          </table:table-cell>
          <table:table-cell table:style-name="Default" table:formula="of:=TEXT([.J21];0)" office:value-type="string" office:string-value="39" calcext:value-type="string">
            <text:p>39</text:p>
          </table:table-cell>
          <table:table-cell table:style-name="Default" table:formula="of:=TEXT([.K21];0)" office:value-type="string" office:string-value="30" calcext:value-type="string">
            <text:p>30</text:p>
          </table:table-cell>
          <table:table-cell table:style-name="Default" table:formula="of:=TEXT([.L21];0)" office:value-type="string" office:string-value="2D" calcext:value-type="string">
            <text:p>2D</text:p>
          </table:table-cell>
          <table:table-cell table:style-name="Default" table:formula="of:=TEXT([.M21];0)" office:value-type="string" office:string-value="2B" calcext:value-type="string">
            <text:p>2B</text:p>
          </table:table-cell>
          <table:table-cell table:style-name="Default" table:formula="of:=TEXT([.N21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string" calcext:value-type="string">
            <text:p>/</text:p>
          </table:table-cell>
          <table:table-cell office:value-type="string" calcext:value-type="string">
            <text:p>0x002F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2];0)" office:value-type="string" office:string-value="7E" calcext:value-type="string">
            <text:p>7E</text:p>
          </table:table-cell>
          <table:table-cell table:style-name="Default" table:formula="of:=TEXT([.B22];0)" office:value-type="string" office:string-value="21" calcext:value-type="string">
            <text:p>21</text:p>
          </table:table-cell>
          <table:table-cell table:style-name="Default" table:formula="of:=TEXT([.C22];0)" office:value-type="string" office:string-value="40" calcext:value-type="string">
            <text:p>40</text:p>
          </table:table-cell>
          <table:table-cell table:style-name="Default" table:formula="of:=TEXT([.D22];0)" office:value-type="string" office:string-value="23" calcext:value-type="string">
            <text:p>23</text:p>
          </table:table-cell>
          <table:table-cell table:style-name="Default" table:formula="of:=TEXT([.E22];0)" office:value-type="string" office:string-value="24" calcext:value-type="string">
            <text:p>24</text:p>
          </table:table-cell>
          <table:table-cell table:style-name="Default" table:formula="of:=TEXT([.F22];0)" office:value-type="string" office:string-value="25" calcext:value-type="string">
            <text:p>25</text:p>
          </table:table-cell>
          <table:table-cell table:style-name="Default" table:formula="of:=TEXT([.G22];0)" office:value-type="string" office:string-value="5E" calcext:value-type="string">
            <text:p>5E</text:p>
          </table:table-cell>
          <table:table-cell table:style-name="Default" table:formula="of:=TEXT([.H22];0)" office:value-type="string" office:string-value="26" calcext:value-type="string">
            <text:p>26</text:p>
          </table:table-cell>
          <table:table-cell table:style-name="Default" table:formula="of:=TEXT([.I22];0)" office:value-type="string" office:string-value="2A" calcext:value-type="string">
            <text:p>2A</text:p>
          </table:table-cell>
          <table:table-cell table:style-name="Default" table:formula="of:=TEXT([.J22];0)" office:value-type="string" office:string-value="28" calcext:value-type="string">
            <text:p>28</text:p>
          </table:table-cell>
          <table:table-cell table:style-name="Default" table:formula="of:=TEXT([.K22];0)" office:value-type="string" office:string-value="29" calcext:value-type="string">
            <text:p>29</text:p>
          </table:table-cell>
          <table:table-cell table:style-name="Default" table:formula="of:=TEXT([.L22];0)" office:value-type="string" office:string-value="5F" calcext:value-type="string">
            <text:p>5F</text:p>
          </table:table-cell>
          <table:table-cell table:style-name="Default" table:formula="of:=TEXT([.M22];0)" office:value-type="string" office:string-value="3D" calcext:value-type="string">
            <text:p>3D</text:p>
          </table:table-cell>
          <table:table-cell table:style-name="Default" table:formula="of:=TEXT([.N22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3];0)" office:value-type="string" office:string-value="0" calcext:value-type="string">
            <text:p>0</text:p>
          </table:table-cell>
          <table:table-cell table:style-name="Default" table:formula="of:=TEXT([.B23];0)" office:value-type="string" office:string-value="71" calcext:value-type="string">
            <text:p>71</text:p>
          </table:table-cell>
          <table:table-cell table:style-name="Default" table:formula="of:=TEXT([.C23];0)" office:value-type="string" office:string-value="77" calcext:value-type="string">
            <text:p>77</text:p>
          </table:table-cell>
          <table:table-cell table:style-name="Default" table:formula="of:=TEXT([.D23];0)" office:value-type="string" office:string-value="65" calcext:value-type="string">
            <text:p>65</text:p>
          </table:table-cell>
          <table:table-cell table:style-name="Default" table:formula="of:=TEXT([.E23];0)" office:value-type="string" office:string-value="72" calcext:value-type="string">
            <text:p>72</text:p>
          </table:table-cell>
          <table:table-cell table:style-name="Default" table:formula="of:=TEXT([.F23];0)" office:value-type="string" office:string-value="74" calcext:value-type="string">
            <text:p>74</text:p>
          </table:table-cell>
          <table:table-cell table:style-name="Default" table:formula="of:=TEXT([.G23];0)" office:value-type="string" office:string-value="79" calcext:value-type="string">
            <text:p>79</text:p>
          </table:table-cell>
          <table:table-cell table:style-name="Default" table:formula="of:=TEXT([.H23];0)" office:value-type="string" office:string-value="75" calcext:value-type="string">
            <text:p>75</text:p>
          </table:table-cell>
          <table:table-cell table:style-name="Default" table:formula="of:=TEXT([.I23];0)" office:value-type="string" office:string-value="69" calcext:value-type="string">
            <text:p>69</text:p>
          </table:table-cell>
          <table:table-cell table:style-name="Default" table:formula="of:=TEXT([.J23];0)" office:value-type="string" office:string-value="6F" calcext:value-type="string">
            <text:p>6F</text:p>
          </table:table-cell>
          <table:table-cell table:style-name="Default" table:formula="of:=TEXT([.K23];0)" office:value-type="string" office:string-value="70" calcext:value-type="string">
            <text:p>70</text:p>
          </table:table-cell>
          <table:table-cell table:style-name="Default" table:formula="of:=TEXT([.L23];0)" office:value-type="string" office:string-value="5B" calcext:value-type="string">
            <text:p>5B</text:p>
          </table:table-cell>
          <table:table-cell table:style-name="Default" table:formula="of:=TEXT([.M23];0)" office:value-type="string" office:string-value="5D" calcext:value-type="string">
            <text:p>5D</text:p>
          </table:table-cell>
          <table:table-cell table:style-name="Default" table:formula="of:=TEXT([.N23];0)" office:value-type="string" office:string-value="5C" calcext:value-type="string">
            <text:p>5C</text:p>
          </table:table-cell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0x0031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4];0)" office:value-type="string" office:string-value="0" calcext:value-type="string">
            <text:p>0</text:p>
          </table:table-cell>
          <table:table-cell table:style-name="Default" table:formula="of:=TEXT([.B24];0)" office:value-type="string" office:string-value="51" calcext:value-type="string">
            <text:p>51</text:p>
          </table:table-cell>
          <table:table-cell table:style-name="Default" table:formula="of:=TEXT([.C24];0)" office:value-type="string" office:string-value="57" calcext:value-type="string">
            <text:p>57</text:p>
          </table:table-cell>
          <table:table-cell table:style-name="Default" table:formula="of:=TEXT([.D24];0)" office:value-type="string" office:string-value="45" calcext:value-type="string">
            <text:p>45</text:p>
          </table:table-cell>
          <table:table-cell table:style-name="Default" table:formula="of:=TEXT([.E24];0)" office:value-type="string" office:string-value="52" calcext:value-type="string">
            <text:p>52</text:p>
          </table:table-cell>
          <table:table-cell table:style-name="Default" table:formula="of:=TEXT([.F24];0)" office:value-type="string" office:string-value="54" calcext:value-type="string">
            <text:p>54</text:p>
          </table:table-cell>
          <table:table-cell table:style-name="Default" table:formula="of:=TEXT([.G24];0)" office:value-type="string" office:string-value="59" calcext:value-type="string">
            <text:p>59</text:p>
          </table:table-cell>
          <table:table-cell table:style-name="Default" table:formula="of:=TEXT([.H24];0)" office:value-type="string" office:string-value="55" calcext:value-type="string">
            <text:p>55</text:p>
          </table:table-cell>
          <table:table-cell table:style-name="Default" table:formula="of:=TEXT([.I24];0)" office:value-type="string" office:string-value="49" calcext:value-type="string">
            <text:p>49</text:p>
          </table:table-cell>
          <table:table-cell table:style-name="Default" table:formula="of:=TEXT([.J24];0)" office:value-type="string" office:string-value="4F" calcext:value-type="string">
            <text:p>4F</text:p>
          </table:table-cell>
          <table:table-cell table:style-name="Default" table:formula="of:=TEXT([.K24];0)" office:value-type="string" office:string-value="50" calcext:value-type="string">
            <text:p>50</text:p>
          </table:table-cell>
          <table:table-cell table:style-name="Default" table:formula="of:=TEXT([.L24];0)" office:value-type="string" office:string-value="7B" calcext:value-type="string">
            <text:p>7B</text:p>
          </table:table-cell>
          <table:table-cell table:style-name="Default" table:formula="of:=TEXT([.M24];0)" office:value-type="string" office:string-value="7D" calcext:value-type="string">
            <text:p>7D</text:p>
          </table:table-cell>
          <table:table-cell table:style-name="Default" table:formula="of:=TEXT([.N24];0)" office:value-type="string" office:string-value="7C" calcext:value-type="string">
            <text:p>7C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x0032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5];0)" office:value-type="string" office:string-value="0" calcext:value-type="string">
            <text:p>0</text:p>
          </table:table-cell>
          <table:table-cell table:style-name="Default" table:formula="of:=TEXT([.B25];0)" office:value-type="string" office:string-value="61" calcext:value-type="string">
            <text:p>61</text:p>
          </table:table-cell>
          <table:table-cell table:style-name="Default" table:formula="of:=TEXT([.C25];0)" office:value-type="string" office:string-value="73" calcext:value-type="string">
            <text:p>73</text:p>
          </table:table-cell>
          <table:table-cell table:style-name="Default" table:formula="of:=TEXT([.D25];0)" office:value-type="string" office:string-value="64" calcext:value-type="string">
            <text:p>64</text:p>
          </table:table-cell>
          <table:table-cell table:style-name="Default" table:formula="of:=TEXT([.E25];0)" office:value-type="string" office:string-value="66" calcext:value-type="string">
            <text:p>66</text:p>
          </table:table-cell>
          <table:table-cell table:style-name="Default" table:formula="of:=TEXT([.F25];0)" office:value-type="string" office:string-value="67" calcext:value-type="string">
            <text:p>67</text:p>
          </table:table-cell>
          <table:table-cell table:style-name="Default" table:formula="of:=TEXT([.G25];0)" office:value-type="string" office:string-value="68" calcext:value-type="string">
            <text:p>68</text:p>
          </table:table-cell>
          <table:table-cell table:style-name="Default" table:formula="of:=TEXT([.H25];0)" office:value-type="string" office:string-value="6A" calcext:value-type="string">
            <text:p>6A</text:p>
          </table:table-cell>
          <table:table-cell table:style-name="Default" table:formula="of:=TEXT([.I25];0)" office:value-type="string" office:string-value="6B" calcext:value-type="string">
            <text:p>6B</text:p>
          </table:table-cell>
          <table:table-cell table:style-name="Default" table:formula="of:=TEXT([.J25];0)" office:value-type="string" office:string-value="6C" calcext:value-type="string">
            <text:p>6C</text:p>
          </table:table-cell>
          <table:table-cell table:style-name="Default" table:formula="of:=TEXT([.K25];0)" office:value-type="string" office:string-value="3B" calcext:value-type="string">
            <text:p>3B</text:p>
          </table:table-cell>
          <table:table-cell table:style-name="Default" table:formula="of:=TEXT([.L25];0)" office:value-type="string" office:string-value="27" calcext:value-type="string">
            <text:p>27</text:p>
          </table:table-cell>
          <table:table-cell table:style-name="Default" table:formula="of:=TEXT([.M25];0)" office:value-type="string" office:string-value="0" calcext:value-type="string">
            <text:p>0</text:p>
          </table:table-cell>
          <table:table-cell table:style-name="Default" table:formula="of:=TEXT([.N25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x0033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6];0)" office:value-type="string" office:string-value="0" calcext:value-type="string">
            <text:p>0</text:p>
          </table:table-cell>
          <table:table-cell table:style-name="Default" table:formula="of:=TEXT([.B26];0)" office:value-type="string" office:string-value="41" calcext:value-type="string">
            <text:p>41</text:p>
          </table:table-cell>
          <table:table-cell table:style-name="Default" table:formula="of:=TEXT([.C26];0)" office:value-type="string" office:string-value="53" calcext:value-type="string">
            <text:p>53</text:p>
          </table:table-cell>
          <table:table-cell table:style-name="Default" table:formula="of:=TEXT([.D26];0)" office:value-type="string" office:string-value="44" calcext:value-type="string">
            <text:p>44</text:p>
          </table:table-cell>
          <table:table-cell table:style-name="Default" table:formula="of:=TEXT([.E26];0)" office:value-type="string" office:string-value="46" calcext:value-type="string">
            <text:p>46</text:p>
          </table:table-cell>
          <table:table-cell table:style-name="Default" table:formula="of:=TEXT([.F26];0)" office:value-type="string" office:string-value="47" calcext:value-type="string">
            <text:p>47</text:p>
          </table:table-cell>
          <table:table-cell table:style-name="Default" table:formula="of:=TEXT([.G26];0)" office:value-type="string" office:string-value="48" calcext:value-type="string">
            <text:p>48</text:p>
          </table:table-cell>
          <table:table-cell table:style-name="Default" table:formula="of:=TEXT([.H26];0)" office:value-type="string" office:string-value="4A" calcext:value-type="string">
            <text:p>4A</text:p>
          </table:table-cell>
          <table:table-cell table:style-name="Default" table:formula="of:=TEXT([.I26];0)" office:value-type="string" office:string-value="4B" calcext:value-type="string">
            <text:p>4B</text:p>
          </table:table-cell>
          <table:table-cell table:style-name="Default" table:formula="of:=TEXT([.J26];0)" office:value-type="string" office:string-value="4C" calcext:value-type="string">
            <text:p>4C</text:p>
          </table:table-cell>
          <table:table-cell table:style-name="Default" table:formula="of:=TEXT([.K26];0)" office:value-type="string" office:string-value="3A" calcext:value-type="string">
            <text:p>3A</text:p>
          </table:table-cell>
          <table:table-cell table:style-name="Default" table:formula="of:=TEXT([.L26];0)" office:value-type="string" office:string-value="22" calcext:value-type="string">
            <text:p>22</text:p>
          </table:table-cell>
          <table:table-cell table:style-name="Default" table:formula="of:=TEXT([.M26];0)" office:value-type="string" office:string-value="0" calcext:value-type="string">
            <text:p>0</text:p>
          </table:table-cell>
          <table:table-cell table:style-name="Default" table:formula="of:=TEXT([.N26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x0034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7];0)" office:value-type="string" office:string-value="0" calcext:value-type="string">
            <text:p>0</text:p>
          </table:table-cell>
          <table:table-cell table:style-name="Default" table:formula="of:=TEXT([.B27];0)" office:value-type="string" office:string-value="7A" calcext:value-type="string">
            <text:p>7A</text:p>
          </table:table-cell>
          <table:table-cell table:style-name="Default" table:formula="of:=TEXT([.C27];0)" office:value-type="string" office:string-value="78" calcext:value-type="string">
            <text:p>78</text:p>
          </table:table-cell>
          <table:table-cell table:style-name="Default" table:formula="of:=TEXT([.D27];0)" office:value-type="string" office:string-value="63" calcext:value-type="string">
            <text:p>63</text:p>
          </table:table-cell>
          <table:table-cell table:style-name="Default" table:formula="of:=TEXT([.E27];0)" office:value-type="string" office:string-value="76" calcext:value-type="string">
            <text:p>76</text:p>
          </table:table-cell>
          <table:table-cell table:style-name="Default" table:formula="of:=TEXT([.F27];0)" office:value-type="string" office:string-value="62" calcext:value-type="string">
            <text:p>62</text:p>
          </table:table-cell>
          <table:table-cell table:style-name="Default" table:formula="of:=TEXT([.G27];0)" office:value-type="string" office:string-value="6E" calcext:value-type="string">
            <text:p>6E</text:p>
          </table:table-cell>
          <table:table-cell table:style-name="Default" table:formula="of:=TEXT([.H27];0)" office:value-type="string" office:string-value="6D" calcext:value-type="string">
            <text:p>6D</text:p>
          </table:table-cell>
          <table:table-cell table:style-name="Default" table:formula="of:=TEXT([.I27];0)" office:value-type="string" office:string-value="2C" calcext:value-type="string">
            <text:p>2C</text:p>
          </table:table-cell>
          <table:table-cell table:style-name="Default" table:formula="of:=TEXT([.J27];0)" office:value-type="string" office:string-value="2E" calcext:value-type="string">
            <text:p>2E</text:p>
          </table:table-cell>
          <table:table-cell table:style-name="Default" table:formula="of:=TEXT([.K27];0)" office:value-type="string" office:string-value="2F" calcext:value-type="string">
            <text:p>2F</text:p>
          </table:table-cell>
          <table:table-cell table:style-name="Default" table:formula="of:=TEXT([.L27];0)" office:value-type="string" office:string-value="0" calcext:value-type="string">
            <text:p>0</text:p>
          </table:table-cell>
          <table:table-cell table:style-name="Default" table:formula="of:=TEXT([.M27];0)" office:value-type="string" office:string-value="0" calcext:value-type="string">
            <text:p>0</text:p>
          </table:table-cell>
          <table:table-cell table:style-name="Default" table:formula="of:=TEXT([.N27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x0035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formula="of:=TEXT([.A28];0)" office:value-type="string" office:string-value="0" calcext:value-type="string">
            <text:p>0</text:p>
          </table:table-cell>
          <table:table-cell table:style-name="Default" table:formula="of:=TEXT([.B28];0)" office:value-type="string" office:string-value="5A" calcext:value-type="string">
            <text:p>5A</text:p>
          </table:table-cell>
          <table:table-cell table:style-name="Default" table:formula="of:=TEXT([.C28];0)" office:value-type="string" office:string-value="58" calcext:value-type="string">
            <text:p>58</text:p>
          </table:table-cell>
          <table:table-cell table:style-name="Default" table:formula="of:=TEXT([.D28];0)" office:value-type="string" office:string-value="43" calcext:value-type="string">
            <text:p>43</text:p>
          </table:table-cell>
          <table:table-cell table:style-name="Default" table:formula="of:=TEXT([.E28];0)" office:value-type="string" office:string-value="56" calcext:value-type="string">
            <text:p>56</text:p>
          </table:table-cell>
          <table:table-cell table:style-name="Default" table:formula="of:=TEXT([.F28];0)" office:value-type="string" office:string-value="42" calcext:value-type="string">
            <text:p>42</text:p>
          </table:table-cell>
          <table:table-cell table:style-name="Default" table:formula="of:=TEXT([.G28];0)" office:value-type="string" office:string-value="4E" calcext:value-type="string">
            <text:p>4E</text:p>
          </table:table-cell>
          <table:table-cell table:style-name="Default" table:formula="of:=TEXT([.H28];0)" office:value-type="string" office:string-value="4D" calcext:value-type="string">
            <text:p>4D</text:p>
          </table:table-cell>
          <table:table-cell table:style-name="Default" table:formula="of:=TEXT([.I28];0)" office:value-type="string" office:string-value="3C" calcext:value-type="string">
            <text:p>3C</text:p>
          </table:table-cell>
          <table:table-cell table:style-name="Default" table:formula="of:=TEXT([.J28];0)" office:value-type="string" office:string-value="3E" calcext:value-type="string">
            <text:p>3E</text:p>
          </table:table-cell>
          <table:table-cell table:style-name="Default" table:formula="of:=TEXT([.K28];0)" office:value-type="string" office:string-value="3F" calcext:value-type="string">
            <text:p>3F</text:p>
          </table:table-cell>
          <table:table-cell table:style-name="Default" table:formula="of:=TEXT([.L28];0)" office:value-type="string" office:string-value="0" calcext:value-type="string">
            <text:p>0</text:p>
          </table:table-cell>
          <table:table-cell table:style-name="Default" table:formula="of:=TEXT([.M28];0)" office:value-type="string" office:string-value="0" calcext:value-type="string">
            <text:p>0</text:p>
          </table:table-cell>
          <table:table-cell table:style-name="Default" table:formula="of:=TEXT([.N28];0)" office:value-type="string" office:string-value="0" calcext:value-type="string">
            <text:p>0</text:p>
          </table:table-cell>
          <table:table-cell table:style-name="Default"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x0036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float" office:value="7" calcext:value-type="float">
            <text:p>7</text:p>
          </table:table-cell>
          <table:table-cell office:value-type="string" calcext:value-type="string">
            <text:p>0x0037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float" office:value="8" calcext:value-type="float">
            <text:p>8</text:p>
          </table:table-cell>
          <table:table-cell office:value-type="string" calcext:value-type="string">
            <text:p>0x0038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float" office:value="9" calcext:value-type="float">
            <text:p>9</text:p>
          </table:table-cell>
          <table:table-cell office:value-type="string" calcext:value-type="string">
            <text:p>0x0039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string" calcext:value-type="string">
            <text:p>`</text:p>
          </table:table-cell>
          <table:table-cell office:value-type="string" calcext:value-type="string">
            <text:p>0x0060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1"/>
          <table:table-cell office:value-type="string" calcext:value-type="string">
            <text:p>·</text:p>
          </table:table-cell>
          <table:table-cell office:value-type="string" calcext:value-type="string">
            <text:p>0x00B7</text:p>
          </table:table-cell>
          <table:table-cell table:style-name="Default" table:number-columns-repeated="4"/>
          <table:table-cell table:number-columns-repeated="16357"/>
        </table:table-row>
        <table:table-row table:style-name="ro1">
          <table:table-cell table:style-name="Default" table:number-columns-repeated="27"/>
          <table:table-cell table:number-columns-repeated="16357"/>
        </table:table-row>
        <table:table-row table:style-name="ro1">
          <table:table-cell table:style-name="Default" table:number-columns-repeated="21"/>
          <table:table-cell table:number-columns-repeated="3"/>
          <table:table-cell table:style-name="Default" table:number-columns-repeated="3"/>
          <table:table-cell table:number-columns-repeated="16357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16357"/>
        </table:table-row>
        <table:table-row table:style-name="ro1" table:number-rows-repeated="3">
          <table:table-cell table:style-name="Default" table:number-columns-repeated="14"/>
          <table:table-cell/>
          <table:table-cell table:style-name="Default" table:number-columns-repeated="6"/>
          <table:table-cell table:number-columns-repeated="16363"/>
        </table:table-row>
        <table:table-row table:style-name="ro1" table:number-rows-repeated="7">
          <table:table-cell table:style-name="Default" table:number-columns-repeated="14"/>
          <table:table-cell table:number-columns-repeated="16370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xnl_result" table:style-name="ta1">
        <table:table-column table:style-name="co5" table:number-columns-repeated="14" table:default-cell-style-name="ce79"/>
        <table:table-column table:style-name="co5" table:default-cell-style-name="ce40"/>
        <table:table-column table:style-name="co5" table:number-columns-repeated="16369" table:default-cell-style-name="Default"/>
        <table:table-row table:style-name="ro1">
          <table:table-cell table:formula="of:=IF([calc.A11]=&quot;&quot;;&quot;&quot;;&quot;&lt;item key=&quot;&quot;0x&quot;&amp;[calc.A21]&amp;&quot;&quot;&quot; value=&quot;&quot;&quot;&amp;[calc.A11]&amp;&quot;&quot;&quot;/&gt;&quot;)" office:value-type="string" office:string-value="&lt;item key=&quot;0x60&quot; value=&quot;0x0060&quot;/&gt;" calcext:value-type="string">
            <text:p>&lt;item key="0x60" value="0x0060"/&gt;</text:p>
          </table:table-cell>
          <table:table-cell table:formula="of:=IF([calc.B11]=&quot;&quot;;&quot;&quot;;&quot;&lt;item key=&quot;&quot;0x&quot;&amp;[calc.B21]&amp;&quot;&quot;&quot; value=&quot;&quot;&quot;&amp;[calc.B11]&amp;&quot;&quot;&quot;/&gt;&quot;)" office:value-type="string" office:string-value="&lt;item key=&quot;0x31&quot; value=&quot;0x11C2&quot;/&gt;" calcext:value-type="string">
            <text:p>&lt;item key="0x31" value="0x11C2"/&gt;</text:p>
          </table:table-cell>
          <table:table-cell table:formula="of:=IF([calc.C11]=&quot;&quot;;&quot;&quot;;&quot;&lt;item key=&quot;&quot;0x&quot;&amp;[calc.C21]&amp;&quot;&quot;&quot; value=&quot;&quot;&quot;&amp;[calc.C11]&amp;&quot;&quot;&quot;/&gt;&quot;)" office:value-type="string" office:string-value="&lt;item key=&quot;0x32&quot; value=&quot;0x11BB&quot;/&gt;" calcext:value-type="string">
            <text:p>&lt;item key="0x32" value="0x11BB"/&gt;</text:p>
          </table:table-cell>
          <table:table-cell table:formula="of:=IF([calc.D11]=&quot;&quot;;&quot;&quot;;&quot;&lt;item key=&quot;&quot;0x&quot;&amp;[calc.D21]&amp;&quot;&quot;&quot; value=&quot;&quot;&quot;&amp;[calc.D11]&amp;&quot;&quot;&quot;/&gt;&quot;)" office:value-type="string" office:string-value="&lt;item key=&quot;0x33&quot; value=&quot;0x11B8&quot;/&gt;" calcext:value-type="string">
            <text:p>&lt;item key="0x33" value="0x11B8"/&gt;</text:p>
          </table:table-cell>
          <table:table-cell table:formula="of:=IF([calc.E11]=&quot;&quot;;&quot;&quot;;&quot;&lt;item key=&quot;&quot;0x&quot;&amp;[calc.E21]&amp;&quot;&quot;&quot; value=&quot;&quot;&quot;&amp;[calc.E11]&amp;&quot;&quot;&quot;/&gt;&quot;)" office:value-type="string" office:string-value="&lt;item key=&quot;0x34&quot; value=&quot;0x116D&quot;/&gt;" calcext:value-type="string">
            <text:p>&lt;item key="0x34" value="0x116D"/&gt;</text:p>
          </table:table-cell>
          <table:table-cell table:formula="of:=IF([calc.F11]=&quot;&quot;;&quot;&quot;;&quot;&lt;item key=&quot;&quot;0x&quot;&amp;[calc.F21]&amp;&quot;&quot;&quot; value=&quot;&quot;&quot;&amp;[calc.F11]&amp;&quot;&quot;&quot;/&gt;&quot;)" office:value-type="string" office:string-value="&lt;item key=&quot;0x35&quot; value=&quot;0x1172&quot;/&gt;" calcext:value-type="string">
            <text:p>&lt;item key="0x35" value="0x1172"/&gt;</text:p>
          </table:table-cell>
          <table:table-cell table:formula="of:=IF([calc.G11]=&quot;&quot;;&quot;&quot;;&quot;&lt;item key=&quot;&quot;0x&quot;&amp;[calc.G21]&amp;&quot;&quot;&quot; value=&quot;&quot;&quot;&amp;[calc.G11]&amp;&quot;&quot;&quot;/&gt;&quot;)" office:value-type="string" office:string-value="&lt;item key=&quot;0x36&quot; value=&quot;0x1163&quot;/&gt;" calcext:value-type="string">
            <text:p>&lt;item key="0x36" value="0x1163"/&gt;</text:p>
          </table:table-cell>
          <table:table-cell table:formula="of:=IF([calc.H11]=&quot;&quot;;&quot;&quot;;&quot;&lt;item key=&quot;&quot;0x&quot;&amp;[calc.H21]&amp;&quot;&quot;&quot; value=&quot;&quot;&quot;&amp;[calc.H11]&amp;&quot;&quot;&quot;/&gt;&quot;)" office:value-type="string" office:string-value="&lt;item key=&quot;0x37&quot; value=&quot;0x1168&quot;/&gt;" calcext:value-type="string">
            <text:p>&lt;item key="0x37" value="0x1168"/&gt;</text:p>
          </table:table-cell>
          <table:table-cell table:formula="of:=IF([calc.I11]=&quot;&quot;;&quot;&quot;;&quot;&lt;item key=&quot;&quot;0x&quot;&amp;[calc.I21]&amp;&quot;&quot;&quot; value=&quot;&quot;&quot;&amp;[calc.I11]&amp;&quot;&quot;&quot;/&gt;&quot;)" office:value-type="string" office:string-value="&lt;item key=&quot;0x38&quot; value=&quot;0x1174&quot;/&gt;" calcext:value-type="string">
            <text:p>&lt;item key="0x38" value="0x1174"/&gt;</text:p>
          </table:table-cell>
          <table:table-cell table:formula="of:=IF([calc.J11]=&quot;&quot;;&quot;&quot;;&quot;&lt;item key=&quot;&quot;0x&quot;&amp;[calc.J21]&amp;&quot;&quot;&quot; value=&quot;&quot;&quot;&amp;[calc.J11]&amp;&quot;&quot;&quot;/&gt;&quot;)" office:value-type="string" office:string-value="&lt;item key=&quot;0x39&quot; value=&quot;0x116E&quot;/&gt;" calcext:value-type="string">
            <text:p>&lt;item key="0x39" value="0x116E"/&gt;</text:p>
          </table:table-cell>
          <table:table-cell table:formula="of:=IF([calc.K11]=&quot;&quot;;&quot;&quot;;&quot;&lt;item key=&quot;&quot;0x&quot;&amp;[calc.K21]&amp;&quot;&quot;&quot; value=&quot;&quot;&quot;&amp;[calc.K11]&amp;&quot;&quot;&quot;/&gt;&quot;)" office:value-type="string" office:string-value="&lt;item key=&quot;0x30&quot; value=&quot;0x110F&quot;/&gt;" calcext:value-type="string">
            <text:p>&lt;item key="0x30" value="0x110F"/&gt;</text:p>
          </table:table-cell>
          <table:table-cell table:formula="of:=IF([calc.L11]=&quot;&quot;;&quot;&quot;;&quot;&lt;item key=&quot;&quot;0x&quot;&amp;[calc.L21]&amp;&quot;&quot;&quot; value=&quot;&quot;&quot;&amp;[calc.L11]&amp;&quot;&quot;&quot;/&gt;&quot;)" office:value-type="string" office:string-value="&lt;item key=&quot;0x2D&quot; value=&quot;0x002D&quot;/&gt;" calcext:value-type="string">
            <text:p>&lt;item key="0x2D" value="0x002D"/&gt;</text:p>
          </table:table-cell>
          <table:table-cell table:formula="of:=IF([calc.M11]=&quot;&quot;;&quot;&quot;;&quot;&lt;item key=&quot;&quot;0x&quot;&amp;[calc.M21]&amp;&quot;&quot;&quot; value=&quot;&quot;&quot;&amp;[calc.M11]&amp;&quot;&quot;&quot;/&gt;&quot;)" office:value-type="string" office:string-value="&lt;item key=&quot;0x2B&quot; value=&quot;0x002B&quot;/&gt;" calcext:value-type="string">
            <text:p>&lt;item key="0x2B" value="0x002B"/&gt;</text:p>
          </table:table-cell>
          <table:table-cell table:formula="of:=IF([calc.N11]=&quot;&quot;;&quot;&quot;;&quot;&lt;item key=&quot;&quot;0x&quot;&amp;[calc.N21]&amp;&quot;&quot;&quot; value=&quot;&quot;&quot;&amp;[calc.N11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2]=&quot;&quot;;&quot;&quot;;&quot;&lt;item key=&quot;&quot;0x&quot;&amp;[calc.A22]&amp;&quot;&quot;&quot; value=&quot;&quot;&quot;&amp;[calc.A12]&amp;&quot;&quot;&quot;/&gt;&quot;)" office:value-type="string" office:string-value="&lt;item key=&quot;0x7E&quot; value=&quot;0x0040&quot;/&gt;" calcext:value-type="string">
            <text:p>&lt;item key="0x7E" value="0x0040"/&gt;</text:p>
          </table:table-cell>
          <table:table-cell table:formula="of:=IF([calc.B12]=&quot;&quot;;&quot;&quot;;&quot;&lt;item key=&quot;&quot;0x&quot;&amp;[calc.B22]&amp;&quot;&quot;&quot; value=&quot;&quot;&quot;&amp;[calc.B12]&amp;&quot;&quot;&quot;/&gt;&quot;)" office:value-type="string" office:string-value="&lt;item key=&quot;0x21&quot; value=&quot;0x11A9&quot;/&gt;" calcext:value-type="string">
            <text:p>&lt;item key="0x21" value="0x11A9"/&gt;</text:p>
          </table:table-cell>
          <table:table-cell table:formula="of:=IF([calc.C12]=&quot;&quot;;&quot;&quot;;&quot;&lt;item key=&quot;&quot;0x&quot;&amp;[calc.C22]&amp;&quot;&quot;&quot; value=&quot;&quot;&quot;&amp;[calc.C12]&amp;&quot;&quot;&quot;/&gt;&quot;)" office:value-type="string" office:string-value="&lt;item key=&quot;0x40&quot; value=&quot;0x11B0&quot;/&gt;" calcext:value-type="string">
            <text:p>&lt;item key="0x40" value="0x11B0"/&gt;</text:p>
          </table:table-cell>
          <table:table-cell table:formula="of:=IF([calc.D12]=&quot;&quot;;&quot;&quot;;&quot;&lt;item key=&quot;&quot;0x&quot;&amp;[calc.D22]&amp;&quot;&quot;&quot; value=&quot;&quot;&quot;&amp;[calc.D12]&amp;&quot;&quot;&quot;/&gt;&quot;)" office:value-type="string" office:string-value="&lt;item key=&quot;0x23&quot; value=&quot;0x11BD&quot;/&gt;" calcext:value-type="string">
            <text:p>&lt;item key="0x23" value="0x11BD"/&gt;</text:p>
          </table:table-cell>
          <table:table-cell table:formula="of:=IF([calc.E12]=&quot;&quot;;&quot;&quot;;&quot;&lt;item key=&quot;&quot;0x&quot;&amp;[calc.E22]&amp;&quot;&quot;&quot; value=&quot;&quot;&quot;&amp;[calc.E12]&amp;&quot;&quot;&quot;/&gt;&quot;)" office:value-type="string" office:string-value="&lt;item key=&quot;0x24&quot; value=&quot;0x0024&quot;/&gt;" calcext:value-type="string">
            <text:p>&lt;item key="0x24" value="0x0024"/&gt;</text:p>
          </table:table-cell>
          <table:table-cell table:formula="of:=IF([calc.F12]=&quot;&quot;;&quot;&quot;;&quot;&lt;item key=&quot;&quot;0x&quot;&amp;[calc.F22]&amp;&quot;&quot;&quot; value=&quot;&quot;&quot;&amp;[calc.F12]&amp;&quot;&quot;&quot;/&gt;&quot;)" office:value-type="string" office:string-value="&lt;item key=&quot;0x25&quot; value=&quot;0x0025&quot;/&gt;" calcext:value-type="string">
            <text:p>&lt;item key="0x25" value="0x0025"/&gt;</text:p>
          </table:table-cell>
          <table:table-cell table:formula="of:=IF([calc.G12]=&quot;&quot;;&quot;&quot;;&quot;&lt;item key=&quot;&quot;0x&quot;&amp;[calc.G22]&amp;&quot;&quot;&quot; value=&quot;&quot;&quot;&amp;[calc.G12]&amp;&quot;&quot;&quot;/&gt;&quot;)" office:value-type="string" office:string-value="&lt;item key=&quot;0x5E&quot; value=&quot;0x0023&quot;/&gt;" calcext:value-type="string">
            <text:p>&lt;item key="0x5E" value="0x0023"/&gt;</text:p>
          </table:table-cell>
          <table:table-cell table:formula="of:=IF([calc.H12]=&quot;&quot;;&quot;&quot;;&quot;&lt;item key=&quot;&quot;0x&quot;&amp;[calc.H22]&amp;&quot;&quot;&quot; value=&quot;&quot;&quot;&amp;[calc.H12]&amp;&quot;&quot;&quot;/&gt;&quot;)" office:value-type="string" office:string-value="&lt;item key=&quot;0x26&quot; value=&quot;0x0026&quot;/&gt;" calcext:value-type="string">
            <text:p>&lt;item key="0x26" value="0x0026"/&gt;</text:p>
          </table:table-cell>
          <table:table-cell table:formula="of:=IF([calc.I12]=&quot;&quot;;&quot;&quot;;&quot;&lt;item key=&quot;&quot;0x&quot;&amp;[calc.I22]&amp;&quot;&quot;&quot; value=&quot;&quot;&quot;&amp;[calc.I12]&amp;&quot;&quot;&quot;/&gt;&quot;)" office:value-type="string" office:string-value="&lt;item key=&quot;0x2A&quot; value=&quot;0x002A&quot;/&gt;" calcext:value-type="string">
            <text:p>&lt;item key="0x2A" value="0x002A"/&gt;</text:p>
          </table:table-cell>
          <table:table-cell table:formula="of:=IF([calc.J12]=&quot;&quot;;&quot;&quot;;&quot;&lt;item key=&quot;&quot;0x&quot;&amp;[calc.J22]&amp;&quot;&quot;&quot; value=&quot;&quot;&quot;&amp;[calc.J12]&amp;&quot;&quot;&quot;/&gt;&quot;)" office:value-type="string" office:string-value="&lt;item key=&quot;0x28&quot; value=&quot;0x0028&quot;/&gt;" calcext:value-type="string">
            <text:p>&lt;item key="0x28" value="0x0028"/&gt;</text:p>
          </table:table-cell>
          <table:table-cell table:formula="of:=IF([calc.K12]=&quot;&quot;;&quot;&quot;;&quot;&lt;item key=&quot;&quot;0x&quot;&amp;[calc.K22]&amp;&quot;&quot;&quot; value=&quot;&quot;&quot;&amp;[calc.K12]&amp;&quot;&quot;&quot;/&gt;&quot;)" office:value-type="string" office:string-value="&lt;item key=&quot;0x29&quot; value=&quot;0x0029&quot;/&gt;" calcext:value-type="string">
            <text:p>&lt;item key="0x29" value="0x0029"/&gt;</text:p>
          </table:table-cell>
          <table:table-cell table:formula="of:=IF([calc.L12]=&quot;&quot;;&quot;&quot;;&quot;&lt;item key=&quot;&quot;0x&quot;&amp;[calc.L22]&amp;&quot;&quot;&quot; value=&quot;&quot;&quot;&amp;[calc.L12]&amp;&quot;&quot;&quot;/&gt;&quot;)" office:value-type="string" office:string-value="&lt;item key=&quot;0x5F&quot; value=&quot;0x005F&quot;/&gt;" calcext:value-type="string">
            <text:p>&lt;item key="0x5F" value="0x005F"/&gt;</text:p>
          </table:table-cell>
          <table:table-cell table:formula="of:=IF([calc.M12]=&quot;&quot;;&quot;&quot;;&quot;&lt;item key=&quot;&quot;0x&quot;&amp;[calc.M22]&amp;&quot;&quot;&quot; value=&quot;&quot;&quot;&amp;[calc.M12]&amp;&quot;&quot;&quot;/&gt;&quot;)" office:value-type="string" office:string-value="&lt;item key=&quot;0x3D&quot; value=&quot;0x003D&quot;/&gt;" calcext:value-type="string">
            <text:p>&lt;item key="0x3D" value="0x003D"/&gt;</text:p>
          </table:table-cell>
          <table:table-cell table:formula="of:=IF([calc.N12]=&quot;&quot;;&quot;&quot;;&quot;&lt;item key=&quot;&quot;0x&quot;&amp;[calc.N22]&amp;&quot;&quot;&quot; value=&quot;&quot;&quot;&amp;[calc.N12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3]=&quot;&quot;;&quot;&quot;;&quot;&lt;item key=&quot;&quot;0x&quot;&amp;[calc.A23]&amp;&quot;&quot;&quot; value=&quot;&quot;&quot;&amp;[calc.A13]&amp;&quot;&quot;&quot;/&gt;&quot;)">
            <text:p/>
          </table:table-cell>
          <table:table-cell table:formula="of:=IF([calc.B13]=&quot;&quot;;&quot;&quot;;&quot;&lt;item key=&quot;&quot;0x&quot;&amp;[calc.B23]&amp;&quot;&quot;&quot; value=&quot;&quot;&quot;&amp;[calc.B13]&amp;&quot;&quot;&quot;/&gt;&quot;)" office:value-type="string" office:string-value="&lt;item key=&quot;0x71&quot; value=&quot;0x11BA&quot;/&gt;" calcext:value-type="string">
            <text:p>&lt;item key="0x71" value="0x11BA"/&gt;</text:p>
          </table:table-cell>
          <table:table-cell table:formula="of:=IF([calc.C13]=&quot;&quot;;&quot;&quot;;&quot;&lt;item key=&quot;&quot;0x&quot;&amp;[calc.C23]&amp;&quot;&quot;&quot; value=&quot;&quot;&quot;&amp;[calc.C13]&amp;&quot;&quot;&quot;/&gt;&quot;)" office:value-type="string" office:string-value="&lt;item key=&quot;0x77&quot; value=&quot;0x11AF&quot;/&gt;" calcext:value-type="string">
            <text:p>&lt;item key="0x77" value="0x11AF"/&gt;</text:p>
          </table:table-cell>
          <table:table-cell table:formula="of:=IF([calc.D13]=&quot;&quot;;&quot;&quot;;&quot;&lt;item key=&quot;&quot;0x&quot;&amp;[calc.D23]&amp;&quot;&quot;&quot; value=&quot;&quot;&quot;&amp;[calc.D13]&amp;&quot;&quot;&quot;/&gt;&quot;)" office:value-type="string" office:string-value="&lt;item key=&quot;0x65&quot; value=&quot;0x1167&quot;/&gt;" calcext:value-type="string">
            <text:p>&lt;item key="0x65" value="0x1167"/&gt;</text:p>
          </table:table-cell>
          <table:table-cell table:formula="of:=IF([calc.E13]=&quot;&quot;;&quot;&quot;;&quot;&lt;item key=&quot;&quot;0x&quot;&amp;[calc.E23]&amp;&quot;&quot;&quot; value=&quot;&quot;&quot;&amp;[calc.E13]&amp;&quot;&quot;&quot;/&gt;&quot;)" office:value-type="string" office:string-value="&lt;item key=&quot;0x72&quot; value=&quot;0x1162&quot;/&gt;" calcext:value-type="string">
            <text:p>&lt;item key="0x72" value="0x1162"/&gt;</text:p>
          </table:table-cell>
          <table:table-cell table:formula="of:=IF([calc.F13]=&quot;&quot;;&quot;&quot;;&quot;&lt;item key=&quot;&quot;0x&quot;&amp;[calc.F23]&amp;&quot;&quot;&quot; value=&quot;&quot;&quot;&amp;[calc.F13]&amp;&quot;&quot;&quot;/&gt;&quot;)" office:value-type="string" office:string-value="&lt;item key=&quot;0x74&quot; value=&quot;0x1165&quot;/&gt;" calcext:value-type="string">
            <text:p>&lt;item key="0x74" value="0x1165"/&gt;</text:p>
          </table:table-cell>
          <table:table-cell table:formula="of:=IF([calc.G13]=&quot;&quot;;&quot;&quot;;&quot;&lt;item key=&quot;&quot;0x&quot;&amp;[calc.G23]&amp;&quot;&quot;&quot; value=&quot;&quot;&quot;&amp;[calc.G13]&amp;&quot;&quot;&quot;/&gt;&quot;)" office:value-type="string" office:string-value="&lt;item key=&quot;0x79&quot; value=&quot;0x1105&quot;/&gt;" calcext:value-type="string">
            <text:p>&lt;item key="0x79" value="0x1105"/&gt;</text:p>
          </table:table-cell>
          <table:table-cell table:formula="of:=IF([calc.H13]=&quot;&quot;;&quot;&quot;;&quot;&lt;item key=&quot;&quot;0x&quot;&amp;[calc.H23]&amp;&quot;&quot;&quot; value=&quot;&quot;&quot;&amp;[calc.H13]&amp;&quot;&quot;&quot;/&gt;&quot;)" office:value-type="string" office:string-value="&lt;item key=&quot;0x75&quot; value=&quot;0x1103&quot;/&gt;" calcext:value-type="string">
            <text:p>&lt;item key="0x75" value="0x1103"/&gt;</text:p>
          </table:table-cell>
          <table:table-cell table:formula="of:=IF([calc.I13]=&quot;&quot;;&quot;&quot;;&quot;&lt;item key=&quot;&quot;0x&quot;&amp;[calc.I23]&amp;&quot;&quot;&quot; value=&quot;&quot;&quot;&amp;[calc.I13]&amp;&quot;&quot;&quot;/&gt;&quot;)" office:value-type="string" office:string-value="&lt;item key=&quot;0x69&quot; value=&quot;0x1106&quot;/&gt;" calcext:value-type="string">
            <text:p>&lt;item key="0x69" value="0x1106"/&gt;</text:p>
          </table:table-cell>
          <table:table-cell table:formula="of:=IF([calc.J13]=&quot;&quot;;&quot;&quot;;&quot;&lt;item key=&quot;&quot;0x&quot;&amp;[calc.J23]&amp;&quot;&quot;&quot; value=&quot;&quot;&quot;&amp;[calc.J13]&amp;&quot;&quot;&quot;/&gt;&quot;)" office:value-type="string" office:string-value="&lt;item key=&quot;0x6F&quot; value=&quot;0x110E&quot;/&gt;" calcext:value-type="string">
            <text:p>&lt;item key="0x6F" value="0x110E"/&gt;</text:p>
          </table:table-cell>
          <table:table-cell table:formula="of:=IF([calc.K13]=&quot;&quot;;&quot;&quot;;&quot;&lt;item key=&quot;&quot;0x&quot;&amp;[calc.K23]&amp;&quot;&quot;&quot; value=&quot;&quot;&quot;&amp;[calc.K13]&amp;&quot;&quot;&quot;/&gt;&quot;)" office:value-type="string" office:string-value="&lt;item key=&quot;0x70&quot; value=&quot;0x1111&quot;/&gt;" calcext:value-type="string">
            <text:p>&lt;item key="0x70" value="0x1111"/&gt;</text:p>
          </table:table-cell>
          <table:table-cell table:formula="of:=IF([calc.L13]=&quot;&quot;;&quot;&quot;;&quot;&lt;item key=&quot;&quot;0x&quot;&amp;[calc.L23]&amp;&quot;&quot;&quot; value=&quot;&quot;&quot;&amp;[calc.L13]&amp;&quot;&quot;&quot;/&gt;&quot;)" office:value-type="string" office:string-value="&lt;item key=&quot;0x5B&quot; value=&quot;0x005B&quot;/&gt;" calcext:value-type="string">
            <text:p>&lt;item key="0x5B" value="0x005B"/&gt;</text:p>
          </table:table-cell>
          <table:table-cell table:formula="of:=IF([calc.M13]=&quot;&quot;;&quot;&quot;;&quot;&lt;item key=&quot;&quot;0x&quot;&amp;[calc.M23]&amp;&quot;&quot;&quot; value=&quot;&quot;&quot;&amp;[calc.M13]&amp;&quot;&quot;&quot;/&gt;&quot;)" office:value-type="string" office:string-value="&lt;item key=&quot;0x5D&quot; value=&quot;0x005D&quot;/&gt;" calcext:value-type="string">
            <text:p>&lt;item key="0x5D" value="0x005D"/&gt;</text:p>
          </table:table-cell>
          <table:table-cell table:formula="of:=IF([calc.N13]=&quot;&quot;;&quot;&quot;;&quot;&lt;item key=&quot;&quot;0x&quot;&amp;[calc.N23]&amp;&quot;&quot;&quot; value=&quot;&quot;&quot;&amp;[calc.N13]&amp;&quot;&quot;&quot;/&gt;&quot;)" office:value-type="string" office:string-value="&lt;item key=&quot;0x5C&quot; value=&quot;0x005C&quot;/&gt;" calcext:value-type="string">
            <text:p>&lt;item key="0x5C" value="0x005C"/&gt;</text:p>
          </table:table-cell>
          <table:table-cell table:number-columns-repeated="16370"/>
        </table:table-row>
        <table:table-row table:style-name="ro1">
          <table:table-cell table:formula="of:=IF([calc.A14]=&quot;&quot;;&quot;&quot;;&quot;&lt;item key=&quot;&quot;0x&quot;&amp;[calc.A24]&amp;&quot;&quot;&quot; value=&quot;&quot;&quot;&amp;[calc.A14]&amp;&quot;&quot;&quot;/&gt;&quot;)">
            <text:p/>
          </table:table-cell>
          <table:table-cell table:formula="of:=IF([calc.B14]=&quot;&quot;;&quot;&quot;;&quot;&lt;item key=&quot;&quot;0x&quot;&amp;[calc.B24]&amp;&quot;&quot;&quot; value=&quot;&quot;&quot;&amp;[calc.B14]&amp;&quot;&quot;&quot;/&gt;&quot;)" office:value-type="string" office:string-value="&lt;item key=&quot;0x51&quot; value=&quot;0x11C1&quot;/&gt;" calcext:value-type="string">
            <text:p>&lt;item key="0x51" value="0x11C1"/&gt;</text:p>
          </table:table-cell>
          <table:table-cell table:formula="of:=IF([calc.C14]=&quot;&quot;;&quot;&quot;;&quot;&lt;item key=&quot;&quot;0x&quot;&amp;[calc.C24]&amp;&quot;&quot;&quot; value=&quot;&quot;&quot;&amp;[calc.C14]&amp;&quot;&quot;&quot;/&gt;&quot;)" office:value-type="string" office:string-value="&lt;item key=&quot;0x57&quot; value=&quot;0x11C0&quot;/&gt;" calcext:value-type="string">
            <text:p>&lt;item key="0x57" value="0x11C0"/&gt;</text:p>
          </table:table-cell>
          <table:table-cell table:formula="of:=IF([calc.D14]=&quot;&quot;;&quot;&quot;;&quot;&lt;item key=&quot;&quot;0x&quot;&amp;[calc.D24]&amp;&quot;&quot;&quot; value=&quot;&quot;&quot;&amp;[calc.D14]&amp;&quot;&quot;&quot;/&gt;&quot;)" office:value-type="string" office:string-value="&lt;item key=&quot;0x45&quot; value=&quot;0x11AC&quot;/&gt;" calcext:value-type="string">
            <text:p>&lt;item key="0x45" value="0x11AC"/&gt;</text:p>
          </table:table-cell>
          <table:table-cell table:formula="of:=IF([calc.E14]=&quot;&quot;;&quot;&quot;;&quot;&lt;item key=&quot;&quot;0x&quot;&amp;[calc.E24]&amp;&quot;&quot;&quot; value=&quot;&quot;&quot;&amp;[calc.E14]&amp;&quot;&quot;&quot;/&gt;&quot;)" office:value-type="string" office:string-value="&lt;item key=&quot;0x52&quot; value=&quot;0x11B6&quot;/&gt;" calcext:value-type="string">
            <text:p>&lt;item key="0x52" value="0x11B6"/&gt;</text:p>
          </table:table-cell>
          <table:table-cell table:formula="of:=IF([calc.F14]=&quot;&quot;;&quot;&quot;;&quot;&lt;item key=&quot;&quot;0x&quot;&amp;[calc.F24]&amp;&quot;&quot;&quot; value=&quot;&quot;&quot;&amp;[calc.F14]&amp;&quot;&quot;&quot;/&gt;&quot;)" office:value-type="string" office:string-value="&lt;item key=&quot;0x54&quot; value=&quot;0x003A&quot;/&gt;" calcext:value-type="string">
            <text:p>&lt;item key="0x54" value="0x003A"/&gt;</text:p>
          </table:table-cell>
          <table:table-cell table:formula="of:=IF([calc.G14]=&quot;&quot;;&quot;&quot;;&quot;&lt;item key=&quot;&quot;0x&quot;&amp;[calc.G24]&amp;&quot;&quot;&quot; value=&quot;&quot;&quot;&amp;[calc.G14]&amp;&quot;&quot;&quot;/&gt;&quot;)" office:value-type="string" office:string-value="&lt;item key=&quot;0x59&quot; value=&quot;0x0035&quot;/&gt;" calcext:value-type="string">
            <text:p>&lt;item key="0x59" value="0x0035"/&gt;</text:p>
          </table:table-cell>
          <table:table-cell table:formula="of:=IF([calc.H14]=&quot;&quot;;&quot;&quot;;&quot;&lt;item key=&quot;&quot;0x&quot;&amp;[calc.H24]&amp;&quot;&quot;&quot; value=&quot;&quot;&quot;&amp;[calc.H14]&amp;&quot;&quot;&quot;/&gt;&quot;)" office:value-type="string" office:string-value="&lt;item key=&quot;0x55&quot; value=&quot;0x0036&quot;/&gt;" calcext:value-type="string">
            <text:p>&lt;item key="0x55" value="0x0036"/&gt;</text:p>
          </table:table-cell>
          <table:table-cell table:formula="of:=IF([calc.I14]=&quot;&quot;;&quot;&quot;;&quot;&lt;item key=&quot;&quot;0x&quot;&amp;[calc.I24]&amp;&quot;&quot;&quot; value=&quot;&quot;&quot;&amp;[calc.I14]&amp;&quot;&quot;&quot;/&gt;&quot;)" office:value-type="string" office:string-value="&lt;item key=&quot;0x49&quot; value=&quot;0x0037&quot;/&gt;" calcext:value-type="string">
            <text:p>&lt;item key="0x49" value="0x0037"/&gt;</text:p>
          </table:table-cell>
          <table:table-cell table:formula="of:=IF([calc.J14]=&quot;&quot;;&quot;&quot;;&quot;&lt;item key=&quot;&quot;0x&quot;&amp;[calc.J24]&amp;&quot;&quot;&quot; value=&quot;&quot;&quot;&amp;[calc.J14]&amp;&quot;&quot;&quot;/&gt;&quot;)" office:value-type="string" office:string-value="&lt;item key=&quot;0x4F&quot; value=&quot;0x0038&quot;/&gt;" calcext:value-type="string">
            <text:p>&lt;item key="0x4F" value="0x0038"/&gt;</text:p>
          </table:table-cell>
          <table:table-cell table:formula="of:=IF([calc.K14]=&quot;&quot;;&quot;&quot;;&quot;&lt;item key=&quot;&quot;0x&quot;&amp;[calc.K24]&amp;&quot;&quot;&quot; value=&quot;&quot;&quot;&amp;[calc.K14]&amp;&quot;&quot;&quot;/&gt;&quot;)" office:value-type="string" office:string-value="&lt;item key=&quot;0x50&quot; value=&quot;0x0039&quot;/&gt;" calcext:value-type="string">
            <text:p>&lt;item key="0x50" value="0x0039"/&gt;</text:p>
          </table:table-cell>
          <table:table-cell table:formula="of:=IF([calc.L14]=&quot;&quot;;&quot;&quot;;&quot;&lt;item key=&quot;&quot;0x&quot;&amp;[calc.L24]&amp;&quot;&quot;&quot; value=&quot;&quot;&quot;&amp;[calc.L14]&amp;&quot;&quot;&quot;/&gt;&quot;)" office:value-type="string" office:string-value="&lt;item key=&quot;0x7B&quot; value=&quot;0x007B&quot;/&gt;" calcext:value-type="string">
            <text:p>&lt;item key="0x7B" value="0x007B"/&gt;</text:p>
          </table:table-cell>
          <table:table-cell table:formula="of:=IF([calc.M14]=&quot;&quot;;&quot;&quot;;&quot;&lt;item key=&quot;&quot;0x&quot;&amp;[calc.M24]&amp;&quot;&quot;&quot; value=&quot;&quot;&quot;&amp;[calc.M14]&amp;&quot;&quot;&quot;/&gt;&quot;)" office:value-type="string" office:string-value="&lt;item key=&quot;0x7D&quot; value=&quot;0x007D&quot;/&gt;" calcext:value-type="string">
            <text:p>&lt;item key="0x7D" value="0x007D"/&gt;</text:p>
          </table:table-cell>
          <table:table-cell table:formula="of:=IF([calc.N14]=&quot;&quot;;&quot;&quot;;&quot;&lt;item key=&quot;&quot;0x&quot;&amp;[calc.N24]&amp;&quot;&quot;&quot; value=&quot;&quot;&quot;&amp;[calc.N14]&amp;&quot;&quot;&quot;/&gt;&quot;)" office:value-type="string" office:string-value="&lt;item key=&quot;0x7C&quot; value=&quot;0x007C&quot;/&gt;" calcext:value-type="string">
            <text:p>&lt;item key="0x7C" value="0x007C"/&gt;</text:p>
          </table:table-cell>
          <table:table-cell table:number-columns-repeated="16370"/>
        </table:table-row>
        <table:table-row table:style-name="ro1">
          <table:table-cell table:formula="of:=IF([calc.A15]=&quot;&quot;;&quot;&quot;;&quot;&lt;item key=&quot;&quot;0x&quot;&amp;[calc.A25]&amp;&quot;&quot;&quot; value=&quot;&quot;&quot;&amp;[calc.A15]&amp;&quot;&quot;&quot;/&gt;&quot;)">
            <text:p/>
          </table:table-cell>
          <table:table-cell table:formula="of:=IF([calc.B15]=&quot;&quot;;&quot;&quot;;&quot;&lt;item key=&quot;&quot;0x&quot;&amp;[calc.B25]&amp;&quot;&quot;&quot; value=&quot;&quot;&quot;&amp;[calc.B15]&amp;&quot;&quot;&quot;/&gt;&quot;)" office:value-type="string" office:string-value="&lt;item key=&quot;0x61&quot; value=&quot;0x11BC&quot;/&gt;" calcext:value-type="string">
            <text:p>&lt;item key="0x61" value="0x11BC"/&gt;</text:p>
          </table:table-cell>
          <table:table-cell table:formula="of:=IF([calc.C15]=&quot;&quot;;&quot;&quot;;&quot;&lt;item key=&quot;&quot;0x&quot;&amp;[calc.C25]&amp;&quot;&quot;&quot; value=&quot;&quot;&quot;&amp;[calc.C15]&amp;&quot;&quot;&quot;/&gt;&quot;)" office:value-type="string" office:string-value="&lt;item key=&quot;0x73&quot; value=&quot;0x11AB&quot;/&gt;" calcext:value-type="string">
            <text:p>&lt;item key="0x73" value="0x11AB"/&gt;</text:p>
          </table:table-cell>
          <table:table-cell table:formula="of:=IF([calc.D15]=&quot;&quot;;&quot;&quot;;&quot;&lt;item key=&quot;&quot;0x&quot;&amp;[calc.D25]&amp;&quot;&quot;&quot; value=&quot;&quot;&quot;&amp;[calc.D15]&amp;&quot;&quot;&quot;/&gt;&quot;)" office:value-type="string" office:string-value="&lt;item key=&quot;0x64&quot; value=&quot;0x1175&quot;/&gt;" calcext:value-type="string">
            <text:p>&lt;item key="0x64" value="0x1175"/&gt;</text:p>
          </table:table-cell>
          <table:table-cell table:formula="of:=IF([calc.E15]=&quot;&quot;;&quot;&quot;;&quot;&lt;item key=&quot;&quot;0x&quot;&amp;[calc.E25]&amp;&quot;&quot;&quot; value=&quot;&quot;&quot;&amp;[calc.E15]&amp;&quot;&quot;&quot;/&gt;&quot;)" office:value-type="string" office:string-value="&lt;item key=&quot;0x66&quot; value=&quot;0x1161&quot;/&gt;" calcext:value-type="string">
            <text:p>&lt;item key="0x66" value="0x1161"/&gt;</text:p>
          </table:table-cell>
          <table:table-cell table:formula="of:=IF([calc.F15]=&quot;&quot;;&quot;&quot;;&quot;&lt;item key=&quot;&quot;0x&quot;&amp;[calc.F25]&amp;&quot;&quot;&quot; value=&quot;&quot;&quot;&amp;[calc.F15]&amp;&quot;&quot;&quot;/&gt;&quot;)" office:value-type="string" office:string-value="&lt;item key=&quot;0x67&quot; value=&quot;0x1173&quot;/&gt;" calcext:value-type="string">
            <text:p>&lt;item key="0x67" value="0x1173"/&gt;</text:p>
          </table:table-cell>
          <table:table-cell table:formula="of:=IF([calc.G15]=&quot;&quot;;&quot;&quot;;&quot;&lt;item key=&quot;&quot;0x&quot;&amp;[calc.G25]&amp;&quot;&quot;&quot; value=&quot;&quot;&quot;&amp;[calc.G15]&amp;&quot;&quot;&quot;/&gt;&quot;)" office:value-type="string" office:string-value="&lt;item key=&quot;0x68&quot; value=&quot;0x1102&quot;/&gt;" calcext:value-type="string">
            <text:p>&lt;item key="0x68" value="0x1102"/&gt;</text:p>
          </table:table-cell>
          <table:table-cell table:formula="of:=IF([calc.H15]=&quot;&quot;;&quot;&quot;;&quot;&lt;item key=&quot;&quot;0x&quot;&amp;[calc.H25]&amp;&quot;&quot;&quot; value=&quot;&quot;&quot;&amp;[calc.H15]&amp;&quot;&quot;&quot;/&gt;&quot;)" office:value-type="string" office:string-value="&lt;item key=&quot;0x6A&quot; value=&quot;0x110B&quot;/&gt;" calcext:value-type="string">
            <text:p>&lt;item key="0x6A" value="0x110B"/&gt;</text:p>
          </table:table-cell>
          <table:table-cell table:formula="of:=IF([calc.I15]=&quot;&quot;;&quot;&quot;;&quot;&lt;item key=&quot;&quot;0x&quot;&amp;[calc.I25]&amp;&quot;&quot;&quot; value=&quot;&quot;&quot;&amp;[calc.I15]&amp;&quot;&quot;&quot;/&gt;&quot;)" office:value-type="string" office:string-value="&lt;item key=&quot;0x6B&quot; value=&quot;0x1100&quot;/&gt;" calcext:value-type="string">
            <text:p>&lt;item key="0x6B" value="0x1100"/&gt;</text:p>
          </table:table-cell>
          <table:table-cell table:formula="of:=IF([calc.J15]=&quot;&quot;;&quot;&quot;;&quot;&lt;item key=&quot;&quot;0x&quot;&amp;[calc.J25]&amp;&quot;&quot;&quot; value=&quot;&quot;&quot;&amp;[calc.J15]&amp;&quot;&quot;&quot;/&gt;&quot;)" office:value-type="string" office:string-value="&lt;item key=&quot;0x6C&quot; value=&quot;0x110C&quot;/&gt;" calcext:value-type="string">
            <text:p>&lt;item key="0x6C" value="0x110C"/&gt;</text:p>
          </table:table-cell>
          <table:table-cell table:formula="of:=IF([calc.K15]=&quot;&quot;;&quot;&quot;;&quot;&lt;item key=&quot;&quot;0x&quot;&amp;[calc.K25]&amp;&quot;&quot;&quot; value=&quot;&quot;&quot;&amp;[calc.K15]&amp;&quot;&quot;&quot;/&gt;&quot;)" office:value-type="string" office:string-value="&lt;item key=&quot;0x3B&quot; value=&quot;0x1107&quot;/&gt;" calcext:value-type="string">
            <text:p>&lt;item key="0x3B" value="0x1107"/&gt;</text:p>
          </table:table-cell>
          <table:table-cell table:formula="of:=IF([calc.L15]=&quot;&quot;;&quot;&quot;;&quot;&lt;item key=&quot;&quot;0x&quot;&amp;[calc.L25]&amp;&quot;&quot;&quot; value=&quot;&quot;&quot;&amp;[calc.L15]&amp;&quot;&quot;&quot;/&gt;&quot;)" office:value-type="string" office:string-value="&lt;item key=&quot;0x27&quot; value=&quot;0x1110&quot;/&gt;" calcext:value-type="string">
            <text:p>&lt;item key="0x27" value="0x1110"/&gt;</text:p>
          </table:table-cell>
          <table:table-cell table:formula="of:=IF([calc.M15]=&quot;&quot;;&quot;&quot;;&quot;&lt;item key=&quot;&quot;0x&quot;&amp;[calc.M25]&amp;&quot;&quot;&quot; value=&quot;&quot;&quot;&amp;[calc.M15]&amp;&quot;&quot;&quot;/&gt;&quot;)">
            <text:p/>
          </table:table-cell>
          <table:table-cell table:formula="of:=IF([calc.N15]=&quot;&quot;;&quot;&quot;;&quot;&lt;item key=&quot;&quot;0x&quot;&amp;[calc.N25]&amp;&quot;&quot;&quot; value=&quot;&quot;&quot;&amp;[calc.N15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6]=&quot;&quot;;&quot;&quot;;&quot;&lt;item key=&quot;&quot;0x&quot;&amp;[calc.A26]&amp;&quot;&quot;&quot; value=&quot;&quot;&quot;&amp;[calc.A16]&amp;&quot;&quot;&quot;/&gt;&quot;)">
            <text:p/>
          </table:table-cell>
          <table:table-cell table:formula="of:=IF([calc.B16]=&quot;&quot;;&quot;&quot;;&quot;&lt;item key=&quot;&quot;0x&quot;&amp;[calc.B26]&amp;&quot;&quot;&quot; value=&quot;&quot;&quot;&amp;[calc.B16]&amp;&quot;&quot;&quot;/&gt;&quot;)" office:value-type="string" office:string-value="&lt;item key=&quot;0x41&quot; value=&quot;0x11AE&quot;/&gt;" calcext:value-type="string">
            <text:p>&lt;item key="0x41" value="0x11AE"/&gt;</text:p>
          </table:table-cell>
          <table:table-cell table:formula="of:=IF([calc.C16]=&quot;&quot;;&quot;&quot;;&quot;&lt;item key=&quot;&quot;0x&quot;&amp;[calc.C26]&amp;&quot;&quot;&quot; value=&quot;&quot;&quot;&amp;[calc.C16]&amp;&quot;&quot;&quot;/&gt;&quot;)" office:value-type="string" office:string-value="&lt;item key=&quot;0x53&quot; value=&quot;0x11AD&quot;/&gt;" calcext:value-type="string">
            <text:p>&lt;item key="0x53" value="0x11AD"/&gt;</text:p>
          </table:table-cell>
          <table:table-cell table:formula="of:=IF([calc.D16]=&quot;&quot;;&quot;&quot;;&quot;&lt;item key=&quot;&quot;0x&quot;&amp;[calc.D26]&amp;&quot;&quot;&quot; value=&quot;&quot;&quot;&amp;[calc.D16]&amp;&quot;&quot;&quot;/&gt;&quot;)" office:value-type="string" office:string-value="&lt;item key=&quot;0x44&quot; value=&quot;0x11B2&quot;/&gt;" calcext:value-type="string">
            <text:p>&lt;item key="0x44" value="0x11B2"/&gt;</text:p>
          </table:table-cell>
          <table:table-cell table:formula="of:=IF([calc.E16]=&quot;&quot;;&quot;&quot;;&quot;&lt;item key=&quot;&quot;0x&quot;&amp;[calc.E26]&amp;&quot;&quot;&quot; value=&quot;&quot;&quot;&amp;[calc.E16]&amp;&quot;&quot;&quot;/&gt;&quot;)" office:value-type="string" office:string-value="&lt;item key=&quot;0x46&quot; value=&quot;0x11B1&quot;/&gt;" calcext:value-type="string">
            <text:p>&lt;item key="0x46" value="0x11B1"/&gt;</text:p>
          </table:table-cell>
          <table:table-cell table:formula="of:=IF([calc.F16]=&quot;&quot;;&quot;&quot;;&quot;&lt;item key=&quot;&quot;0x&quot;&amp;[calc.F26]&amp;&quot;&quot;&quot; value=&quot;&quot;&quot;&amp;[calc.F16]&amp;&quot;&quot;&quot;/&gt;&quot;)" office:value-type="string" office:string-value="&lt;item key=&quot;0x47&quot; value=&quot;0x1164&quot;/&gt;" calcext:value-type="string">
            <text:p>&lt;item key="0x47" value="0x1164"/&gt;</text:p>
          </table:table-cell>
          <table:table-cell table:formula="of:=IF([calc.G16]=&quot;&quot;;&quot;&quot;;&quot;&lt;item key=&quot;&quot;0x&quot;&amp;[calc.G26]&amp;&quot;&quot;&quot; value=&quot;&quot;&quot;&amp;[calc.G16]&amp;&quot;&quot;&quot;/&gt;&quot;)" office:value-type="string" office:string-value="&lt;item key=&quot;0x48&quot; value=&quot;0x0030&quot;/&gt;" calcext:value-type="string">
            <text:p>&lt;item key="0x48" value="0x0030"/&gt;</text:p>
          </table:table-cell>
          <table:table-cell table:formula="of:=IF([calc.H16]=&quot;&quot;;&quot;&quot;;&quot;&lt;item key=&quot;&quot;0x&quot;&amp;[calc.H26]&amp;&quot;&quot;&quot; value=&quot;&quot;&quot;&amp;[calc.H16]&amp;&quot;&quot;&quot;/&gt;&quot;)" office:value-type="string" office:string-value="&lt;item key=&quot;0x4A&quot; value=&quot;0x0031&quot;/&gt;" calcext:value-type="string">
            <text:p>&lt;item key="0x4A" value="0x0031"/&gt;</text:p>
          </table:table-cell>
          <table:table-cell table:formula="of:=IF([calc.I16]=&quot;&quot;;&quot;&quot;;&quot;&lt;item key=&quot;&quot;0x&quot;&amp;[calc.I26]&amp;&quot;&quot;&quot; value=&quot;&quot;&quot;&amp;[calc.I16]&amp;&quot;&quot;&quot;/&gt;&quot;)" office:value-type="string" office:string-value="&lt;item key=&quot;0x4B&quot; value=&quot;0x0032&quot;/&gt;" calcext:value-type="string">
            <text:p>&lt;item key="0x4B" value="0x0032"/&gt;</text:p>
          </table:table-cell>
          <table:table-cell table:formula="of:=IF([calc.J16]=&quot;&quot;;&quot;&quot;;&quot;&lt;item key=&quot;&quot;0x&quot;&amp;[calc.J26]&amp;&quot;&quot;&quot; value=&quot;&quot;&quot;&amp;[calc.J16]&amp;&quot;&quot;&quot;/&gt;&quot;)" office:value-type="string" office:string-value="&lt;item key=&quot;0x4C&quot; value=&quot;0x0033&quot;/&gt;" calcext:value-type="string">
            <text:p>&lt;item key="0x4C" value="0x0033"/&gt;</text:p>
          </table:table-cell>
          <table:table-cell table:formula="of:=IF([calc.K16]=&quot;&quot;;&quot;&quot;;&quot;&lt;item key=&quot;&quot;0x&quot;&amp;[calc.K26]&amp;&quot;&quot;&quot; value=&quot;&quot;&quot;&amp;[calc.K16]&amp;&quot;&quot;&quot;/&gt;&quot;)" office:value-type="string" office:string-value="&lt;item key=&quot;0x3A&quot; value=&quot;0x0034&quot;/&gt;" calcext:value-type="string">
            <text:p>&lt;item key="0x3A" value="0x0034"/&gt;</text:p>
          </table:table-cell>
          <table:table-cell table:formula="of:=IF([calc.L16]=&quot;&quot;;&quot;&quot;;&quot;&lt;item key=&quot;&quot;0x&quot;&amp;[calc.L26]&amp;&quot;&quot;&quot; value=&quot;&quot;&quot;&amp;[calc.L16]&amp;&quot;&quot;&quot;/&gt;&quot;)" office:value-type="string" office:string-value="&lt;item key=&quot;0x22&quot; value=&quot;0x00B7&quot;/&gt;" calcext:value-type="string">
            <text:p>&lt;item key="0x22" value="0x00B7"/&gt;</text:p>
          </table:table-cell>
          <table:table-cell table:formula="of:=IF([calc.M16]=&quot;&quot;;&quot;&quot;;&quot;&lt;item key=&quot;&quot;0x&quot;&amp;[calc.M26]&amp;&quot;&quot;&quot; value=&quot;&quot;&quot;&amp;[calc.M16]&amp;&quot;&quot;&quot;/&gt;&quot;)">
            <text:p/>
          </table:table-cell>
          <table:table-cell table:formula="of:=IF([calc.N16]=&quot;&quot;;&quot;&quot;;&quot;&lt;item key=&quot;&quot;0x&quot;&amp;[calc.N26]&amp;&quot;&quot;&quot; value=&quot;&quot;&quot;&amp;[calc.N16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7]=&quot;&quot;;&quot;&quot;;&quot;&lt;item key=&quot;&quot;0x&quot;&amp;[calc.A27]&amp;&quot;&quot;&quot; value=&quot;&quot;&quot;&amp;[calc.A17]&amp;&quot;&quot;&quot;/&gt;&quot;)">
            <text:p/>
          </table:table-cell>
          <table:table-cell table:formula="of:=IF([calc.B17]=&quot;&quot;;&quot;&quot;;&quot;&lt;item key=&quot;&quot;0x&quot;&amp;[calc.B27]&amp;&quot;&quot;&quot; value=&quot;&quot;&quot;&amp;[calc.B17]&amp;&quot;&quot;&quot;/&gt;&quot;)" office:value-type="string" office:string-value="&lt;item key=&quot;0x7A&quot; value=&quot;0x11B7&quot;/&gt;" calcext:value-type="string">
            <text:p>&lt;item key="0x7A" value="0x11B7"/&gt;</text:p>
          </table:table-cell>
          <table:table-cell table:formula="of:=IF([calc.C17]=&quot;&quot;;&quot;&quot;;&quot;&lt;item key=&quot;&quot;0x&quot;&amp;[calc.C27]&amp;&quot;&quot;&quot; value=&quot;&quot;&quot;&amp;[calc.C17]&amp;&quot;&quot;&quot;/&gt;&quot;)" office:value-type="string" office:string-value="&lt;item key=&quot;0x78&quot; value=&quot;0x11A8&quot;/&gt;" calcext:value-type="string">
            <text:p>&lt;item key="0x78" value="0x11A8"/&gt;</text:p>
          </table:table-cell>
          <table:table-cell table:formula="of:=IF([calc.D17]=&quot;&quot;;&quot;&quot;;&quot;&lt;item key=&quot;&quot;0x&quot;&amp;[calc.D27]&amp;&quot;&quot;&quot; value=&quot;&quot;&quot;&amp;[calc.D17]&amp;&quot;&quot;&quot;/&gt;&quot;)" office:value-type="string" office:string-value="&lt;item key=&quot;0x63&quot; value=&quot;0x1166&quot;/&gt;" calcext:value-type="string">
            <text:p>&lt;item key="0x63" value="0x1166"/&gt;</text:p>
          </table:table-cell>
          <table:table-cell table:formula="of:=IF([calc.E17]=&quot;&quot;;&quot;&quot;;&quot;&lt;item key=&quot;&quot;0x&quot;&amp;[calc.E27]&amp;&quot;&quot;&quot; value=&quot;&quot;&quot;&amp;[calc.E17]&amp;&quot;&quot;&quot;/&gt;&quot;)" office:value-type="string" office:string-value="&lt;item key=&quot;0x76&quot; value=&quot;0x1169&quot;/&gt;" calcext:value-type="string">
            <text:p>&lt;item key="0x76" value="0x1169"/&gt;</text:p>
          </table:table-cell>
          <table:table-cell table:formula="of:=IF([calc.F17]=&quot;&quot;;&quot;&quot;;&quot;&lt;item key=&quot;&quot;0x&quot;&amp;[calc.F27]&amp;&quot;&quot;&quot; value=&quot;&quot;&quot;&amp;[calc.F17]&amp;&quot;&quot;&quot;/&gt;&quot;)" office:value-type="string" office:string-value="&lt;item key=&quot;0x62&quot; value=&quot;0x116E&quot;/&gt;" calcext:value-type="string">
            <text:p>&lt;item key="0x62" value="0x116E"/&gt;</text:p>
          </table:table-cell>
          <table:table-cell table:formula="of:=IF([calc.G17]=&quot;&quot;;&quot;&quot;;&quot;&lt;item key=&quot;&quot;0x&quot;&amp;[calc.G27]&amp;&quot;&quot;&quot; value=&quot;&quot;&quot;&amp;[calc.G17]&amp;&quot;&quot;&quot;/&gt;&quot;)" office:value-type="string" office:string-value="&lt;item key=&quot;0x6E&quot; value=&quot;0x1109&quot;/&gt;" calcext:value-type="string">
            <text:p>&lt;item key="0x6E" value="0x1109"/&gt;</text:p>
          </table:table-cell>
          <table:table-cell table:formula="of:=IF([calc.H17]=&quot;&quot;;&quot;&quot;;&quot;&lt;item key=&quot;&quot;0x&quot;&amp;[calc.H27]&amp;&quot;&quot;&quot; value=&quot;&quot;&quot;&amp;[calc.H17]&amp;&quot;&quot;&quot;/&gt;&quot;)" office:value-type="string" office:string-value="&lt;item key=&quot;0x6D&quot; value=&quot;0x1112&quot;/&gt;" calcext:value-type="string">
            <text:p>&lt;item key="0x6D" value="0x1112"/&gt;</text:p>
          </table:table-cell>
          <table:table-cell table:formula="of:=IF([calc.I17]=&quot;&quot;;&quot;&quot;;&quot;&lt;item key=&quot;&quot;0x&quot;&amp;[calc.I27]&amp;&quot;&quot;&quot; value=&quot;&quot;&quot;&amp;[calc.I17]&amp;&quot;&quot;&quot;/&gt;&quot;)" office:value-type="string" office:string-value="&lt;item key=&quot;0x2C&quot; value=&quot;0x002C&quot;/&gt;" calcext:value-type="string">
            <text:p>&lt;item key="0x2C" value="0x002C"/&gt;</text:p>
          </table:table-cell>
          <table:table-cell table:formula="of:=IF([calc.J17]=&quot;&quot;;&quot;&quot;;&quot;&lt;item key=&quot;&quot;0x&quot;&amp;[calc.J27]&amp;&quot;&quot;&quot; value=&quot;&quot;&quot;&amp;[calc.J17]&amp;&quot;&quot;&quot;/&gt;&quot;)" office:value-type="string" office:string-value="&lt;item key=&quot;0x2E&quot; value=&quot;0x002E&quot;/&gt;" calcext:value-type="string">
            <text:p>&lt;item key="0x2E" value="0x002E"/&gt;</text:p>
          </table:table-cell>
          <table:table-cell table:formula="of:=IF([calc.K17]=&quot;&quot;;&quot;&quot;;&quot;&lt;item key=&quot;&quot;0x&quot;&amp;[calc.K27]&amp;&quot;&quot;&quot; value=&quot;&quot;&quot;&amp;[calc.K17]&amp;&quot;&quot;&quot;/&gt;&quot;)" office:value-type="string" office:string-value="&lt;item key=&quot;0x2F&quot; value=&quot;0x1169&quot;/&gt;" calcext:value-type="string">
            <text:p>&lt;item key="0x2F" value="0x1169"/&gt;</text:p>
          </table:table-cell>
          <table:table-cell table:formula="of:=IF([calc.L17]=&quot;&quot;;&quot;&quot;;&quot;&lt;item key=&quot;&quot;0x&quot;&amp;[calc.L27]&amp;&quot;&quot;&quot; value=&quot;&quot;&quot;&amp;[calc.L17]&amp;&quot;&quot;&quot;/&gt;&quot;)">
            <text:p/>
          </table:table-cell>
          <table:table-cell table:formula="of:=IF([calc.M17]=&quot;&quot;;&quot;&quot;;&quot;&lt;item key=&quot;&quot;0x&quot;&amp;[calc.M27]&amp;&quot;&quot;&quot; value=&quot;&quot;&quot;&amp;[calc.M17]&amp;&quot;&quot;&quot;/&gt;&quot;)">
            <text:p/>
          </table:table-cell>
          <table:table-cell table:formula="of:=IF([calc.N17]=&quot;&quot;;&quot;&quot;;&quot;&lt;item key=&quot;&quot;0x&quot;&amp;[calc.N27]&amp;&quot;&quot;&quot; value=&quot;&quot;&quot;&amp;[calc.N17]&amp;&quot;&quot;&quot;/&gt;&quot;)">
            <text:p/>
          </table:table-cell>
          <table:table-cell table:number-columns-repeated="16370"/>
        </table:table-row>
        <table:table-row table:style-name="ro1">
          <table:table-cell table:formula="of:=IF([calc.A18]=&quot;&quot;;&quot;&quot;;&quot;&lt;item key=&quot;&quot;0x&quot;&amp;[calc.A28]&amp;&quot;&quot;&quot; value=&quot;&quot;&quot;&amp;[calc.A18]&amp;&quot;&quot;&quot;/&gt;&quot;)">
            <text:p/>
          </table:table-cell>
          <table:table-cell table:formula="of:=IF([calc.B18]=&quot;&quot;;&quot;&quot;;&quot;&lt;item key=&quot;&quot;0x&quot;&amp;[calc.B28]&amp;&quot;&quot;&quot; value=&quot;&quot;&quot;&amp;[calc.B18]&amp;&quot;&quot;&quot;/&gt;&quot;)" office:value-type="string" office:string-value="&lt;item key=&quot;0x5A&quot; value=&quot;0x11BE&quot;/&gt;" calcext:value-type="string">
            <text:p>&lt;item key="0x5A" value="0x11BE"/&gt;</text:p>
          </table:table-cell>
          <table:table-cell table:formula="of:=IF([calc.C18]=&quot;&quot;;&quot;&quot;;&quot;&lt;item key=&quot;&quot;0x&quot;&amp;[calc.C28]&amp;&quot;&quot;&quot; value=&quot;&quot;&quot;&amp;[calc.C18]&amp;&quot;&quot;&quot;/&gt;&quot;)" office:value-type="string" office:string-value="&lt;item key=&quot;0x58&quot; value=&quot;0x11B9&quot;/&gt;" calcext:value-type="string">
            <text:p>&lt;item key="0x58" value="0x11B9"/&gt;</text:p>
          </table:table-cell>
          <table:table-cell table:formula="of:=IF([calc.D18]=&quot;&quot;;&quot;&quot;;&quot;&lt;item key=&quot;&quot;0x&quot;&amp;[calc.D28]&amp;&quot;&quot;&quot; value=&quot;&quot;&quot;&amp;[calc.D18]&amp;&quot;&quot;&quot;/&gt;&quot;)" office:value-type="string" office:string-value="&lt;item key=&quot;0x43&quot; value=&quot;0x11BF&quot;/&gt;" calcext:value-type="string">
            <text:p>&lt;item key="0x43" value="0x11BF"/&gt;</text:p>
          </table:table-cell>
          <table:table-cell table:formula="of:=IF([calc.E18]=&quot;&quot;;&quot;&quot;;&quot;&lt;item key=&quot;&quot;0x&quot;&amp;[calc.E28]&amp;&quot;&quot;&quot; value=&quot;&quot;&quot;&amp;[calc.E18]&amp;&quot;&quot;&quot;/&gt;&quot;)" office:value-type="string" office:string-value="&lt;item key=&quot;0x56&quot; value=&quot;0x002F&quot;/&gt;" calcext:value-type="string">
            <text:p>&lt;item key="0x56" value="0x002F"/&gt;</text:p>
          </table:table-cell>
          <table:table-cell table:formula="of:=IF([calc.F18]=&quot;&quot;;&quot;&quot;;&quot;&lt;item key=&quot;&quot;0x&quot;&amp;[calc.F28]&amp;&quot;&quot;&quot; value=&quot;&quot;&quot;&amp;[calc.F18]&amp;&quot;&quot;&quot;/&gt;&quot;)" office:value-type="string" office:string-value="&lt;item key=&quot;0x42&quot; value=&quot;0x0021&quot;/&gt;" calcext:value-type="string">
            <text:p>&lt;item key="0x42" value="0x0021"/&gt;</text:p>
          </table:table-cell>
          <table:table-cell table:formula="of:=IF([calc.G18]=&quot;&quot;;&quot;&quot;;&quot;&lt;item key=&quot;&quot;0x&quot;&amp;[calc.G28]&amp;&quot;&quot;&quot; value=&quot;&quot;&quot;&amp;[calc.G18]&amp;&quot;&quot;&quot;/&gt;&quot;)" office:value-type="string" office:string-value="&lt;item key=&quot;0x4E&quot; value=&quot;0x0022&quot;/&gt;" calcext:value-type="string">
            <text:p>&lt;item key="0x4E" value="0x0022"/&gt;</text:p>
          </table:table-cell>
          <table:table-cell table:formula="of:=IF([calc.H18]=&quot;&quot;;&quot;&quot;;&quot;&lt;item key=&quot;&quot;0x&quot;&amp;[calc.H28]&amp;&quot;&quot;&quot; value=&quot;&quot;&quot;&amp;[calc.H18]&amp;&quot;&quot;&quot;/&gt;&quot;)" office:value-type="string" office:string-value="&lt;item key=&quot;0x4D&quot; value=&quot;0x0027&quot;/&gt;" calcext:value-type="string">
            <text:p>&lt;item key="0x4D" value="0x0027"/&gt;</text:p>
          </table:table-cell>
          <table:table-cell table:formula="of:=IF([calc.I18]=&quot;&quot;;&quot;&quot;;&quot;&lt;item key=&quot;&quot;0x&quot;&amp;[calc.I28]&amp;&quot;&quot;&quot; value=&quot;&quot;&quot;&amp;[calc.I18]&amp;&quot;&quot;&quot;/&gt;&quot;)" office:value-type="string" office:string-value="&lt;item key=&quot;0x3C&quot; value=&quot;0x003C&quot;/&gt;" calcext:value-type="string">
            <text:p>&lt;item key="0x3C" value="0x003C"/&gt;</text:p>
          </table:table-cell>
          <table:table-cell table:formula="of:=IF([calc.J18]=&quot;&quot;;&quot;&quot;;&quot;&lt;item key=&quot;&quot;0x&quot;&amp;[calc.J28]&amp;&quot;&quot;&quot; value=&quot;&quot;&quot;&amp;[calc.J18]&amp;&quot;&quot;&quot;/&gt;&quot;)" office:value-type="string" office:string-value="&lt;item key=&quot;0x3E&quot; value=&quot;0x003E&quot;/&gt;" calcext:value-type="string">
            <text:p>&lt;item key="0x3E" value="0x003E"/&gt;</text:p>
          </table:table-cell>
          <table:table-cell table:formula="of:=IF([calc.K18]=&quot;&quot;;&quot;&quot;;&quot;&lt;item key=&quot;&quot;0x&quot;&amp;[calc.K28]&amp;&quot;&quot;&quot; value=&quot;&quot;&quot;&amp;[calc.K18]&amp;&quot;&quot;&quot;/&gt;&quot;)" office:value-type="string" office:string-value="&lt;item key=&quot;0x3F&quot; value=&quot;0x003F&quot;/&gt;" calcext:value-type="string">
            <text:p>&lt;item key="0x3F" value="0x003F"/&gt;</text:p>
          </table:table-cell>
          <table:table-cell table:formula="of:=IF([calc.L18]=&quot;&quot;;&quot;&quot;;&quot;&lt;item key=&quot;&quot;0x&quot;&amp;[calc.L28]&amp;&quot;&quot;&quot; value=&quot;&quot;&quot;&amp;[calc.L18]&amp;&quot;&quot;&quot;/&gt;&quot;)">
            <text:p/>
          </table:table-cell>
          <table:table-cell table:formula="of:=IF([calc.M18]=&quot;&quot;;&quot;&quot;;&quot;&lt;item key=&quot;&quot;0x&quot;&amp;[calc.M28]&amp;&quot;&quot;&quot; value=&quot;&quot;&quot;&amp;[calc.M18]&amp;&quot;&quot;&quot;/&gt;&quot;)">
            <text:p/>
          </table:table-cell>
          <table:table-cell table:formula="of:=IF([calc.N18]=&quot;&quot;;&quot;&quot;;&quot;&lt;item key=&quot;&quot;0x&quot;&amp;[calc.N28]&amp;&quot;&quot;&quot; value=&quot;&quot;&quot;&amp;[calc.N18]&amp;&quot;&quot;&quot;/&gt;&quot;)">
            <text:p/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der_result" table:style-name="ta1">
        <table:table-column table:style-name="co2" table:number-columns-repeated="16384" table:default-cell-style-name="ce40"/>
        <table:table-row table:style-name="ro1">
          <table:table-cell table:style-name="ce80" office:value-type="string" calcext:value-type="string">
            <text:p>dec</text:p>
          </table:table-cell>
          <table:table-cell table:style-name="ce80" office:value-type="string" calcext:value-type="string">
            <text:p>hex</text:p>
          </table:table-cell>
          <table:table-cell table:style-name="ce80" office:value-type="string" calcext:value-type="string">
            <text:p>y</text:p>
          </table:table-cell>
          <table:table-cell table:style-name="ce81" office:value-type="string" calcext:value-type="string">
            <text:p>x</text:p>
          </table:table-cell>
          <table:table-cell table:style-name="ce80" office:value-type="string" calcext:value-type="string">
            <text:p>result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EXT(DEC2HEX([.A2]);0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formula="of:=IF([.C2]=0;IF([.D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DEC2HEX([.A3]);0)" office:value-type="string" office:string-value="1" calcext:value-type="string">
            <text:p>1</text:p>
          </table:table-cell>
          <table:table-cell table:number-matrix-columns-spanned="1" table:number-matrix-rows-spanned="1" table:formula="of:=MIN(IF([$calc.$A$31:.$N$38]=[.B3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3]; COLUMN([$calc.$A$31:.$N$38])-MIN(COLUMN([$calc.$A$31:.$N$38]))+1))" office:value-type="float" office:value="0" calcext:value-type="float">
            <text:p>0</text:p>
          </table:table-cell>
          <table:table-cell table:formula="of:=IF([.C3]=0;IF([.D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DEC2HEX([.A4]);0)" office:value-type="string" office:string-value="2" calcext:value-type="string">
            <text:p>2</text:p>
          </table:table-cell>
          <table:table-cell table:number-matrix-columns-spanned="1" table:number-matrix-rows-spanned="1" table:formula="of:=MIN(IF([$calc.$A$31:.$N$38]=[.B4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4]; COLUMN([$calc.$A$31:.$N$38])-MIN(COLUMN([$calc.$A$31:.$N$38]))+1))" office:value-type="float" office:value="0" calcext:value-type="float">
            <text:p>0</text:p>
          </table:table-cell>
          <table:table-cell table:formula="of:=IF([.C4]=0;IF([.D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DEC2HEX([.A5]);0)" office:value-type="string" office:string-value="3" calcext:value-type="string">
            <text:p>3</text:p>
          </table:table-cell>
          <table:table-cell table:number-matrix-columns-spanned="1" table:number-matrix-rows-spanned="1" table:formula="of:=MIN(IF([$calc.$A$31:.$N$38]=[.B5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5]; COLUMN([$calc.$A$31:.$N$38])-MIN(COLUMN([$calc.$A$31:.$N$38]))+1))" office:value-type="float" office:value="0" calcext:value-type="float">
            <text:p>0</text:p>
          </table:table-cell>
          <table:table-cell table:formula="of:=IF([.C5]=0;IF([.D5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DEC2HEX([.A6]);0)" office:value-type="string" office:string-value="4" calcext:value-type="string">
            <text:p>4</text:p>
          </table:table-cell>
          <table:table-cell table:number-matrix-columns-spanned="1" table:number-matrix-rows-spanned="1" table:formula="of:=MIN(IF([$calc.$A$31:.$N$38]=[.B6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6]; COLUMN([$calc.$A$31:.$N$38])-MIN(COLUMN([$calc.$A$31:.$N$38]))+1))" office:value-type="float" office:value="0" calcext:value-type="float">
            <text:p>0</text:p>
          </table:table-cell>
          <table:table-cell table:formula="of:=IF([.C6]=0;IF([.D6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DEC2HEX([.A7]);0)" office:value-type="string" office:string-value="5" calcext:value-type="string">
            <text:p>5</text:p>
          </table:table-cell>
          <table:table-cell table:number-matrix-columns-spanned="1" table:number-matrix-rows-spanned="1" table:formula="of:=MIN(IF([$calc.$A$31:.$N$38]=[.B7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7]; COLUMN([$calc.$A$31:.$N$38])-MIN(COLUMN([$calc.$A$31:.$N$38]))+1))" office:value-type="float" office:value="0" calcext:value-type="float">
            <text:p>0</text:p>
          </table:table-cell>
          <table:table-cell table:formula="of:=IF([.C7]=0;IF([.D7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DEC2HEX([.A8]);0)" office:value-type="string" office:string-value="6" calcext:value-type="string">
            <text:p>6</text:p>
          </table:table-cell>
          <table:table-cell table:number-matrix-columns-spanned="1" table:number-matrix-rows-spanned="1" table:formula="of:=MIN(IF([$calc.$A$31:.$N$38]=[.B8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8]; COLUMN([$calc.$A$31:.$N$38])-MIN(COLUMN([$calc.$A$31:.$N$38]))+1))" office:value-type="float" office:value="0" calcext:value-type="float">
            <text:p>0</text:p>
          </table:table-cell>
          <table:table-cell table:formula="of:=IF([.C8]=0;IF([.D8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DEC2HEX([.A9]);0)" office:value-type="string" office:string-value="7" calcext:value-type="string">
            <text:p>7</text:p>
          </table:table-cell>
          <table:table-cell table:number-matrix-columns-spanned="1" table:number-matrix-rows-spanned="1" table:formula="of:=MIN(IF([$calc.$A$31:.$N$38]=[.B9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9]; COLUMN([$calc.$A$31:.$N$38])-MIN(COLUMN([$calc.$A$31:.$N$38]))+1))" office:value-type="float" office:value="0" calcext:value-type="float">
            <text:p>0</text:p>
          </table:table-cell>
          <table:table-cell table:formula="of:=IF([.C9]=0;IF([.D9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DEC2HEX([.A10]);0)" office:value-type="string" office:string-value="8" calcext:value-type="string">
            <text:p>8</text:p>
          </table:table-cell>
          <table:table-cell table:number-matrix-columns-spanned="1" table:number-matrix-rows-spanned="1" table:formula="of:=MIN(IF([$calc.$A$31:.$N$38]=[.B10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0]; COLUMN([$calc.$A$31:.$N$38])-MIN(COLUMN([$calc.$A$31:.$N$38]))+1))" office:value-type="float" office:value="0" calcext:value-type="float">
            <text:p>0</text:p>
          </table:table-cell>
          <table:table-cell table:formula="of:=IF([.C10]=0;IF([.D10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DEC2HEX([.A11]);0)" office:value-type="string" office:string-value="9" calcext:value-type="string">
            <text:p>9</text:p>
          </table:table-cell>
          <table:table-cell table:number-matrix-columns-spanned="1" table:number-matrix-rows-spanned="1" table:formula="of:=MIN(IF([$calc.$A$31:.$N$38]=[.B11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1]; COLUMN([$calc.$A$31:.$N$38])-MIN(COLUMN([$calc.$A$31:.$N$38]))+1))" office:value-type="float" office:value="0" calcext:value-type="float">
            <text:p>0</text:p>
          </table:table-cell>
          <table:table-cell table:formula="of:=IF([.C11]=0;IF([.D11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DEC2HEX([.A12]);0)" office:value-type="string" office:string-value="A" calcext:value-type="string">
            <text:p>A</text:p>
          </table:table-cell>
          <table:table-cell table:number-matrix-columns-spanned="1" table:number-matrix-rows-spanned="1" table:formula="of:=MIN(IF([$calc.$A$31:.$N$38]=[.B12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2]; COLUMN([$calc.$A$31:.$N$38])-MIN(COLUMN([$calc.$A$31:.$N$38]))+1))" office:value-type="float" office:value="0" calcext:value-type="float">
            <text:p>0</text:p>
          </table:table-cell>
          <table:table-cell table:formula="of:=IF([.C12]=0;IF([.D1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DEC2HEX([.A13]);0)" office:value-type="string" office:string-value="B" calcext:value-type="string">
            <text:p>B</text:p>
          </table:table-cell>
          <table:table-cell table:number-matrix-columns-spanned="1" table:number-matrix-rows-spanned="1" table:formula="of:=MIN(IF([$calc.$A$31:.$N$38]=[.B13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3]; COLUMN([$calc.$A$31:.$N$38])-MIN(COLUMN([$calc.$A$31:.$N$38]))+1))" office:value-type="float" office:value="0" calcext:value-type="float">
            <text:p>0</text:p>
          </table:table-cell>
          <table:table-cell table:formula="of:=IF([.C13]=0;IF([.D1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DEC2HEX([.A14]);0)" office:value-type="string" office:string-value="C" calcext:value-type="string">
            <text:p>C</text:p>
          </table:table-cell>
          <table:table-cell table:number-matrix-columns-spanned="1" table:number-matrix-rows-spanned="1" table:formula="of:=MIN(IF([$calc.$A$31:.$N$38]=[.B14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4]; COLUMN([$calc.$A$31:.$N$38])-MIN(COLUMN([$calc.$A$31:.$N$38]))+1))" office:value-type="float" office:value="0" calcext:value-type="float">
            <text:p>0</text:p>
          </table:table-cell>
          <table:table-cell table:formula="of:=IF([.C14]=0;IF([.D1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DEC2HEX([.A15]);0)" office:value-type="string" office:string-value="D" calcext:value-type="string">
            <text:p>D</text:p>
          </table:table-cell>
          <table:table-cell table:number-matrix-columns-spanned="1" table:number-matrix-rows-spanned="1" table:formula="of:=MIN(IF([$calc.$A$31:.$N$38]=[.B15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5]; COLUMN([$calc.$A$31:.$N$38])-MIN(COLUMN([$calc.$A$31:.$N$38]))+1))" office:value-type="float" office:value="0" calcext:value-type="float">
            <text:p>0</text:p>
          </table:table-cell>
          <table:table-cell table:formula="of:=IF([.C15]=0;IF([.D15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DEC2HEX([.A16]);0)" office:value-type="string" office:string-value="E" calcext:value-type="string">
            <text:p>E</text:p>
          </table:table-cell>
          <table:table-cell table:number-matrix-columns-spanned="1" table:number-matrix-rows-spanned="1" table:formula="of:=MIN(IF([$calc.$A$31:.$N$38]=[.B16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6]; COLUMN([$calc.$A$31:.$N$38])-MIN(COLUMN([$calc.$A$31:.$N$38]))+1))" office:value-type="float" office:value="0" calcext:value-type="float">
            <text:p>0</text:p>
          </table:table-cell>
          <table:table-cell table:formula="of:=IF([.C16]=0;IF([.D16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DEC2HEX([.A17]);0)" office:value-type="string" office:string-value="F" calcext:value-type="string">
            <text:p>F</text:p>
          </table:table-cell>
          <table:table-cell table:number-matrix-columns-spanned="1" table:number-matrix-rows-spanned="1" table:formula="of:=MIN(IF([$calc.$A$31:.$N$38]=[.B17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7]; COLUMN([$calc.$A$31:.$N$38])-MIN(COLUMN([$calc.$A$31:.$N$38]))+1))" office:value-type="float" office:value="0" calcext:value-type="float">
            <text:p>0</text:p>
          </table:table-cell>
          <table:table-cell table:formula="of:=IF([.C17]=0;IF([.D17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DEC2HEX([.A18]);0)" office:value-type="string" office:string-value="10" calcext:value-type="string">
            <text:p>10</text:p>
          </table:table-cell>
          <table:table-cell table:number-matrix-columns-spanned="1" table:number-matrix-rows-spanned="1" table:formula="of:=MIN(IF([$calc.$A$31:.$N$38]=[.B18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8]; COLUMN([$calc.$A$31:.$N$38])-MIN(COLUMN([$calc.$A$31:.$N$38]))+1))" office:value-type="float" office:value="0" calcext:value-type="float">
            <text:p>0</text:p>
          </table:table-cell>
          <table:table-cell table:formula="of:=IF([.C18]=0;IF([.D18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DEC2HEX([.A19]);0)" office:value-type="string" office:string-value="11" calcext:value-type="string">
            <text:p>11</text:p>
          </table:table-cell>
          <table:table-cell table:number-matrix-columns-spanned="1" table:number-matrix-rows-spanned="1" table:formula="of:=MIN(IF([$calc.$A$31:.$N$38]=[.B19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9]; COLUMN([$calc.$A$31:.$N$38])-MIN(COLUMN([$calc.$A$31:.$N$38]))+1))" office:value-type="float" office:value="0" calcext:value-type="float">
            <text:p>0</text:p>
          </table:table-cell>
          <table:table-cell table:formula="of:=IF([.C19]=0;IF([.D19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DEC2HEX([.A20]);0)" office:value-type="string" office:string-value="12" calcext:value-type="string">
            <text:p>12</text:p>
          </table:table-cell>
          <table:table-cell table:number-matrix-columns-spanned="1" table:number-matrix-rows-spanned="1" table:formula="of:=MIN(IF([$calc.$A$31:.$N$38]=[.B20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0]; COLUMN([$calc.$A$31:.$N$38])-MIN(COLUMN([$calc.$A$31:.$N$38]))+1))" office:value-type="float" office:value="0" calcext:value-type="float">
            <text:p>0</text:p>
          </table:table-cell>
          <table:table-cell table:formula="of:=IF([.C20]=0;IF([.D20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DEC2HEX([.A21]);0)" office:value-type="string" office:string-value="13" calcext:value-type="string">
            <text:p>13</text:p>
          </table:table-cell>
          <table:table-cell table:number-matrix-columns-spanned="1" table:number-matrix-rows-spanned="1" table:formula="of:=MIN(IF([$calc.$A$31:.$N$38]=[.B21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1]; COLUMN([$calc.$A$31:.$N$38])-MIN(COLUMN([$calc.$A$31:.$N$38]))+1))" office:value-type="float" office:value="0" calcext:value-type="float">
            <text:p>0</text:p>
          </table:table-cell>
          <table:table-cell table:formula="of:=IF([.C21]=0;IF([.D21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DEC2HEX([.A22]);0)" office:value-type="string" office:string-value="14" calcext:value-type="string">
            <text:p>14</text:p>
          </table:table-cell>
          <table:table-cell table:number-matrix-columns-spanned="1" table:number-matrix-rows-spanned="1" table:formula="of:=MIN(IF([$calc.$A$31:.$N$38]=[.B22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2]; COLUMN([$calc.$A$31:.$N$38])-MIN(COLUMN([$calc.$A$31:.$N$38]))+1))" office:value-type="float" office:value="0" calcext:value-type="float">
            <text:p>0</text:p>
          </table:table-cell>
          <table:table-cell table:formula="of:=IF([.C22]=0;IF([.D2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DEC2HEX([.A23]);0)" office:value-type="string" office:string-value="15" calcext:value-type="string">
            <text:p>15</text:p>
          </table:table-cell>
          <table:table-cell table:number-matrix-columns-spanned="1" table:number-matrix-rows-spanned="1" table:formula="of:=MIN(IF([$calc.$A$31:.$N$38]=[.B23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3]; COLUMN([$calc.$A$31:.$N$38])-MIN(COLUMN([$calc.$A$31:.$N$38]))+1))" office:value-type="float" office:value="0" calcext:value-type="float">
            <text:p>0</text:p>
          </table:table-cell>
          <table:table-cell table:formula="of:=IF([.C23]=0;IF([.D2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DEC2HEX([.A24]);0)" office:value-type="string" office:string-value="16" calcext:value-type="string">
            <text:p>16</text:p>
          </table:table-cell>
          <table:table-cell table:number-matrix-columns-spanned="1" table:number-matrix-rows-spanned="1" table:formula="of:=MIN(IF([$calc.$A$31:.$N$38]=[.B24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4]; COLUMN([$calc.$A$31:.$N$38])-MIN(COLUMN([$calc.$A$31:.$N$38]))+1))" office:value-type="float" office:value="0" calcext:value-type="float">
            <text:p>0</text:p>
          </table:table-cell>
          <table:table-cell table:formula="of:=IF([.C24]=0;IF([.D2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DEC2HEX([.A25]);0)" office:value-type="string" office:string-value="17" calcext:value-type="string">
            <text:p>17</text:p>
          </table:table-cell>
          <table:table-cell table:number-matrix-columns-spanned="1" table:number-matrix-rows-spanned="1" table:formula="of:=MIN(IF([$calc.$A$31:.$N$38]=[.B25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5]; COLUMN([$calc.$A$31:.$N$38])-MIN(COLUMN([$calc.$A$31:.$N$38]))+1))" office:value-type="float" office:value="0" calcext:value-type="float">
            <text:p>0</text:p>
          </table:table-cell>
          <table:table-cell table:formula="of:=IF([.C25]=0;IF([.D25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DEC2HEX([.A26]);0)" office:value-type="string" office:string-value="18" calcext:value-type="string">
            <text:p>18</text:p>
          </table:table-cell>
          <table:table-cell table:number-matrix-columns-spanned="1" table:number-matrix-rows-spanned="1" table:formula="of:=MIN(IF([$calc.$A$31:.$N$38]=[.B26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6]; COLUMN([$calc.$A$31:.$N$38])-MIN(COLUMN([$calc.$A$31:.$N$38]))+1))" office:value-type="float" office:value="0" calcext:value-type="float">
            <text:p>0</text:p>
          </table:table-cell>
          <table:table-cell table:formula="of:=IF([.C26]=0;IF([.D26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DEC2HEX([.A27]);0)" office:value-type="string" office:string-value="19" calcext:value-type="string">
            <text:p>19</text:p>
          </table:table-cell>
          <table:table-cell table:number-matrix-columns-spanned="1" table:number-matrix-rows-spanned="1" table:formula="of:=MIN(IF([$calc.$A$31:.$N$38]=[.B27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7]; COLUMN([$calc.$A$31:.$N$38])-MIN(COLUMN([$calc.$A$31:.$N$38]))+1))" office:value-type="float" office:value="0" calcext:value-type="float">
            <text:p>0</text:p>
          </table:table-cell>
          <table:table-cell table:formula="of:=IF([.C27]=0;IF([.D27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DEC2HEX([.A28]);0)" office:value-type="string" office:string-value="1A" calcext:value-type="string">
            <text:p>1A</text:p>
          </table:table-cell>
          <table:table-cell table:number-matrix-columns-spanned="1" table:number-matrix-rows-spanned="1" table:formula="of:=MIN(IF([$calc.$A$31:.$N$38]=[.B28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8]; COLUMN([$calc.$A$31:.$N$38])-MIN(COLUMN([$calc.$A$31:.$N$38]))+1))" office:value-type="float" office:value="0" calcext:value-type="float">
            <text:p>0</text:p>
          </table:table-cell>
          <table:table-cell table:formula="of:=IF([.C28]=0;IF([.D28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DEC2HEX([.A29]);0)" office:value-type="string" office:string-value="1B" calcext:value-type="string">
            <text:p>1B</text:p>
          </table:table-cell>
          <table:table-cell table:number-matrix-columns-spanned="1" table:number-matrix-rows-spanned="1" table:formula="of:=MIN(IF([$calc.$A$31:.$N$38]=[.B29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29]; COLUMN([$calc.$A$31:.$N$38])-MIN(COLUMN([$calc.$A$31:.$N$38]))+1))" office:value-type="float" office:value="0" calcext:value-type="float">
            <text:p>0</text:p>
          </table:table-cell>
          <table:table-cell table:formula="of:=IF([.C29]=0;IF([.D29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DEC2HEX([.A30]);0)" office:value-type="string" office:string-value="1C" calcext:value-type="string">
            <text:p>1C</text:p>
          </table:table-cell>
          <table:table-cell table:number-matrix-columns-spanned="1" table:number-matrix-rows-spanned="1" table:formula="of:=MIN(IF([$calc.$A$31:.$N$38]=[.B30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30]; COLUMN([$calc.$A$31:.$N$38])-MIN(COLUMN([$calc.$A$31:.$N$38]))+1))" office:value-type="float" office:value="0" calcext:value-type="float">
            <text:p>0</text:p>
          </table:table-cell>
          <table:table-cell table:formula="of:=IF([.C30]=0;IF([.D30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DEC2HEX([.A31]);0)" office:value-type="string" office:string-value="1D" calcext:value-type="string">
            <text:p>1D</text:p>
          </table:table-cell>
          <table:table-cell table:number-matrix-columns-spanned="1" table:number-matrix-rows-spanned="1" table:formula="of:=MIN(IF([$calc.$A$31:.$N$38]=[.B31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31]; COLUMN([$calc.$A$31:.$N$38])-MIN(COLUMN([$calc.$A$31:.$N$38]))+1))" office:value-type="float" office:value="0" calcext:value-type="float">
            <text:p>0</text:p>
          </table:table-cell>
          <table:table-cell table:formula="of:=IF([.C31]=0;IF([.D31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DEC2HEX([.A32]);0)" office:value-type="string" office:string-value="1E" calcext:value-type="string">
            <text:p>1E</text:p>
          </table:table-cell>
          <table:table-cell table:number-matrix-columns-spanned="1" table:number-matrix-rows-spanned="1" table:formula="of:=MIN(IF([$calc.$A$31:.$N$38]=[.B32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32]; COLUMN([$calc.$A$31:.$N$38])-MIN(COLUMN([$calc.$A$31:.$N$38]))+1))" office:value-type="float" office:value="0" calcext:value-type="float">
            <text:p>0</text:p>
          </table:table-cell>
          <table:table-cell table:formula="of:=IF([.C32]=0;IF([.D32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DEC2HEX([.A33]);0)" office:value-type="string" office:string-value="1F" calcext:value-type="string">
            <text:p>1F</text:p>
          </table:table-cell>
          <table:table-cell table:number-matrix-columns-spanned="1" table:number-matrix-rows-spanned="1" table:formula="of:=MIN(IF([$calc.$A$31:.$N$38]=[.B33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33]; COLUMN([$calc.$A$31:.$N$38])-MIN(COLUMN([$calc.$A$31:.$N$38]))+1))" office:value-type="float" office:value="0" calcext:value-type="float">
            <text:p>0</text:p>
          </table:table-cell>
          <table:table-cell table:formula="of:=IF([.C33]=0;IF([.D33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DEC2HEX([.A34]);0)" office:value-type="string" office:string-value="20" calcext:value-type="string">
            <text:p>20</text:p>
          </table:table-cell>
          <table:table-cell table:number-matrix-columns-spanned="1" table:number-matrix-rows-spanned="1" table:formula="of:=MIN(IF([$calc.$A$31:.$N$38]=[.B34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34]; COLUMN([$calc.$A$31:.$N$38])-MIN(COLUMN([$calc.$A$31:.$N$38]))+1))" office:value-type="float" office:value="0" calcext:value-type="float">
            <text:p>0</text:p>
          </table:table-cell>
          <table:table-cell table:formula="of:=IF([.C34]=0;IF([.D34]=0;&quot;0x0000,&quot;);1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DEC2HEX([.A35]);0)" office:value-type="string" office:string-value="21" calcext:value-type="string">
            <text:p>21</text:p>
          </table:table-cell>
          <table:table-cell table:number-matrix-columns-spanned="1" table:number-matrix-rows-spanned="1" table:formula="of:=MIN(IF([$calc.$A$31:.$N$38]=[.B35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35]; COLUMN([$calc.$A$31:.$N$38])-MIN(COLUMN([$calc.$A$31:.$N$38]))+1))" office:value-type="float" office:value="2" calcext:value-type="float">
            <text:p>2</text:p>
          </table:table-cell>
          <table:table-cell table:formula="of:=IF([.C35]=0;IF([.D35]=0;&quot;0x0000,&quot;);INDIRECT(&quot;$calc.&quot;&amp;ADDRESS([.C35]+10; [.D35]))&amp;&quot;,&quot;)" office:value-type="string" office:string-value="0x11A9," calcext:value-type="string">
            <text:p>0x11A9,</text:p>
          </table:table-cell>
          <table:table-cell table:style-name="ce82"/>
          <table:table-cell/>
          <table:table-cell table:style-name="ce83" table:formula="of:=INDIRECT(&quot;$calc.&quot;&amp;ADDRESS(1; 1))" office:value-type="string" office:string-value="`" calcext:value-type="string">
            <text:p>`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DEC2HEX([.A36]);0)" office:value-type="string" office:string-value="22" calcext:value-type="string">
            <text:p>22</text:p>
          </table:table-cell>
          <table:table-cell table:number-matrix-columns-spanned="1" table:number-matrix-rows-spanned="1" table:formula="of:=MIN(IF([$calc.$A$31:.$N$38]=[.B36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36]; COLUMN([$calc.$A$31:.$N$38])-MIN(COLUMN([$calc.$A$31:.$N$38]))+1))" office:value-type="float" office:value="12" calcext:value-type="float">
            <text:p>12</text:p>
          </table:table-cell>
          <table:table-cell table:formula="of:=IF([.C36]=0;IF([.D36]=0;&quot;0x0000,&quot;);INDIRECT(&quot;$calc.&quot;&amp;ADDRESS([.C36]+10; [.D36]))&amp;&quot;,&quot;)" office:value-type="string" office:string-value="0x00B7," calcext:value-type="string">
            <text:p>0x00B7,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DEC2HEX([.A37]);0)" office:value-type="string" office:string-value="23" calcext:value-type="string">
            <text:p>23</text:p>
          </table:table-cell>
          <table:table-cell table:number-matrix-columns-spanned="1" table:number-matrix-rows-spanned="1" table:formula="of:=MIN(IF([$calc.$A$31:.$N$38]=[.B37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37]; COLUMN([$calc.$A$31:.$N$38])-MIN(COLUMN([$calc.$A$31:.$N$38]))+1))" office:value-type="float" office:value="4" calcext:value-type="float">
            <text:p>4</text:p>
          </table:table-cell>
          <table:table-cell table:formula="of:=IF([.C37]=0;IF([.D37]=0;&quot;0x0000,&quot;);INDIRECT(&quot;$calc.&quot;&amp;ADDRESS([.C37]+10; [.D37]))&amp;&quot;,&quot;)" office:value-type="string" office:string-value="0x11BD," calcext:value-type="string">
            <text:p>0x11BD,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DEC2HEX([.A38]);0)" office:value-type="string" office:string-value="24" calcext:value-type="string">
            <text:p>24</text:p>
          </table:table-cell>
          <table:table-cell table:number-matrix-columns-spanned="1" table:number-matrix-rows-spanned="1" table:formula="of:=MIN(IF([$calc.$A$31:.$N$38]=[.B38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38]; COLUMN([$calc.$A$31:.$N$38])-MIN(COLUMN([$calc.$A$31:.$N$38]))+1))" office:value-type="float" office:value="5" calcext:value-type="float">
            <text:p>5</text:p>
          </table:table-cell>
          <table:table-cell table:formula="of:=IF([.C38]=0;IF([.D38]=0;&quot;0x0000,&quot;);INDIRECT(&quot;$calc.&quot;&amp;ADDRESS([.C38]+10; [.D38]))&amp;&quot;,&quot;)" office:value-type="string" office:string-value="0x0024," calcext:value-type="string">
            <text:p>0x0024,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DEC2HEX([.A39]);0)" office:value-type="string" office:string-value="25" calcext:value-type="string">
            <text:p>25</text:p>
          </table:table-cell>
          <table:table-cell table:number-matrix-columns-spanned="1" table:number-matrix-rows-spanned="1" table:formula="of:=MIN(IF([$calc.$A$31:.$N$38]=[.B39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39]; COLUMN([$calc.$A$31:.$N$38])-MIN(COLUMN([$calc.$A$31:.$N$38]))+1))" office:value-type="float" office:value="6" calcext:value-type="float">
            <text:p>6</text:p>
          </table:table-cell>
          <table:table-cell table:formula="of:=IF([.C39]=0;IF([.D39]=0;&quot;0x0000,&quot;);INDIRECT(&quot;$calc.&quot;&amp;ADDRESS([.C39]+10; [.D39]))&amp;&quot;,&quot;)" office:value-type="string" office:string-value="0x0025," calcext:value-type="string">
            <text:p>0x0025,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DEC2HEX([.A40]);0)" office:value-type="string" office:string-value="26" calcext:value-type="string">
            <text:p>26</text:p>
          </table:table-cell>
          <table:table-cell table:number-matrix-columns-spanned="1" table:number-matrix-rows-spanned="1" table:formula="of:=MIN(IF([$calc.$A$31:.$N$38]=[.B40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40]; COLUMN([$calc.$A$31:.$N$38])-MIN(COLUMN([$calc.$A$31:.$N$38]))+1))" office:value-type="float" office:value="8" calcext:value-type="float">
            <text:p>8</text:p>
          </table:table-cell>
          <table:table-cell table:formula="of:=IF([.C40]=0;IF([.D40]=0;&quot;0x0000,&quot;);INDIRECT(&quot;$calc.&quot;&amp;ADDRESS([.C40]+10; [.D40]))&amp;&quot;,&quot;)" office:value-type="string" office:string-value="0x0026," calcext:value-type="string">
            <text:p>0x0026,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DEC2HEX([.A41]);0)" office:value-type="string" office:string-value="27" calcext:value-type="string">
            <text:p>27</text:p>
          </table:table-cell>
          <table:table-cell table:number-matrix-columns-spanned="1" table:number-matrix-rows-spanned="1" table:formula="of:=MIN(IF([$calc.$A$31:.$N$38]=[.B41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41]; COLUMN([$calc.$A$31:.$N$38])-MIN(COLUMN([$calc.$A$31:.$N$38]))+1))" office:value-type="float" office:value="12" calcext:value-type="float">
            <text:p>12</text:p>
          </table:table-cell>
          <table:table-cell table:formula="of:=IF([.C41]=0;IF([.D41]=0;&quot;0x0000,&quot;);INDIRECT(&quot;$calc.&quot;&amp;ADDRESS([.C41]+10; [.D41]))&amp;&quot;,&quot;)" office:value-type="string" office:string-value="0x1110," calcext:value-type="string">
            <text:p>0x1110,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DEC2HEX([.A42]);0)" office:value-type="string" office:string-value="28" calcext:value-type="string">
            <text:p>28</text:p>
          </table:table-cell>
          <table:table-cell table:number-matrix-columns-spanned="1" table:number-matrix-rows-spanned="1" table:formula="of:=MIN(IF([$calc.$A$31:.$N$38]=[.B42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42]; COLUMN([$calc.$A$31:.$N$38])-MIN(COLUMN([$calc.$A$31:.$N$38]))+1))" office:value-type="float" office:value="10" calcext:value-type="float">
            <text:p>10</text:p>
          </table:table-cell>
          <table:table-cell table:formula="of:=IF([.C42]=0;IF([.D42]=0;&quot;0x0000,&quot;);INDIRECT(&quot;$calc.&quot;&amp;ADDRESS([.C42]+10; [.D42]))&amp;&quot;,&quot;)" office:value-type="string" office:string-value="0x0028," calcext:value-type="string">
            <text:p>0x0028,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DEC2HEX([.A43]);0)" office:value-type="string" office:string-value="29" calcext:value-type="string">
            <text:p>29</text:p>
          </table:table-cell>
          <table:table-cell table:number-matrix-columns-spanned="1" table:number-matrix-rows-spanned="1" table:formula="of:=MIN(IF([$calc.$A$31:.$N$38]=[.B43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43]; COLUMN([$calc.$A$31:.$N$38])-MIN(COLUMN([$calc.$A$31:.$N$38]))+1))" office:value-type="float" office:value="11" calcext:value-type="float">
            <text:p>11</text:p>
          </table:table-cell>
          <table:table-cell table:formula="of:=IF([.C43]=0;IF([.D43]=0;&quot;0x0000,&quot;);INDIRECT(&quot;$calc.&quot;&amp;ADDRESS([.C43]+10; [.D43]))&amp;&quot;,&quot;)" office:value-type="string" office:string-value="0x0029," calcext:value-type="string">
            <text:p>0x0029,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DEC2HEX([.A44]);0)" office:value-type="string" office:string-value="2A" calcext:value-type="string">
            <text:p>2A</text:p>
          </table:table-cell>
          <table:table-cell table:number-matrix-columns-spanned="1" table:number-matrix-rows-spanned="1" table:formula="of:=MIN(IF([$calc.$A$31:.$N$38]=[.B44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44]; COLUMN([$calc.$A$31:.$N$38])-MIN(COLUMN([$calc.$A$31:.$N$38]))+1))" office:value-type="float" office:value="9" calcext:value-type="float">
            <text:p>9</text:p>
          </table:table-cell>
          <table:table-cell table:formula="of:=IF([.C44]=0;IF([.D44]=0;&quot;0x0000,&quot;);INDIRECT(&quot;$calc.&quot;&amp;ADDRESS([.C44]+10; [.D44]))&amp;&quot;,&quot;)" office:value-type="string" office:string-value="0x002A," calcext:value-type="string">
            <text:p>0x002A,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DEC2HEX([.A45]);0)" office:value-type="string" office:string-value="2B" calcext:value-type="string">
            <text:p>2B</text:p>
          </table:table-cell>
          <table:table-cell table:number-matrix-columns-spanned="1" table:number-matrix-rows-spanned="1" table:formula="of:=MIN(IF([$calc.$A$31:.$N$38]=[.B45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45]; COLUMN([$calc.$A$31:.$N$38])-MIN(COLUMN([$calc.$A$31:.$N$38]))+1))" office:value-type="float" office:value="13" calcext:value-type="float">
            <text:p>13</text:p>
          </table:table-cell>
          <table:table-cell table:formula="of:=IF([.C45]=0;IF([.D45]=0;&quot;0x0000,&quot;);INDIRECT(&quot;$calc.&quot;&amp;ADDRESS([.C45]+10; [.D45]))&amp;&quot;,&quot;)" office:value-type="string" office:string-value="0x002B," calcext:value-type="string">
            <text:p>0x002B,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DEC2HEX([.A46]);0)" office:value-type="string" office:string-value="2C" calcext:value-type="string">
            <text:p>2C</text:p>
          </table:table-cell>
          <table:table-cell table:number-matrix-columns-spanned="1" table:number-matrix-rows-spanned="1" table:formula="of:=MIN(IF([$calc.$A$31:.$N$38]=[.B46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46]; COLUMN([$calc.$A$31:.$N$38])-MIN(COLUMN([$calc.$A$31:.$N$38]))+1))" office:value-type="float" office:value="9" calcext:value-type="float">
            <text:p>9</text:p>
          </table:table-cell>
          <table:table-cell table:formula="of:=IF([.C46]=0;IF([.D46]=0;&quot;0x0000,&quot;);INDIRECT(&quot;$calc.&quot;&amp;ADDRESS([.C46]+10; [.D46]))&amp;&quot;,&quot;)" office:value-type="string" office:string-value="0x002C," calcext:value-type="string">
            <text:p>0x002C,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DEC2HEX([.A47]);0)" office:value-type="string" office:string-value="2D" calcext:value-type="string">
            <text:p>2D</text:p>
          </table:table-cell>
          <table:table-cell table:number-matrix-columns-spanned="1" table:number-matrix-rows-spanned="1" table:formula="of:=MIN(IF([$calc.$A$31:.$N$38]=[.B47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47]; COLUMN([$calc.$A$31:.$N$38])-MIN(COLUMN([$calc.$A$31:.$N$38]))+1))" office:value-type="float" office:value="12" calcext:value-type="float">
            <text:p>12</text:p>
          </table:table-cell>
          <table:table-cell table:formula="of:=IF([.C47]=0;IF([.D47]=0;&quot;0x0000,&quot;);INDIRECT(&quot;$calc.&quot;&amp;ADDRESS([.C47]+10; [.D47]))&amp;&quot;,&quot;)" office:value-type="string" office:string-value="0x002D," calcext:value-type="string">
            <text:p>0x002D,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DEC2HEX([.A48]);0)" office:value-type="string" office:string-value="2E" calcext:value-type="string">
            <text:p>2E</text:p>
          </table:table-cell>
          <table:table-cell table:number-matrix-columns-spanned="1" table:number-matrix-rows-spanned="1" table:formula="of:=MIN(IF([$calc.$A$31:.$N$38]=[.B48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48]; COLUMN([$calc.$A$31:.$N$38])-MIN(COLUMN([$calc.$A$31:.$N$38]))+1))" office:value-type="float" office:value="10" calcext:value-type="float">
            <text:p>10</text:p>
          </table:table-cell>
          <table:table-cell table:formula="of:=IF([.C48]=0;IF([.D48]=0;&quot;0x0000,&quot;);INDIRECT(&quot;$calc.&quot;&amp;ADDRESS([.C48]+10; [.D48]))&amp;&quot;,&quot;)" office:value-type="string" office:string-value="0x002E," calcext:value-type="string">
            <text:p>0x002E,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DEC2HEX([.A49]);0)" office:value-type="string" office:string-value="2F" calcext:value-type="string">
            <text:p>2F</text:p>
          </table:table-cell>
          <table:table-cell table:number-matrix-columns-spanned="1" table:number-matrix-rows-spanned="1" table:formula="of:=MIN(IF([$calc.$A$31:.$N$38]=[.B49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49]; COLUMN([$calc.$A$31:.$N$38])-MIN(COLUMN([$calc.$A$31:.$N$38]))+1))" office:value-type="float" office:value="11" calcext:value-type="float">
            <text:p>11</text:p>
          </table:table-cell>
          <table:table-cell table:formula="of:=IF([.C49]=0;IF([.D49]=0;&quot;0x0000,&quot;);INDIRECT(&quot;$calc.&quot;&amp;ADDRESS([.C49]+10; [.D49]))&amp;&quot;,&quot;)" office:value-type="string" office:string-value="0x1169," calcext:value-type="string">
            <text:p>0x1169,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DEC2HEX([.A50]);0)" office:value-type="string" office:string-value="30" calcext:value-type="string">
            <text:p>30</text:p>
          </table:table-cell>
          <table:table-cell table:number-matrix-columns-spanned="1" table:number-matrix-rows-spanned="1" table:formula="of:=MIN(IF([$calc.$A$31:.$N$38]=[.B50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0]; COLUMN([$calc.$A$31:.$N$38])-MIN(COLUMN([$calc.$A$31:.$N$38]))+1))" office:value-type="float" office:value="11" calcext:value-type="float">
            <text:p>11</text:p>
          </table:table-cell>
          <table:table-cell table:formula="of:=IF([.C50]=0;IF([.D50]=0;&quot;0x0000,&quot;);INDIRECT(&quot;$calc.&quot;&amp;ADDRESS([.C50]+10; [.D50]))&amp;&quot;,&quot;)" office:value-type="string" office:string-value="0x110F," calcext:value-type="string">
            <text:p>0x110F,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DEC2HEX([.A51]);0)" office:value-type="string" office:string-value="31" calcext:value-type="string">
            <text:p>31</text:p>
          </table:table-cell>
          <table:table-cell table:number-matrix-columns-spanned="1" table:number-matrix-rows-spanned="1" table:formula="of:=MIN(IF([$calc.$A$31:.$N$38]=[.B51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1]; COLUMN([$calc.$A$31:.$N$38])-MIN(COLUMN([$calc.$A$31:.$N$38]))+1))" office:value-type="float" office:value="2" calcext:value-type="float">
            <text:p>2</text:p>
          </table:table-cell>
          <table:table-cell table:formula="of:=IF([.C51]=0;IF([.D51]=0;&quot;0x0000,&quot;);INDIRECT(&quot;$calc.&quot;&amp;ADDRESS([.C51]+10; [.D51]))&amp;&quot;,&quot;)" office:value-type="string" office:string-value="0x11C2," calcext:value-type="string">
            <text:p>0x11C2,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DEC2HEX([.A52]);0)" office:value-type="string" office:string-value="32" calcext:value-type="string">
            <text:p>32</text:p>
          </table:table-cell>
          <table:table-cell table:number-matrix-columns-spanned="1" table:number-matrix-rows-spanned="1" table:formula="of:=MIN(IF([$calc.$A$31:.$N$38]=[.B52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2]; COLUMN([$calc.$A$31:.$N$38])-MIN(COLUMN([$calc.$A$31:.$N$38]))+1))" office:value-type="float" office:value="3" calcext:value-type="float">
            <text:p>3</text:p>
          </table:table-cell>
          <table:table-cell table:formula="of:=IF([.C52]=0;IF([.D52]=0;&quot;0x0000,&quot;);INDIRECT(&quot;$calc.&quot;&amp;ADDRESS([.C52]+10; [.D52]))&amp;&quot;,&quot;)" office:value-type="string" office:string-value="0x11BB," calcext:value-type="string">
            <text:p>0x11BB,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DEC2HEX([.A53]);0)" office:value-type="string" office:string-value="33" calcext:value-type="string">
            <text:p>33</text:p>
          </table:table-cell>
          <table:table-cell table:number-matrix-columns-spanned="1" table:number-matrix-rows-spanned="1" table:formula="of:=MIN(IF([$calc.$A$31:.$N$38]=[.B53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3]; COLUMN([$calc.$A$31:.$N$38])-MIN(COLUMN([$calc.$A$31:.$N$38]))+1))" office:value-type="float" office:value="4" calcext:value-type="float">
            <text:p>4</text:p>
          </table:table-cell>
          <table:table-cell table:formula="of:=IF([.C53]=0;IF([.D53]=0;&quot;0x0000,&quot;);INDIRECT(&quot;$calc.&quot;&amp;ADDRESS([.C53]+10; [.D53]))&amp;&quot;,&quot;)" office:value-type="string" office:string-value="0x11B8," calcext:value-type="string">
            <text:p>0x11B8,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DEC2HEX([.A54]);0)" office:value-type="string" office:string-value="34" calcext:value-type="string">
            <text:p>34</text:p>
          </table:table-cell>
          <table:table-cell table:number-matrix-columns-spanned="1" table:number-matrix-rows-spanned="1" table:formula="of:=MIN(IF([$calc.$A$31:.$N$38]=[.B54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4]; COLUMN([$calc.$A$31:.$N$38])-MIN(COLUMN([$calc.$A$31:.$N$38]))+1))" office:value-type="float" office:value="5" calcext:value-type="float">
            <text:p>5</text:p>
          </table:table-cell>
          <table:table-cell table:formula="of:=IF([.C54]=0;IF([.D54]=0;&quot;0x0000,&quot;);INDIRECT(&quot;$calc.&quot;&amp;ADDRESS([.C54]+10; [.D54]))&amp;&quot;,&quot;)" office:value-type="string" office:string-value="0x116D," calcext:value-type="string">
            <text:p>0x116D,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DEC2HEX([.A55]);0)" office:value-type="string" office:string-value="35" calcext:value-type="string">
            <text:p>35</text:p>
          </table:table-cell>
          <table:table-cell table:number-matrix-columns-spanned="1" table:number-matrix-rows-spanned="1" table:formula="of:=MIN(IF([$calc.$A$31:.$N$38]=[.B55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5]; COLUMN([$calc.$A$31:.$N$38])-MIN(COLUMN([$calc.$A$31:.$N$38]))+1))" office:value-type="float" office:value="6" calcext:value-type="float">
            <text:p>6</text:p>
          </table:table-cell>
          <table:table-cell table:formula="of:=IF([.C55]=0;IF([.D55]=0;&quot;0x0000,&quot;);INDIRECT(&quot;$calc.&quot;&amp;ADDRESS([.C55]+10; [.D55]))&amp;&quot;,&quot;)" office:value-type="string" office:string-value="0x1172," calcext:value-type="string">
            <text:p>0x1172,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DEC2HEX([.A56]);0)" office:value-type="string" office:string-value="36" calcext:value-type="string">
            <text:p>36</text:p>
          </table:table-cell>
          <table:table-cell table:number-matrix-columns-spanned="1" table:number-matrix-rows-spanned="1" table:formula="of:=MIN(IF([$calc.$A$31:.$N$38]=[.B56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6]; COLUMN([$calc.$A$31:.$N$38])-MIN(COLUMN([$calc.$A$31:.$N$38]))+1))" office:value-type="float" office:value="7" calcext:value-type="float">
            <text:p>7</text:p>
          </table:table-cell>
          <table:table-cell table:formula="of:=IF([.C56]=0;IF([.D56]=0;&quot;0x0000,&quot;);INDIRECT(&quot;$calc.&quot;&amp;ADDRESS([.C56]+10; [.D56]))&amp;&quot;,&quot;)" office:value-type="string" office:string-value="0x1163," calcext:value-type="string">
            <text:p>0x1163,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DEC2HEX([.A57]);0)" office:value-type="string" office:string-value="37" calcext:value-type="string">
            <text:p>37</text:p>
          </table:table-cell>
          <table:table-cell table:number-matrix-columns-spanned="1" table:number-matrix-rows-spanned="1" table:formula="of:=MIN(IF([$calc.$A$31:.$N$38]=[.B57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7]; COLUMN([$calc.$A$31:.$N$38])-MIN(COLUMN([$calc.$A$31:.$N$38]))+1))" office:value-type="float" office:value="8" calcext:value-type="float">
            <text:p>8</text:p>
          </table:table-cell>
          <table:table-cell table:formula="of:=IF([.C57]=0;IF([.D57]=0;&quot;0x0000,&quot;);INDIRECT(&quot;$calc.&quot;&amp;ADDRESS([.C57]+10; [.D57]))&amp;&quot;,&quot;)" office:value-type="string" office:string-value="0x1168," calcext:value-type="string">
            <text:p>0x1168,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DEC2HEX([.A58]);0)" office:value-type="string" office:string-value="38" calcext:value-type="string">
            <text:p>38</text:p>
          </table:table-cell>
          <table:table-cell table:number-matrix-columns-spanned="1" table:number-matrix-rows-spanned="1" table:formula="of:=MIN(IF([$calc.$A$31:.$N$38]=[.B58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8]; COLUMN([$calc.$A$31:.$N$38])-MIN(COLUMN([$calc.$A$31:.$N$38]))+1))" office:value-type="float" office:value="9" calcext:value-type="float">
            <text:p>9</text:p>
          </table:table-cell>
          <table:table-cell table:formula="of:=IF([.C58]=0;IF([.D58]=0;&quot;0x0000,&quot;);INDIRECT(&quot;$calc.&quot;&amp;ADDRESS([.C58]+10; [.D58]))&amp;&quot;,&quot;)" office:value-type="string" office:string-value="0x1174," calcext:value-type="string">
            <text:p>0x1174,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DEC2HEX([.A59]);0)" office:value-type="string" office:string-value="39" calcext:value-type="string">
            <text:p>39</text:p>
          </table:table-cell>
          <table:table-cell table:number-matrix-columns-spanned="1" table:number-matrix-rows-spanned="1" table:formula="of:=MIN(IF([$calc.$A$31:.$N$38]=[.B59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59]; COLUMN([$calc.$A$31:.$N$38])-MIN(COLUMN([$calc.$A$31:.$N$38]))+1))" office:value-type="float" office:value="10" calcext:value-type="float">
            <text:p>10</text:p>
          </table:table-cell>
          <table:table-cell table:formula="of:=IF([.C59]=0;IF([.D59]=0;&quot;0x0000,&quot;);INDIRECT(&quot;$calc.&quot;&amp;ADDRESS([.C59]+10; [.D59]))&amp;&quot;,&quot;)" office:value-type="string" office:string-value="0x116E," calcext:value-type="string">
            <text:p>0x116E,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DEC2HEX([.A60]);0)" office:value-type="string" office:string-value="3A" calcext:value-type="string">
            <text:p>3A</text:p>
          </table:table-cell>
          <table:table-cell table:number-matrix-columns-spanned="1" table:number-matrix-rows-spanned="1" table:formula="of:=MIN(IF([$calc.$A$31:.$N$38]=[.B60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60]; COLUMN([$calc.$A$31:.$N$38])-MIN(COLUMN([$calc.$A$31:.$N$38]))+1))" office:value-type="float" office:value="11" calcext:value-type="float">
            <text:p>11</text:p>
          </table:table-cell>
          <table:table-cell table:formula="of:=IF([.C60]=0;IF([.D60]=0;&quot;0x0000,&quot;);INDIRECT(&quot;$calc.&quot;&amp;ADDRESS([.C60]+10; [.D60]))&amp;&quot;,&quot;)" office:value-type="string" office:string-value="0x0034," calcext:value-type="string">
            <text:p>0x0034,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DEC2HEX([.A61]);0)" office:value-type="string" office:string-value="3B" calcext:value-type="string">
            <text:p>3B</text:p>
          </table:table-cell>
          <table:table-cell table:number-matrix-columns-spanned="1" table:number-matrix-rows-spanned="1" table:formula="of:=MIN(IF([$calc.$A$31:.$N$38]=[.B61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61]; COLUMN([$calc.$A$31:.$N$38])-MIN(COLUMN([$calc.$A$31:.$N$38]))+1))" office:value-type="float" office:value="11" calcext:value-type="float">
            <text:p>11</text:p>
          </table:table-cell>
          <table:table-cell table:formula="of:=IF([.C61]=0;IF([.D61]=0;&quot;0x0000,&quot;);INDIRECT(&quot;$calc.&quot;&amp;ADDRESS([.C61]+10; [.D61]))&amp;&quot;,&quot;)" office:value-type="string" office:string-value="0x1107," calcext:value-type="string">
            <text:p>0x1107,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DEC2HEX([.A62]);0)" office:value-type="string" office:string-value="3C" calcext:value-type="string">
            <text:p>3C</text:p>
          </table:table-cell>
          <table:table-cell table:number-matrix-columns-spanned="1" table:number-matrix-rows-spanned="1" table:formula="of:=MIN(IF([$calc.$A$31:.$N$38]=[.B62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62]; COLUMN([$calc.$A$31:.$N$38])-MIN(COLUMN([$calc.$A$31:.$N$38]))+1))" office:value-type="float" office:value="9" calcext:value-type="float">
            <text:p>9</text:p>
          </table:table-cell>
          <table:table-cell table:formula="of:=IF([.C62]=0;IF([.D62]=0;&quot;0x0000,&quot;);INDIRECT(&quot;$calc.&quot;&amp;ADDRESS([.C62]+10; [.D62]))&amp;&quot;,&quot;)" office:value-type="string" office:string-value="0x003C," calcext:value-type="string">
            <text:p>0x003C,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DEC2HEX([.A63]);0)" office:value-type="string" office:string-value="3D" calcext:value-type="string">
            <text:p>3D</text:p>
          </table:table-cell>
          <table:table-cell table:number-matrix-columns-spanned="1" table:number-matrix-rows-spanned="1" table:formula="of:=MIN(IF([$calc.$A$31:.$N$38]=[.B63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63]; COLUMN([$calc.$A$31:.$N$38])-MIN(COLUMN([$calc.$A$31:.$N$38]))+1))" office:value-type="float" office:value="13" calcext:value-type="float">
            <text:p>13</text:p>
          </table:table-cell>
          <table:table-cell table:formula="of:=IF([.C63]=0;IF([.D63]=0;&quot;0x0000,&quot;);INDIRECT(&quot;$calc.&quot;&amp;ADDRESS([.C63]+10; [.D63]))&amp;&quot;,&quot;)" office:value-type="string" office:string-value="0x003D," calcext:value-type="string">
            <text:p>0x003D,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DEC2HEX([.A64]);0)" office:value-type="string" office:string-value="3E" calcext:value-type="string">
            <text:p>3E</text:p>
          </table:table-cell>
          <table:table-cell table:number-matrix-columns-spanned="1" table:number-matrix-rows-spanned="1" table:formula="of:=MIN(IF([$calc.$A$31:.$N$38]=[.B64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64]; COLUMN([$calc.$A$31:.$N$38])-MIN(COLUMN([$calc.$A$31:.$N$38]))+1))" office:value-type="float" office:value="10" calcext:value-type="float">
            <text:p>10</text:p>
          </table:table-cell>
          <table:table-cell table:formula="of:=IF([.C64]=0;IF([.D64]=0;&quot;0x0000,&quot;);INDIRECT(&quot;$calc.&quot;&amp;ADDRESS([.C64]+10; [.D64]))&amp;&quot;,&quot;)" office:value-type="string" office:string-value="0x003E," calcext:value-type="string">
            <text:p>0x003E,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DEC2HEX([.A65]);0)" office:value-type="string" office:string-value="3F" calcext:value-type="string">
            <text:p>3F</text:p>
          </table:table-cell>
          <table:table-cell table:number-matrix-columns-spanned="1" table:number-matrix-rows-spanned="1" table:formula="of:=MIN(IF([$calc.$A$31:.$N$38]=[.B65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65]; COLUMN([$calc.$A$31:.$N$38])-MIN(COLUMN([$calc.$A$31:.$N$38]))+1))" office:value-type="float" office:value="11" calcext:value-type="float">
            <text:p>11</text:p>
          </table:table-cell>
          <table:table-cell table:formula="of:=IF([.C65]=0;IF([.D65]=0;&quot;0x0000,&quot;);INDIRECT(&quot;$calc.&quot;&amp;ADDRESS([.C65]+10; [.D65]))&amp;&quot;,&quot;)" office:value-type="string" office:string-value="0x003F," calcext:value-type="string">
            <text:p>0x003F,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DEC2HEX([.A66]);0)" office:value-type="string" office:string-value="40" calcext:value-type="string">
            <text:p>40</text:p>
          </table:table-cell>
          <table:table-cell table:number-matrix-columns-spanned="1" table:number-matrix-rows-spanned="1" table:formula="of:=MIN(IF([$calc.$A$31:.$N$38]=[.B66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66]; COLUMN([$calc.$A$31:.$N$38])-MIN(COLUMN([$calc.$A$31:.$N$38]))+1))" office:value-type="float" office:value="3" calcext:value-type="float">
            <text:p>3</text:p>
          </table:table-cell>
          <table:table-cell table:formula="of:=IF([.C66]=0;IF([.D66]=0;&quot;0x0000,&quot;);INDIRECT(&quot;$calc.&quot;&amp;ADDRESS([.C66]+10; [.D66]))&amp;&quot;,&quot;)" office:value-type="string" office:string-value="0x11B0," calcext:value-type="string">
            <text:p>0x11B0,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DEC2HEX([.A67]);0)" office:value-type="string" office:string-value="41" calcext:value-type="string">
            <text:p>41</text:p>
          </table:table-cell>
          <table:table-cell table:number-matrix-columns-spanned="1" table:number-matrix-rows-spanned="1" table:formula="of:=MIN(IF([$calc.$A$31:.$N$38]=[.B67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67]; COLUMN([$calc.$A$31:.$N$38])-MIN(COLUMN([$calc.$A$31:.$N$38]))+1))" office:value-type="float" office:value="2" calcext:value-type="float">
            <text:p>2</text:p>
          </table:table-cell>
          <table:table-cell table:formula="of:=IF([.C67]=0;IF([.D67]=0;&quot;0x0000,&quot;);INDIRECT(&quot;$calc.&quot;&amp;ADDRESS([.C67]+10; [.D67]))&amp;&quot;,&quot;)" office:value-type="string" office:string-value="0x11AE," calcext:value-type="string">
            <text:p>0x11AE,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DEC2HEX([.A68]);0)" office:value-type="string" office:string-value="42" calcext:value-type="string">
            <text:p>42</text:p>
          </table:table-cell>
          <table:table-cell table:number-matrix-columns-spanned="1" table:number-matrix-rows-spanned="1" table:formula="of:=MIN(IF([$calc.$A$31:.$N$38]=[.B68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68]; COLUMN([$calc.$A$31:.$N$38])-MIN(COLUMN([$calc.$A$31:.$N$38]))+1))" office:value-type="float" office:value="6" calcext:value-type="float">
            <text:p>6</text:p>
          </table:table-cell>
          <table:table-cell table:formula="of:=IF([.C68]=0;IF([.D68]=0;&quot;0x0000,&quot;);INDIRECT(&quot;$calc.&quot;&amp;ADDRESS([.C68]+10; [.D68]))&amp;&quot;,&quot;)" office:value-type="string" office:string-value="0x0021," calcext:value-type="string">
            <text:p>0x0021,</text:p>
          </table:table-cell>
          <table:table-cell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DEC2HEX([.A69]);0)" office:value-type="string" office:string-value="43" calcext:value-type="string">
            <text:p>43</text:p>
          </table:table-cell>
          <table:table-cell table:number-matrix-columns-spanned="1" table:number-matrix-rows-spanned="1" table:formula="of:=MIN(IF([$calc.$A$31:.$N$38]=[.B69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69]; COLUMN([$calc.$A$31:.$N$38])-MIN(COLUMN([$calc.$A$31:.$N$38]))+1))" office:value-type="float" office:value="4" calcext:value-type="float">
            <text:p>4</text:p>
          </table:table-cell>
          <table:table-cell table:formula="of:=IF([.C69]=0;IF([.D69]=0;&quot;0x0000,&quot;);INDIRECT(&quot;$calc.&quot;&amp;ADDRESS([.C69]+10; [.D69]))&amp;&quot;,&quot;)" office:value-type="string" office:string-value="0x11BF," calcext:value-type="string">
            <text:p>0x11BF,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DEC2HEX([.A70]);0)" office:value-type="string" office:string-value="44" calcext:value-type="string">
            <text:p>44</text:p>
          </table:table-cell>
          <table:table-cell table:number-matrix-columns-spanned="1" table:number-matrix-rows-spanned="1" table:formula="of:=MIN(IF([$calc.$A$31:.$N$38]=[.B70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0]; COLUMN([$calc.$A$31:.$N$38])-MIN(COLUMN([$calc.$A$31:.$N$38]))+1))" office:value-type="float" office:value="4" calcext:value-type="float">
            <text:p>4</text:p>
          </table:table-cell>
          <table:table-cell table:formula="of:=IF([.C70]=0;IF([.D70]=0;&quot;0x0000,&quot;);INDIRECT(&quot;$calc.&quot;&amp;ADDRESS([.C70]+10; [.D70]))&amp;&quot;,&quot;)" office:value-type="string" office:string-value="0x11B2," calcext:value-type="string">
            <text:p>0x11B2,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DEC2HEX([.A71]);0)" office:value-type="string" office:string-value="45" calcext:value-type="string">
            <text:p>45</text:p>
          </table:table-cell>
          <table:table-cell table:number-matrix-columns-spanned="1" table:number-matrix-rows-spanned="1" table:formula="of:=MIN(IF([$calc.$A$31:.$N$38]=[.B71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71]; COLUMN([$calc.$A$31:.$N$38])-MIN(COLUMN([$calc.$A$31:.$N$38]))+1))" office:value-type="float" office:value="4" calcext:value-type="float">
            <text:p>4</text:p>
          </table:table-cell>
          <table:table-cell table:formula="of:=IF([.C71]=0;IF([.D71]=0;&quot;0x0000,&quot;);INDIRECT(&quot;$calc.&quot;&amp;ADDRESS([.C71]+10; [.D71]))&amp;&quot;,&quot;)" office:value-type="string" office:string-value="0x11AC," calcext:value-type="string">
            <text:p>0x11AC,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DEC2HEX([.A72]);0)" office:value-type="string" office:string-value="46" calcext:value-type="string">
            <text:p>46</text:p>
          </table:table-cell>
          <table:table-cell table:number-matrix-columns-spanned="1" table:number-matrix-rows-spanned="1" table:formula="of:=MIN(IF([$calc.$A$31:.$N$38]=[.B72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2]; COLUMN([$calc.$A$31:.$N$38])-MIN(COLUMN([$calc.$A$31:.$N$38]))+1))" office:value-type="float" office:value="5" calcext:value-type="float">
            <text:p>5</text:p>
          </table:table-cell>
          <table:table-cell table:formula="of:=IF([.C72]=0;IF([.D72]=0;&quot;0x0000,&quot;);INDIRECT(&quot;$calc.&quot;&amp;ADDRESS([.C72]+10; [.D72]))&amp;&quot;,&quot;)" office:value-type="string" office:string-value="0x11B1," calcext:value-type="string">
            <text:p>0x11B1,</text:p>
          </table:table-cell>
          <table:table-cell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DEC2HEX([.A73]);0)" office:value-type="string" office:string-value="47" calcext:value-type="string">
            <text:p>47</text:p>
          </table:table-cell>
          <table:table-cell table:number-matrix-columns-spanned="1" table:number-matrix-rows-spanned="1" table:formula="of:=MIN(IF([$calc.$A$31:.$N$38]=[.B73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3]; COLUMN([$calc.$A$31:.$N$38])-MIN(COLUMN([$calc.$A$31:.$N$38]))+1))" office:value-type="float" office:value="6" calcext:value-type="float">
            <text:p>6</text:p>
          </table:table-cell>
          <table:table-cell table:formula="of:=IF([.C73]=0;IF([.D73]=0;&quot;0x0000,&quot;);INDIRECT(&quot;$calc.&quot;&amp;ADDRESS([.C73]+10; [.D73]))&amp;&quot;,&quot;)" office:value-type="string" office:string-value="0x1164," calcext:value-type="string">
            <text:p>0x1164,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DEC2HEX([.A74]);0)" office:value-type="string" office:string-value="48" calcext:value-type="string">
            <text:p>48</text:p>
          </table:table-cell>
          <table:table-cell table:number-matrix-columns-spanned="1" table:number-matrix-rows-spanned="1" table:formula="of:=MIN(IF([$calc.$A$31:.$N$38]=[.B74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4]; COLUMN([$calc.$A$31:.$N$38])-MIN(COLUMN([$calc.$A$31:.$N$38]))+1))" office:value-type="float" office:value="7" calcext:value-type="float">
            <text:p>7</text:p>
          </table:table-cell>
          <table:table-cell table:formula="of:=IF([.C74]=0;IF([.D74]=0;&quot;0x0000,&quot;);INDIRECT(&quot;$calc.&quot;&amp;ADDRESS([.C74]+10; [.D74]))&amp;&quot;,&quot;)" office:value-type="string" office:string-value="0x0030," calcext:value-type="string">
            <text:p>0x0030,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DEC2HEX([.A75]);0)" office:value-type="string" office:string-value="49" calcext:value-type="string">
            <text:p>49</text:p>
          </table:table-cell>
          <table:table-cell table:number-matrix-columns-spanned="1" table:number-matrix-rows-spanned="1" table:formula="of:=MIN(IF([$calc.$A$31:.$N$38]=[.B75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75]; COLUMN([$calc.$A$31:.$N$38])-MIN(COLUMN([$calc.$A$31:.$N$38]))+1))" office:value-type="float" office:value="9" calcext:value-type="float">
            <text:p>9</text:p>
          </table:table-cell>
          <table:table-cell table:formula="of:=IF([.C75]=0;IF([.D75]=0;&quot;0x0000,&quot;);INDIRECT(&quot;$calc.&quot;&amp;ADDRESS([.C75]+10; [.D75]))&amp;&quot;,&quot;)" office:value-type="string" office:string-value="0x0037," calcext:value-type="string">
            <text:p>0x0037,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DEC2HEX([.A76]);0)" office:value-type="string" office:string-value="4A" calcext:value-type="string">
            <text:p>4A</text:p>
          </table:table-cell>
          <table:table-cell table:number-matrix-columns-spanned="1" table:number-matrix-rows-spanned="1" table:formula="of:=MIN(IF([$calc.$A$31:.$N$38]=[.B76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6]; COLUMN([$calc.$A$31:.$N$38])-MIN(COLUMN([$calc.$A$31:.$N$38]))+1))" office:value-type="float" office:value="8" calcext:value-type="float">
            <text:p>8</text:p>
          </table:table-cell>
          <table:table-cell table:formula="of:=IF([.C76]=0;IF([.D76]=0;&quot;0x0000,&quot;);INDIRECT(&quot;$calc.&quot;&amp;ADDRESS([.C76]+10; [.D76]))&amp;&quot;,&quot;)" office:value-type="string" office:string-value="0x0031," calcext:value-type="string">
            <text:p>0x0031,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DEC2HEX([.A77]);0)" office:value-type="string" office:string-value="4B" calcext:value-type="string">
            <text:p>4B</text:p>
          </table:table-cell>
          <table:table-cell table:number-matrix-columns-spanned="1" table:number-matrix-rows-spanned="1" table:formula="of:=MIN(IF([$calc.$A$31:.$N$38]=[.B77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7]; COLUMN([$calc.$A$31:.$N$38])-MIN(COLUMN([$calc.$A$31:.$N$38]))+1))" office:value-type="float" office:value="9" calcext:value-type="float">
            <text:p>9</text:p>
          </table:table-cell>
          <table:table-cell table:formula="of:=IF([.C77]=0;IF([.D77]=0;&quot;0x0000,&quot;);INDIRECT(&quot;$calc.&quot;&amp;ADDRESS([.C77]+10; [.D77]))&amp;&quot;,&quot;)" office:value-type="string" office:string-value="0x0032," calcext:value-type="string">
            <text:p>0x0032,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DEC2HEX([.A78]);0)" office:value-type="string" office:string-value="4C" calcext:value-type="string">
            <text:p>4C</text:p>
          </table:table-cell>
          <table:table-cell table:number-matrix-columns-spanned="1" table:number-matrix-rows-spanned="1" table:formula="of:=MIN(IF([$calc.$A$31:.$N$38]=[.B78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78]; COLUMN([$calc.$A$31:.$N$38])-MIN(COLUMN([$calc.$A$31:.$N$38]))+1))" office:value-type="float" office:value="10" calcext:value-type="float">
            <text:p>10</text:p>
          </table:table-cell>
          <table:table-cell table:formula="of:=IF([.C78]=0;IF([.D78]=0;&quot;0x0000,&quot;);INDIRECT(&quot;$calc.&quot;&amp;ADDRESS([.C78]+10; [.D78]))&amp;&quot;,&quot;)" office:value-type="string" office:string-value="0x0033," calcext:value-type="string">
            <text:p>0x0033,</text:p>
          </table:table-cell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DEC2HEX([.A79]);0)" office:value-type="string" office:string-value="4D" calcext:value-type="string">
            <text:p>4D</text:p>
          </table:table-cell>
          <table:table-cell table:number-matrix-columns-spanned="1" table:number-matrix-rows-spanned="1" table:formula="of:=MIN(IF([$calc.$A$31:.$N$38]=[.B79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79]; COLUMN([$calc.$A$31:.$N$38])-MIN(COLUMN([$calc.$A$31:.$N$38]))+1))" office:value-type="float" office:value="8" calcext:value-type="float">
            <text:p>8</text:p>
          </table:table-cell>
          <table:table-cell table:formula="of:=IF([.C79]=0;IF([.D79]=0;&quot;0x0000,&quot;);INDIRECT(&quot;$calc.&quot;&amp;ADDRESS([.C79]+10; [.D79]))&amp;&quot;,&quot;)" office:value-type="string" office:string-value="0x0027," calcext:value-type="string">
            <text:p>0x0027,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DEC2HEX([.A80]);0)" office:value-type="string" office:string-value="4E" calcext:value-type="string">
            <text:p>4E</text:p>
          </table:table-cell>
          <table:table-cell table:number-matrix-columns-spanned="1" table:number-matrix-rows-spanned="1" table:formula="of:=MIN(IF([$calc.$A$31:.$N$38]=[.B80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80]; COLUMN([$calc.$A$31:.$N$38])-MIN(COLUMN([$calc.$A$31:.$N$38]))+1))" office:value-type="float" office:value="7" calcext:value-type="float">
            <text:p>7</text:p>
          </table:table-cell>
          <table:table-cell table:formula="of:=IF([.C80]=0;IF([.D80]=0;&quot;0x0000,&quot;);INDIRECT(&quot;$calc.&quot;&amp;ADDRESS([.C80]+10; [.D80]))&amp;&quot;,&quot;)" office:value-type="string" office:string-value="0x0022," calcext:value-type="string">
            <text:p>0x0022,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DEC2HEX([.A81]);0)" office:value-type="string" office:string-value="4F" calcext:value-type="string">
            <text:p>4F</text:p>
          </table:table-cell>
          <table:table-cell table:number-matrix-columns-spanned="1" table:number-matrix-rows-spanned="1" table:formula="of:=MIN(IF([$calc.$A$31:.$N$38]=[.B81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1]; COLUMN([$calc.$A$31:.$N$38])-MIN(COLUMN([$calc.$A$31:.$N$38]))+1))" office:value-type="float" office:value="10" calcext:value-type="float">
            <text:p>10</text:p>
          </table:table-cell>
          <table:table-cell table:formula="of:=IF([.C81]=0;IF([.D81]=0;&quot;0x0000,&quot;);INDIRECT(&quot;$calc.&quot;&amp;ADDRESS([.C81]+10; [.D81]))&amp;&quot;,&quot;)" office:value-type="string" office:string-value="0x0038," calcext:value-type="string">
            <text:p>0x0038,</text:p>
          </table:table-cell>
          <table:table-cell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DEC2HEX([.A82]);0)" office:value-type="string" office:string-value="50" calcext:value-type="string">
            <text:p>50</text:p>
          </table:table-cell>
          <table:table-cell table:number-matrix-columns-spanned="1" table:number-matrix-rows-spanned="1" table:formula="of:=MIN(IF([$calc.$A$31:.$N$38]=[.B82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2]; COLUMN([$calc.$A$31:.$N$38])-MIN(COLUMN([$calc.$A$31:.$N$38]))+1))" office:value-type="float" office:value="11" calcext:value-type="float">
            <text:p>11</text:p>
          </table:table-cell>
          <table:table-cell table:formula="of:=IF([.C82]=0;IF([.D82]=0;&quot;0x0000,&quot;);INDIRECT(&quot;$calc.&quot;&amp;ADDRESS([.C82]+10; [.D82]))&amp;&quot;,&quot;)" office:value-type="string" office:string-value="0x0039," calcext:value-type="string">
            <text:p>0x0039,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DEC2HEX([.A83]);0)" office:value-type="string" office:string-value="51" calcext:value-type="string">
            <text:p>51</text:p>
          </table:table-cell>
          <table:table-cell table:number-matrix-columns-spanned="1" table:number-matrix-rows-spanned="1" table:formula="of:=MIN(IF([$calc.$A$31:.$N$38]=[.B83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3]; COLUMN([$calc.$A$31:.$N$38])-MIN(COLUMN([$calc.$A$31:.$N$38]))+1))" office:value-type="float" office:value="2" calcext:value-type="float">
            <text:p>2</text:p>
          </table:table-cell>
          <table:table-cell table:formula="of:=IF([.C83]=0;IF([.D83]=0;&quot;0x0000,&quot;);INDIRECT(&quot;$calc.&quot;&amp;ADDRESS([.C83]+10; [.D83]))&amp;&quot;,&quot;)" office:value-type="string" office:string-value="0x11C1," calcext:value-type="string">
            <text:p>0x11C1,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DEC2HEX([.A84]);0)" office:value-type="string" office:string-value="52" calcext:value-type="string">
            <text:p>52</text:p>
          </table:table-cell>
          <table:table-cell table:number-matrix-columns-spanned="1" table:number-matrix-rows-spanned="1" table:formula="of:=MIN(IF([$calc.$A$31:.$N$38]=[.B84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4]; COLUMN([$calc.$A$31:.$N$38])-MIN(COLUMN([$calc.$A$31:.$N$38]))+1))" office:value-type="float" office:value="5" calcext:value-type="float">
            <text:p>5</text:p>
          </table:table-cell>
          <table:table-cell table:formula="of:=IF([.C84]=0;IF([.D84]=0;&quot;0x0000,&quot;);INDIRECT(&quot;$calc.&quot;&amp;ADDRESS([.C84]+10; [.D84]))&amp;&quot;,&quot;)" office:value-type="string" office:string-value="0x11B6," calcext:value-type="string">
            <text:p>0x11B6,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DEC2HEX([.A85]);0)" office:value-type="string" office:string-value="53" calcext:value-type="string">
            <text:p>53</text:p>
          </table:table-cell>
          <table:table-cell table:number-matrix-columns-spanned="1" table:number-matrix-rows-spanned="1" table:formula="of:=MIN(IF([$calc.$A$31:.$N$38]=[.B85]; ROW([$calc.$A$31:.$N$38])-MIN(ROW([$calc.$A$31:.$N$38]))+1))" office:value-type="float" office:value="6" calcext:value-type="float">
            <text:p>6</text:p>
          </table:table-cell>
          <table:table-cell table:style-name="ce79" table:number-matrix-columns-spanned="1" table:number-matrix-rows-spanned="1" table:formula="of:=MIN(IF([$calc.$A$31:.$N$38]=[.B85]; COLUMN([$calc.$A$31:.$N$38])-MIN(COLUMN([$calc.$A$31:.$N$38]))+1))" office:value-type="float" office:value="3" calcext:value-type="float">
            <text:p>3</text:p>
          </table:table-cell>
          <table:table-cell table:formula="of:=IF([.C85]=0;IF([.D85]=0;&quot;0x0000,&quot;);INDIRECT(&quot;$calc.&quot;&amp;ADDRESS([.C85]+10; [.D85]))&amp;&quot;,&quot;)" office:value-type="string" office:string-value="0x11AD," calcext:value-type="string">
            <text:p>0x11AD,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DEC2HEX([.A86]);0)" office:value-type="string" office:string-value="54" calcext:value-type="string">
            <text:p>54</text:p>
          </table:table-cell>
          <table:table-cell table:number-matrix-columns-spanned="1" table:number-matrix-rows-spanned="1" table:formula="of:=MIN(IF([$calc.$A$31:.$N$38]=[.B86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6]; COLUMN([$calc.$A$31:.$N$38])-MIN(COLUMN([$calc.$A$31:.$N$38]))+1))" office:value-type="float" office:value="6" calcext:value-type="float">
            <text:p>6</text:p>
          </table:table-cell>
          <table:table-cell table:formula="of:=IF([.C86]=0;IF([.D86]=0;&quot;0x0000,&quot;);INDIRECT(&quot;$calc.&quot;&amp;ADDRESS([.C86]+10; [.D86]))&amp;&quot;,&quot;)" office:value-type="string" office:string-value="0x003A," calcext:value-type="string">
            <text:p>0x003A,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DEC2HEX([.A87]);0)" office:value-type="string" office:string-value="55" calcext:value-type="string">
            <text:p>55</text:p>
          </table:table-cell>
          <table:table-cell table:number-matrix-columns-spanned="1" table:number-matrix-rows-spanned="1" table:formula="of:=MIN(IF([$calc.$A$31:.$N$38]=[.B87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7]; COLUMN([$calc.$A$31:.$N$38])-MIN(COLUMN([$calc.$A$31:.$N$38]))+1))" office:value-type="float" office:value="8" calcext:value-type="float">
            <text:p>8</text:p>
          </table:table-cell>
          <table:table-cell table:formula="of:=IF([.C87]=0;IF([.D87]=0;&quot;0x0000,&quot;);INDIRECT(&quot;$calc.&quot;&amp;ADDRESS([.C87]+10; [.D87]))&amp;&quot;,&quot;)" office:value-type="string" office:string-value="0x0036," calcext:value-type="string">
            <text:p>0x0036,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DEC2HEX([.A88]);0)" office:value-type="string" office:string-value="56" calcext:value-type="string">
            <text:p>56</text:p>
          </table:table-cell>
          <table:table-cell table:number-matrix-columns-spanned="1" table:number-matrix-rows-spanned="1" table:formula="of:=MIN(IF([$calc.$A$31:.$N$38]=[.B88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88]; COLUMN([$calc.$A$31:.$N$38])-MIN(COLUMN([$calc.$A$31:.$N$38]))+1))" office:value-type="float" office:value="5" calcext:value-type="float">
            <text:p>5</text:p>
          </table:table-cell>
          <table:table-cell table:formula="of:=IF([.C88]=0;IF([.D88]=0;&quot;0x0000,&quot;);INDIRECT(&quot;$calc.&quot;&amp;ADDRESS([.C88]+10; [.D88]))&amp;&quot;,&quot;)" office:value-type="string" office:string-value="0x002F," calcext:value-type="string">
            <text:p>0x002F,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DEC2HEX([.A89]);0)" office:value-type="string" office:string-value="57" calcext:value-type="string">
            <text:p>57</text:p>
          </table:table-cell>
          <table:table-cell table:number-matrix-columns-spanned="1" table:number-matrix-rows-spanned="1" table:formula="of:=MIN(IF([$calc.$A$31:.$N$38]=[.B89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89]; COLUMN([$calc.$A$31:.$N$38])-MIN(COLUMN([$calc.$A$31:.$N$38]))+1))" office:value-type="float" office:value="3" calcext:value-type="float">
            <text:p>3</text:p>
          </table:table-cell>
          <table:table-cell table:formula="of:=IF([.C89]=0;IF([.D89]=0;&quot;0x0000,&quot;);INDIRECT(&quot;$calc.&quot;&amp;ADDRESS([.C89]+10; [.D89]))&amp;&quot;,&quot;)" office:value-type="string" office:string-value="0x11C0," calcext:value-type="string">
            <text:p>0x11C0,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DEC2HEX([.A90]);0)" office:value-type="string" office:string-value="58" calcext:value-type="string">
            <text:p>58</text:p>
          </table:table-cell>
          <table:table-cell table:number-matrix-columns-spanned="1" table:number-matrix-rows-spanned="1" table:formula="of:=MIN(IF([$calc.$A$31:.$N$38]=[.B90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90]; COLUMN([$calc.$A$31:.$N$38])-MIN(COLUMN([$calc.$A$31:.$N$38]))+1))" office:value-type="float" office:value="3" calcext:value-type="float">
            <text:p>3</text:p>
          </table:table-cell>
          <table:table-cell table:formula="of:=IF([.C90]=0;IF([.D90]=0;&quot;0x0000,&quot;);INDIRECT(&quot;$calc.&quot;&amp;ADDRESS([.C90]+10; [.D90]))&amp;&quot;,&quot;)" office:value-type="string" office:string-value="0x11B9," calcext:value-type="string">
            <text:p>0x11B9,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DEC2HEX([.A91]);0)" office:value-type="string" office:string-value="59" calcext:value-type="string">
            <text:p>59</text:p>
          </table:table-cell>
          <table:table-cell table:number-matrix-columns-spanned="1" table:number-matrix-rows-spanned="1" table:formula="of:=MIN(IF([$calc.$A$31:.$N$38]=[.B91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91]; COLUMN([$calc.$A$31:.$N$38])-MIN(COLUMN([$calc.$A$31:.$N$38]))+1))" office:value-type="float" office:value="7" calcext:value-type="float">
            <text:p>7</text:p>
          </table:table-cell>
          <table:table-cell table:formula="of:=IF([.C91]=0;IF([.D91]=0;&quot;0x0000,&quot;);INDIRECT(&quot;$calc.&quot;&amp;ADDRESS([.C91]+10; [.D91]))&amp;&quot;,&quot;)" office:value-type="string" office:string-value="0x0035," calcext:value-type="string">
            <text:p>0x0035,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DEC2HEX([.A92]);0)" office:value-type="string" office:string-value="5A" calcext:value-type="string">
            <text:p>5A</text:p>
          </table:table-cell>
          <table:table-cell table:number-matrix-columns-spanned="1" table:number-matrix-rows-spanned="1" table:formula="of:=MIN(IF([$calc.$A$31:.$N$38]=[.B92]; ROW([$calc.$A$31:.$N$38])-MIN(ROW([$calc.$A$31:.$N$38]))+1))" office:value-type="float" office:value="8" calcext:value-type="float">
            <text:p>8</text:p>
          </table:table-cell>
          <table:table-cell table:style-name="ce79" table:number-matrix-columns-spanned="1" table:number-matrix-rows-spanned="1" table:formula="of:=MIN(IF([$calc.$A$31:.$N$38]=[.B92]; COLUMN([$calc.$A$31:.$N$38])-MIN(COLUMN([$calc.$A$31:.$N$38]))+1))" office:value-type="float" office:value="2" calcext:value-type="float">
            <text:p>2</text:p>
          </table:table-cell>
          <table:table-cell table:formula="of:=IF([.C92]=0;IF([.D92]=0;&quot;0x0000,&quot;);INDIRECT(&quot;$calc.&quot;&amp;ADDRESS([.C92]+10; [.D92]))&amp;&quot;,&quot;)" office:value-type="string" office:string-value="0x11BE," calcext:value-type="string">
            <text:p>0x11BE,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DEC2HEX([.A93]);0)" office:value-type="string" office:string-value="5B" calcext:value-type="string">
            <text:p>5B</text:p>
          </table:table-cell>
          <table:table-cell table:number-matrix-columns-spanned="1" table:number-matrix-rows-spanned="1" table:formula="of:=MIN(IF([$calc.$A$31:.$N$38]=[.B93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93]; COLUMN([$calc.$A$31:.$N$38])-MIN(COLUMN([$calc.$A$31:.$N$38]))+1))" office:value-type="float" office:value="12" calcext:value-type="float">
            <text:p>12</text:p>
          </table:table-cell>
          <table:table-cell table:formula="of:=IF([.C93]=0;IF([.D93]=0;&quot;0x0000,&quot;);INDIRECT(&quot;$calc.&quot;&amp;ADDRESS([.C93]+10; [.D93]))&amp;&quot;,&quot;)" office:value-type="string" office:string-value="0x005B," calcext:value-type="string">
            <text:p>0x005B,</text:p>
          </table:table-cell>
          <table:table-cell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DEC2HEX([.A94]);0)" office:value-type="string" office:string-value="5C" calcext:value-type="string">
            <text:p>5C</text:p>
          </table:table-cell>
          <table:table-cell table:number-matrix-columns-spanned="1" table:number-matrix-rows-spanned="1" table:formula="of:=MIN(IF([$calc.$A$31:.$N$38]=[.B94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94]; COLUMN([$calc.$A$31:.$N$38])-MIN(COLUMN([$calc.$A$31:.$N$38]))+1))" office:value-type="float" office:value="14" calcext:value-type="float">
            <text:p>14</text:p>
          </table:table-cell>
          <table:table-cell table:formula="of:=IF([.C94]=0;IF([.D94]=0;&quot;0x0000,&quot;);INDIRECT(&quot;$calc.&quot;&amp;ADDRESS([.C94]+10; [.D94]))&amp;&quot;,&quot;)" office:value-type="string" office:string-value="0x005C," calcext:value-type="string">
            <text:p>0x005C,</text:p>
          </table:table-cell>
          <table:table-cell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DEC2HEX([.A95]);0)" office:value-type="string" office:string-value="5D" calcext:value-type="string">
            <text:p>5D</text:p>
          </table:table-cell>
          <table:table-cell table:number-matrix-columns-spanned="1" table:number-matrix-rows-spanned="1" table:formula="of:=MIN(IF([$calc.$A$31:.$N$38]=[.B95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95]; COLUMN([$calc.$A$31:.$N$38])-MIN(COLUMN([$calc.$A$31:.$N$38]))+1))" office:value-type="float" office:value="13" calcext:value-type="float">
            <text:p>13</text:p>
          </table:table-cell>
          <table:table-cell table:formula="of:=IF([.C95]=0;IF([.D95]=0;&quot;0x0000,&quot;);INDIRECT(&quot;$calc.&quot;&amp;ADDRESS([.C95]+10; [.D95]))&amp;&quot;,&quot;)" office:value-type="string" office:string-value="0x005D," calcext:value-type="string">
            <text:p>0x005D,</text:p>
          </table:table-cell>
          <table:table-cell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DEC2HEX([.A96]);0)" office:value-type="string" office:string-value="5E" calcext:value-type="string">
            <text:p>5E</text:p>
          </table:table-cell>
          <table:table-cell table:number-matrix-columns-spanned="1" table:number-matrix-rows-spanned="1" table:formula="of:=MIN(IF([$calc.$A$31:.$N$38]=[.B96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96]; COLUMN([$calc.$A$31:.$N$38])-MIN(COLUMN([$calc.$A$31:.$N$38]))+1))" office:value-type="float" office:value="7" calcext:value-type="float">
            <text:p>7</text:p>
          </table:table-cell>
          <table:table-cell table:formula="of:=IF([.C96]=0;IF([.D96]=0;&quot;0x0000,&quot;);INDIRECT(&quot;$calc.&quot;&amp;ADDRESS([.C96]+10; [.D96]))&amp;&quot;,&quot;)" office:value-type="string" office:string-value="0x0023," calcext:value-type="string">
            <text:p>0x0023,</text:p>
          </table:table-cell>
          <table:table-cell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DEC2HEX([.A97]);0)" office:value-type="string" office:string-value="5F" calcext:value-type="string">
            <text:p>5F</text:p>
          </table:table-cell>
          <table:table-cell table:number-matrix-columns-spanned="1" table:number-matrix-rows-spanned="1" table:formula="of:=MIN(IF([$calc.$A$31:.$N$38]=[.B97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97]; COLUMN([$calc.$A$31:.$N$38])-MIN(COLUMN([$calc.$A$31:.$N$38]))+1))" office:value-type="float" office:value="12" calcext:value-type="float">
            <text:p>12</text:p>
          </table:table-cell>
          <table:table-cell table:formula="of:=IF([.C97]=0;IF([.D97]=0;&quot;0x0000,&quot;);INDIRECT(&quot;$calc.&quot;&amp;ADDRESS([.C97]+10; [.D97]))&amp;&quot;,&quot;)" office:value-type="string" office:string-value="0x005F," calcext:value-type="string">
            <text:p>0x005F,</text:p>
          </table:table-cell>
          <table:table-cell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DEC2HEX([.A98]);0)" office:value-type="string" office:string-value="60" calcext:value-type="string">
            <text:p>60</text:p>
          </table:table-cell>
          <table:table-cell table:number-matrix-columns-spanned="1" table:number-matrix-rows-spanned="1" table:formula="of:=MIN(IF([$calc.$A$31:.$N$38]=[.B98]; ROW([$calc.$A$31:.$N$38])-MIN(ROW([$calc.$A$31:.$N$38]))+1))" office:value-type="float" office:value="1" calcext:value-type="float">
            <text:p>1</text:p>
          </table:table-cell>
          <table:table-cell table:style-name="ce79" table:number-matrix-columns-spanned="1" table:number-matrix-rows-spanned="1" table:formula="of:=MIN(IF([$calc.$A$31:.$N$38]=[.B98]; COLUMN([$calc.$A$31:.$N$38])-MIN(COLUMN([$calc.$A$31:.$N$38]))+1))" office:value-type="float" office:value="1" calcext:value-type="float">
            <text:p>1</text:p>
          </table:table-cell>
          <table:table-cell table:formula="of:=IF([.C98]=0;IF([.D98]=0;&quot;0x0000,&quot;);INDIRECT(&quot;$calc.&quot;&amp;ADDRESS([.C98]+10; [.D98]))&amp;&quot;,&quot;)" office:value-type="string" office:string-value="0x0060," calcext:value-type="string">
            <text:p>0x0060,</text:p>
          </table:table-cell>
          <table:table-cell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DEC2HEX([.A99]);0)" office:value-type="string" office:string-value="61" calcext:value-type="string">
            <text:p>61</text:p>
          </table:table-cell>
          <table:table-cell table:number-matrix-columns-spanned="1" table:number-matrix-rows-spanned="1" table:formula="of:=MIN(IF([$calc.$A$31:.$N$38]=[.B99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99]; COLUMN([$calc.$A$31:.$N$38])-MIN(COLUMN([$calc.$A$31:.$N$38]))+1))" office:value-type="float" office:value="2" calcext:value-type="float">
            <text:p>2</text:p>
          </table:table-cell>
          <table:table-cell table:formula="of:=IF([.C99]=0;IF([.D99]=0;&quot;0x0000,&quot;);INDIRECT(&quot;$calc.&quot;&amp;ADDRESS([.C99]+10; [.D99]))&amp;&quot;,&quot;)" office:value-type="string" office:string-value="0x11BC," calcext:value-type="string">
            <text:p>0x11BC,</text:p>
          </table:table-cell>
          <table:table-cell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DEC2HEX([.A100]);0)" office:value-type="string" office:string-value="62" calcext:value-type="string">
            <text:p>62</text:p>
          </table:table-cell>
          <table:table-cell table:number-matrix-columns-spanned="1" table:number-matrix-rows-spanned="1" table:formula="of:=MIN(IF([$calc.$A$31:.$N$38]=[.B100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00]; COLUMN([$calc.$A$31:.$N$38])-MIN(COLUMN([$calc.$A$31:.$N$38]))+1))" office:value-type="float" office:value="6" calcext:value-type="float">
            <text:p>6</text:p>
          </table:table-cell>
          <table:table-cell table:formula="of:=IF([.C100]=0;IF([.D100]=0;&quot;0x0000,&quot;);INDIRECT(&quot;$calc.&quot;&amp;ADDRESS([.C100]+10; [.D100]))&amp;&quot;,&quot;)" office:value-type="string" office:string-value="0x116E," calcext:value-type="string">
            <text:p>0x116E,</text:p>
          </table:table-cell>
          <table:table-cell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DEC2HEX([.A101]);0)" office:value-type="string" office:string-value="63" calcext:value-type="string">
            <text:p>63</text:p>
          </table:table-cell>
          <table:table-cell table:number-matrix-columns-spanned="1" table:number-matrix-rows-spanned="1" table:formula="of:=MIN(IF([$calc.$A$31:.$N$38]=[.B101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01]; COLUMN([$calc.$A$31:.$N$38])-MIN(COLUMN([$calc.$A$31:.$N$38]))+1))" office:value-type="float" office:value="4" calcext:value-type="float">
            <text:p>4</text:p>
          </table:table-cell>
          <table:table-cell table:formula="of:=IF([.C101]=0;IF([.D101]=0;&quot;0x0000,&quot;);INDIRECT(&quot;$calc.&quot;&amp;ADDRESS([.C101]+10; [.D101]))&amp;&quot;,&quot;)" office:value-type="string" office:string-value="0x1166," calcext:value-type="string">
            <text:p>0x1166,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DEC2HEX([.A102]);0)" office:value-type="string" office:string-value="64" calcext:value-type="string">
            <text:p>64</text:p>
          </table:table-cell>
          <table:table-cell table:number-matrix-columns-spanned="1" table:number-matrix-rows-spanned="1" table:formula="of:=MIN(IF([$calc.$A$31:.$N$38]=[.B102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02]; COLUMN([$calc.$A$31:.$N$38])-MIN(COLUMN([$calc.$A$31:.$N$38]))+1))" office:value-type="float" office:value="4" calcext:value-type="float">
            <text:p>4</text:p>
          </table:table-cell>
          <table:table-cell table:formula="of:=IF([.C102]=0;IF([.D102]=0;&quot;0x0000,&quot;);INDIRECT(&quot;$calc.&quot;&amp;ADDRESS([.C102]+10; [.D102]))&amp;&quot;,&quot;)" office:value-type="string" office:string-value="0x1175," calcext:value-type="string">
            <text:p>0x1175,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DEC2HEX([.A103]);0)" office:value-type="string" office:string-value="65" calcext:value-type="string">
            <text:p>65</text:p>
          </table:table-cell>
          <table:table-cell table:number-matrix-columns-spanned="1" table:number-matrix-rows-spanned="1" table:formula="of:=MIN(IF([$calc.$A$31:.$N$38]=[.B103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03]; COLUMN([$calc.$A$31:.$N$38])-MIN(COLUMN([$calc.$A$31:.$N$38]))+1))" office:value-type="float" office:value="4" calcext:value-type="float">
            <text:p>4</text:p>
          </table:table-cell>
          <table:table-cell table:formula="of:=IF([.C103]=0;IF([.D103]=0;&quot;0x0000,&quot;);INDIRECT(&quot;$calc.&quot;&amp;ADDRESS([.C103]+10; [.D103]))&amp;&quot;,&quot;)" office:value-type="string" office:string-value="0x1167," calcext:value-type="string">
            <text:p>0x1167,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DEC2HEX([.A104]);0)" office:value-type="string" office:string-value="66" calcext:value-type="string">
            <text:p>66</text:p>
          </table:table-cell>
          <table:table-cell table:number-matrix-columns-spanned="1" table:number-matrix-rows-spanned="1" table:formula="of:=MIN(IF([$calc.$A$31:.$N$38]=[.B104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04]; COLUMN([$calc.$A$31:.$N$38])-MIN(COLUMN([$calc.$A$31:.$N$38]))+1))" office:value-type="float" office:value="5" calcext:value-type="float">
            <text:p>5</text:p>
          </table:table-cell>
          <table:table-cell table:formula="of:=IF([.C104]=0;IF([.D104]=0;&quot;0x0000,&quot;);INDIRECT(&quot;$calc.&quot;&amp;ADDRESS([.C104]+10; [.D104]))&amp;&quot;,&quot;)" office:value-type="string" office:string-value="0x1161," calcext:value-type="string">
            <text:p>0x1161,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DEC2HEX([.A105]);0)" office:value-type="string" office:string-value="67" calcext:value-type="string">
            <text:p>67</text:p>
          </table:table-cell>
          <table:table-cell table:number-matrix-columns-spanned="1" table:number-matrix-rows-spanned="1" table:formula="of:=MIN(IF([$calc.$A$31:.$N$38]=[.B105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05]; COLUMN([$calc.$A$31:.$N$38])-MIN(COLUMN([$calc.$A$31:.$N$38]))+1))" office:value-type="float" office:value="6" calcext:value-type="float">
            <text:p>6</text:p>
          </table:table-cell>
          <table:table-cell table:formula="of:=IF([.C105]=0;IF([.D105]=0;&quot;0x0000,&quot;);INDIRECT(&quot;$calc.&quot;&amp;ADDRESS([.C105]+10; [.D105]))&amp;&quot;,&quot;)" office:value-type="string" office:string-value="0x1173," calcext:value-type="string">
            <text:p>0x1173,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DEC2HEX([.A106]);0)" office:value-type="string" office:string-value="68" calcext:value-type="string">
            <text:p>68</text:p>
          </table:table-cell>
          <table:table-cell table:number-matrix-columns-spanned="1" table:number-matrix-rows-spanned="1" table:formula="of:=MIN(IF([$calc.$A$31:.$N$38]=[.B106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06]; COLUMN([$calc.$A$31:.$N$38])-MIN(COLUMN([$calc.$A$31:.$N$38]))+1))" office:value-type="float" office:value="7" calcext:value-type="float">
            <text:p>7</text:p>
          </table:table-cell>
          <table:table-cell table:formula="of:=IF([.C106]=0;IF([.D106]=0;&quot;0x0000,&quot;);INDIRECT(&quot;$calc.&quot;&amp;ADDRESS([.C106]+10; [.D106]))&amp;&quot;,&quot;)" office:value-type="string" office:string-value="0x1102," calcext:value-type="string">
            <text:p>0x1102,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DEC2HEX([.A107]);0)" office:value-type="string" office:string-value="69" calcext:value-type="string">
            <text:p>69</text:p>
          </table:table-cell>
          <table:table-cell table:number-matrix-columns-spanned="1" table:number-matrix-rows-spanned="1" table:formula="of:=MIN(IF([$calc.$A$31:.$N$38]=[.B107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07]; COLUMN([$calc.$A$31:.$N$38])-MIN(COLUMN([$calc.$A$31:.$N$38]))+1))" office:value-type="float" office:value="9" calcext:value-type="float">
            <text:p>9</text:p>
          </table:table-cell>
          <table:table-cell table:formula="of:=IF([.C107]=0;IF([.D107]=0;&quot;0x0000,&quot;);INDIRECT(&quot;$calc.&quot;&amp;ADDRESS([.C107]+10; [.D107]))&amp;&quot;,&quot;)" office:value-type="string" office:string-value="0x1106," calcext:value-type="string">
            <text:p>0x1106,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DEC2HEX([.A108]);0)" office:value-type="string" office:string-value="6A" calcext:value-type="string">
            <text:p>6A</text:p>
          </table:table-cell>
          <table:table-cell table:number-matrix-columns-spanned="1" table:number-matrix-rows-spanned="1" table:formula="of:=MIN(IF([$calc.$A$31:.$N$38]=[.B108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08]; COLUMN([$calc.$A$31:.$N$38])-MIN(COLUMN([$calc.$A$31:.$N$38]))+1))" office:value-type="float" office:value="8" calcext:value-type="float">
            <text:p>8</text:p>
          </table:table-cell>
          <table:table-cell table:formula="of:=IF([.C108]=0;IF([.D108]=0;&quot;0x0000,&quot;);INDIRECT(&quot;$calc.&quot;&amp;ADDRESS([.C108]+10; [.D108]))&amp;&quot;,&quot;)" office:value-type="string" office:string-value="0x110B," calcext:value-type="string">
            <text:p>0x110B,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DEC2HEX([.A109]);0)" office:value-type="string" office:string-value="6B" calcext:value-type="string">
            <text:p>6B</text:p>
          </table:table-cell>
          <table:table-cell table:number-matrix-columns-spanned="1" table:number-matrix-rows-spanned="1" table:formula="of:=MIN(IF([$calc.$A$31:.$N$38]=[.B109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09]; COLUMN([$calc.$A$31:.$N$38])-MIN(COLUMN([$calc.$A$31:.$N$38]))+1))" office:value-type="float" office:value="9" calcext:value-type="float">
            <text:p>9</text:p>
          </table:table-cell>
          <table:table-cell table:formula="of:=IF([.C109]=0;IF([.D109]=0;&quot;0x0000,&quot;);INDIRECT(&quot;$calc.&quot;&amp;ADDRESS([.C109]+10; [.D109]))&amp;&quot;,&quot;)" office:value-type="string" office:string-value="0x1100," calcext:value-type="string">
            <text:p>0x1100,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DEC2HEX([.A110]);0)" office:value-type="string" office:string-value="6C" calcext:value-type="string">
            <text:p>6C</text:p>
          </table:table-cell>
          <table:table-cell table:number-matrix-columns-spanned="1" table:number-matrix-rows-spanned="1" table:formula="of:=MIN(IF([$calc.$A$31:.$N$38]=[.B110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10]; COLUMN([$calc.$A$31:.$N$38])-MIN(COLUMN([$calc.$A$31:.$N$38]))+1))" office:value-type="float" office:value="10" calcext:value-type="float">
            <text:p>10</text:p>
          </table:table-cell>
          <table:table-cell table:formula="of:=IF([.C110]=0;IF([.D110]=0;&quot;0x0000,&quot;);INDIRECT(&quot;$calc.&quot;&amp;ADDRESS([.C110]+10; [.D110]))&amp;&quot;,&quot;)" office:value-type="string" office:string-value="0x110C," calcext:value-type="string">
            <text:p>0x110C,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DEC2HEX([.A111]);0)" office:value-type="string" office:string-value="6D" calcext:value-type="string">
            <text:p>6D</text:p>
          </table:table-cell>
          <table:table-cell table:number-matrix-columns-spanned="1" table:number-matrix-rows-spanned="1" table:formula="of:=MIN(IF([$calc.$A$31:.$N$38]=[.B111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11]; COLUMN([$calc.$A$31:.$N$38])-MIN(COLUMN([$calc.$A$31:.$N$38]))+1))" office:value-type="float" office:value="8" calcext:value-type="float">
            <text:p>8</text:p>
          </table:table-cell>
          <table:table-cell table:formula="of:=IF([.C111]=0;IF([.D111]=0;&quot;0x0000,&quot;);INDIRECT(&quot;$calc.&quot;&amp;ADDRESS([.C111]+10; [.D111]))&amp;&quot;,&quot;)" office:value-type="string" office:string-value="0x1112," calcext:value-type="string">
            <text:p>0x1112,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DEC2HEX([.A112]);0)" office:value-type="string" office:string-value="6E" calcext:value-type="string">
            <text:p>6E</text:p>
          </table:table-cell>
          <table:table-cell table:number-matrix-columns-spanned="1" table:number-matrix-rows-spanned="1" table:formula="of:=MIN(IF([$calc.$A$31:.$N$38]=[.B112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12]; COLUMN([$calc.$A$31:.$N$38])-MIN(COLUMN([$calc.$A$31:.$N$38]))+1))" office:value-type="float" office:value="7" calcext:value-type="float">
            <text:p>7</text:p>
          </table:table-cell>
          <table:table-cell table:formula="of:=IF([.C112]=0;IF([.D112]=0;&quot;0x0000,&quot;);INDIRECT(&quot;$calc.&quot;&amp;ADDRESS([.C112]+10; [.D112]))&amp;&quot;,&quot;)" office:value-type="string" office:string-value="0x1109," calcext:value-type="string">
            <text:p>0x1109,</text:p>
          </table:table-cell>
          <table:table-cell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DEC2HEX([.A113]);0)" office:value-type="string" office:string-value="6F" calcext:value-type="string">
            <text:p>6F</text:p>
          </table:table-cell>
          <table:table-cell table:number-matrix-columns-spanned="1" table:number-matrix-rows-spanned="1" table:formula="of:=MIN(IF([$calc.$A$31:.$N$38]=[.B113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13]; COLUMN([$calc.$A$31:.$N$38])-MIN(COLUMN([$calc.$A$31:.$N$38]))+1))" office:value-type="float" office:value="10" calcext:value-type="float">
            <text:p>10</text:p>
          </table:table-cell>
          <table:table-cell table:formula="of:=IF([.C113]=0;IF([.D113]=0;&quot;0x0000,&quot;);INDIRECT(&quot;$calc.&quot;&amp;ADDRESS([.C113]+10; [.D113]))&amp;&quot;,&quot;)" office:value-type="string" office:string-value="0x110E," calcext:value-type="string">
            <text:p>0x110E,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DEC2HEX([.A114]);0)" office:value-type="string" office:string-value="70" calcext:value-type="string">
            <text:p>70</text:p>
          </table:table-cell>
          <table:table-cell table:number-matrix-columns-spanned="1" table:number-matrix-rows-spanned="1" table:formula="of:=MIN(IF([$calc.$A$31:.$N$38]=[.B114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14]; COLUMN([$calc.$A$31:.$N$38])-MIN(COLUMN([$calc.$A$31:.$N$38]))+1))" office:value-type="float" office:value="11" calcext:value-type="float">
            <text:p>11</text:p>
          </table:table-cell>
          <table:table-cell table:formula="of:=IF([.C114]=0;IF([.D114]=0;&quot;0x0000,&quot;);INDIRECT(&quot;$calc.&quot;&amp;ADDRESS([.C114]+10; [.D114]))&amp;&quot;,&quot;)" office:value-type="string" office:string-value="0x1111," calcext:value-type="string">
            <text:p>0x1111,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DEC2HEX([.A115]);0)" office:value-type="string" office:string-value="71" calcext:value-type="string">
            <text:p>71</text:p>
          </table:table-cell>
          <table:table-cell table:number-matrix-columns-spanned="1" table:number-matrix-rows-spanned="1" table:formula="of:=MIN(IF([$calc.$A$31:.$N$38]=[.B115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15]; COLUMN([$calc.$A$31:.$N$38])-MIN(COLUMN([$calc.$A$31:.$N$38]))+1))" office:value-type="float" office:value="2" calcext:value-type="float">
            <text:p>2</text:p>
          </table:table-cell>
          <table:table-cell table:formula="of:=IF([.C115]=0;IF([.D115]=0;&quot;0x0000,&quot;);INDIRECT(&quot;$calc.&quot;&amp;ADDRESS([.C115]+10; [.D115]))&amp;&quot;,&quot;)" office:value-type="string" office:string-value="0x11BA," calcext:value-type="string">
            <text:p>0x11BA,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DEC2HEX([.A116]);0)" office:value-type="string" office:string-value="72" calcext:value-type="string">
            <text:p>72</text:p>
          </table:table-cell>
          <table:table-cell table:number-matrix-columns-spanned="1" table:number-matrix-rows-spanned="1" table:formula="of:=MIN(IF([$calc.$A$31:.$N$38]=[.B116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16]; COLUMN([$calc.$A$31:.$N$38])-MIN(COLUMN([$calc.$A$31:.$N$38]))+1))" office:value-type="float" office:value="5" calcext:value-type="float">
            <text:p>5</text:p>
          </table:table-cell>
          <table:table-cell table:formula="of:=IF([.C116]=0;IF([.D116]=0;&quot;0x0000,&quot;);INDIRECT(&quot;$calc.&quot;&amp;ADDRESS([.C116]+10; [.D116]))&amp;&quot;,&quot;)" office:value-type="string" office:string-value="0x1162," calcext:value-type="string">
            <text:p>0x1162,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DEC2HEX([.A117]);0)" office:value-type="string" office:string-value="73" calcext:value-type="string">
            <text:p>73</text:p>
          </table:table-cell>
          <table:table-cell table:number-matrix-columns-spanned="1" table:number-matrix-rows-spanned="1" table:formula="of:=MIN(IF([$calc.$A$31:.$N$38]=[.B117]; ROW([$calc.$A$31:.$N$38])-MIN(ROW([$calc.$A$31:.$N$38]))+1))" office:value-type="float" office:value="5" calcext:value-type="float">
            <text:p>5</text:p>
          </table:table-cell>
          <table:table-cell table:style-name="ce79" table:number-matrix-columns-spanned="1" table:number-matrix-rows-spanned="1" table:formula="of:=MIN(IF([$calc.$A$31:.$N$38]=[.B117]; COLUMN([$calc.$A$31:.$N$38])-MIN(COLUMN([$calc.$A$31:.$N$38]))+1))" office:value-type="float" office:value="3" calcext:value-type="float">
            <text:p>3</text:p>
          </table:table-cell>
          <table:table-cell table:formula="of:=IF([.C117]=0;IF([.D117]=0;&quot;0x0000,&quot;);INDIRECT(&quot;$calc.&quot;&amp;ADDRESS([.C117]+10; [.D117]))&amp;&quot;,&quot;)" office:value-type="string" office:string-value="0x11AB," calcext:value-type="string">
            <text:p>0x11AB,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DEC2HEX([.A118]);0)" office:value-type="string" office:string-value="74" calcext:value-type="string">
            <text:p>74</text:p>
          </table:table-cell>
          <table:table-cell table:number-matrix-columns-spanned="1" table:number-matrix-rows-spanned="1" table:formula="of:=MIN(IF([$calc.$A$31:.$N$38]=[.B118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18]; COLUMN([$calc.$A$31:.$N$38])-MIN(COLUMN([$calc.$A$31:.$N$38]))+1))" office:value-type="float" office:value="6" calcext:value-type="float">
            <text:p>6</text:p>
          </table:table-cell>
          <table:table-cell table:formula="of:=IF([.C118]=0;IF([.D118]=0;&quot;0x0000,&quot;);INDIRECT(&quot;$calc.&quot;&amp;ADDRESS([.C118]+10; [.D118]))&amp;&quot;,&quot;)" office:value-type="string" office:string-value="0x1165," calcext:value-type="string">
            <text:p>0x1165,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DEC2HEX([.A119]);0)" office:value-type="string" office:string-value="75" calcext:value-type="string">
            <text:p>75</text:p>
          </table:table-cell>
          <table:table-cell table:number-matrix-columns-spanned="1" table:number-matrix-rows-spanned="1" table:formula="of:=MIN(IF([$calc.$A$31:.$N$38]=[.B119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19]; COLUMN([$calc.$A$31:.$N$38])-MIN(COLUMN([$calc.$A$31:.$N$38]))+1))" office:value-type="float" office:value="8" calcext:value-type="float">
            <text:p>8</text:p>
          </table:table-cell>
          <table:table-cell table:formula="of:=IF([.C119]=0;IF([.D119]=0;&quot;0x0000,&quot;);INDIRECT(&quot;$calc.&quot;&amp;ADDRESS([.C119]+10; [.D119]))&amp;&quot;,&quot;)" office:value-type="string" office:string-value="0x1103," calcext:value-type="string">
            <text:p>0x1103,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DEC2HEX([.A120]);0)" office:value-type="string" office:string-value="76" calcext:value-type="string">
            <text:p>76</text:p>
          </table:table-cell>
          <table:table-cell table:number-matrix-columns-spanned="1" table:number-matrix-rows-spanned="1" table:formula="of:=MIN(IF([$calc.$A$31:.$N$38]=[.B120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20]; COLUMN([$calc.$A$31:.$N$38])-MIN(COLUMN([$calc.$A$31:.$N$38]))+1))" office:value-type="float" office:value="5" calcext:value-type="float">
            <text:p>5</text:p>
          </table:table-cell>
          <table:table-cell table:formula="of:=IF([.C120]=0;IF([.D120]=0;&quot;0x0000,&quot;);INDIRECT(&quot;$calc.&quot;&amp;ADDRESS([.C120]+10; [.D120]))&amp;&quot;,&quot;)" office:value-type="string" office:string-value="0x1169," calcext:value-type="string">
            <text:p>0x1169,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DEC2HEX([.A121]);0)" office:value-type="string" office:string-value="77" calcext:value-type="string">
            <text:p>77</text:p>
          </table:table-cell>
          <table:table-cell table:number-matrix-columns-spanned="1" table:number-matrix-rows-spanned="1" table:formula="of:=MIN(IF([$calc.$A$31:.$N$38]=[.B121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21]; COLUMN([$calc.$A$31:.$N$38])-MIN(COLUMN([$calc.$A$31:.$N$38]))+1))" office:value-type="float" office:value="3" calcext:value-type="float">
            <text:p>3</text:p>
          </table:table-cell>
          <table:table-cell table:formula="of:=IF([.C121]=0;IF([.D121]=0;&quot;0x0000,&quot;);INDIRECT(&quot;$calc.&quot;&amp;ADDRESS([.C121]+10; [.D121]))&amp;&quot;,&quot;)" office:value-type="string" office:string-value="0x11AF," calcext:value-type="string">
            <text:p>0x11AF,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DEC2HEX([.A122]);0)" office:value-type="string" office:string-value="78" calcext:value-type="string">
            <text:p>78</text:p>
          </table:table-cell>
          <table:table-cell table:number-matrix-columns-spanned="1" table:number-matrix-rows-spanned="1" table:formula="of:=MIN(IF([$calc.$A$31:.$N$38]=[.B122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22]; COLUMN([$calc.$A$31:.$N$38])-MIN(COLUMN([$calc.$A$31:.$N$38]))+1))" office:value-type="float" office:value="3" calcext:value-type="float">
            <text:p>3</text:p>
          </table:table-cell>
          <table:table-cell table:formula="of:=IF([.C122]=0;IF([.D122]=0;&quot;0x0000,&quot;);INDIRECT(&quot;$calc.&quot;&amp;ADDRESS([.C122]+10; [.D122]))&amp;&quot;,&quot;)" office:value-type="string" office:string-value="0x11A8," calcext:value-type="string">
            <text:p>0x11A8,</text:p>
          </table:table-cell>
          <table:table-cell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DEC2HEX([.A123]);0)" office:value-type="string" office:string-value="79" calcext:value-type="string">
            <text:p>79</text:p>
          </table:table-cell>
          <table:table-cell table:number-matrix-columns-spanned="1" table:number-matrix-rows-spanned="1" table:formula="of:=MIN(IF([$calc.$A$31:.$N$38]=[.B123]; ROW([$calc.$A$31:.$N$38])-MIN(ROW([$calc.$A$31:.$N$38]))+1))" office:value-type="float" office:value="3" calcext:value-type="float">
            <text:p>3</text:p>
          </table:table-cell>
          <table:table-cell table:style-name="ce79" table:number-matrix-columns-spanned="1" table:number-matrix-rows-spanned="1" table:formula="of:=MIN(IF([$calc.$A$31:.$N$38]=[.B123]; COLUMN([$calc.$A$31:.$N$38])-MIN(COLUMN([$calc.$A$31:.$N$38]))+1))" office:value-type="float" office:value="7" calcext:value-type="float">
            <text:p>7</text:p>
          </table:table-cell>
          <table:table-cell table:formula="of:=IF([.C123]=0;IF([.D123]=0;&quot;0x0000,&quot;);INDIRECT(&quot;$calc.&quot;&amp;ADDRESS([.C123]+10; [.D123]))&amp;&quot;,&quot;)" office:value-type="string" office:string-value="0x1105," calcext:value-type="string">
            <text:p>0x1105,</text:p>
          </table:table-cell>
          <table:table-cell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DEC2HEX([.A124]);0)" office:value-type="string" office:string-value="7A" calcext:value-type="string">
            <text:p>7A</text:p>
          </table:table-cell>
          <table:table-cell table:number-matrix-columns-spanned="1" table:number-matrix-rows-spanned="1" table:formula="of:=MIN(IF([$calc.$A$31:.$N$38]=[.B124]; ROW([$calc.$A$31:.$N$38])-MIN(ROW([$calc.$A$31:.$N$38]))+1))" office:value-type="float" office:value="7" calcext:value-type="float">
            <text:p>7</text:p>
          </table:table-cell>
          <table:table-cell table:style-name="ce79" table:number-matrix-columns-spanned="1" table:number-matrix-rows-spanned="1" table:formula="of:=MIN(IF([$calc.$A$31:.$N$38]=[.B124]; COLUMN([$calc.$A$31:.$N$38])-MIN(COLUMN([$calc.$A$31:.$N$38]))+1))" office:value-type="float" office:value="2" calcext:value-type="float">
            <text:p>2</text:p>
          </table:table-cell>
          <table:table-cell table:formula="of:=IF([.C124]=0;IF([.D124]=0;&quot;0x0000,&quot;);INDIRECT(&quot;$calc.&quot;&amp;ADDRESS([.C124]+10; [.D124]))&amp;&quot;,&quot;)" office:value-type="string" office:string-value="0x11B7," calcext:value-type="string">
            <text:p>0x11B7,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DEC2HEX([.A125]);0)" office:value-type="string" office:string-value="7B" calcext:value-type="string">
            <text:p>7B</text:p>
          </table:table-cell>
          <table:table-cell table:number-matrix-columns-spanned="1" table:number-matrix-rows-spanned="1" table:formula="of:=MIN(IF([$calc.$A$31:.$N$38]=[.B125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125]; COLUMN([$calc.$A$31:.$N$38])-MIN(COLUMN([$calc.$A$31:.$N$38]))+1))" office:value-type="float" office:value="12" calcext:value-type="float">
            <text:p>12</text:p>
          </table:table-cell>
          <table:table-cell table:formula="of:=IF([.C125]=0;IF([.D125]=0;&quot;0x0000,&quot;);INDIRECT(&quot;$calc.&quot;&amp;ADDRESS([.C125]+10; [.D125]))&amp;&quot;,&quot;)" office:value-type="string" office:string-value="0x007B," calcext:value-type="string">
            <text:p>0x007B,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DEC2HEX([.A126]);0)" office:value-type="string" office:string-value="7C" calcext:value-type="string">
            <text:p>7C</text:p>
          </table:table-cell>
          <table:table-cell table:number-matrix-columns-spanned="1" table:number-matrix-rows-spanned="1" table:formula="of:=MIN(IF([$calc.$A$31:.$N$38]=[.B126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126]; COLUMN([$calc.$A$31:.$N$38])-MIN(COLUMN([$calc.$A$31:.$N$38]))+1))" office:value-type="float" office:value="14" calcext:value-type="float">
            <text:p>14</text:p>
          </table:table-cell>
          <table:table-cell table:formula="of:=IF([.C126]=0;IF([.D126]=0;&quot;0x0000,&quot;);INDIRECT(&quot;$calc.&quot;&amp;ADDRESS([.C126]+10; [.D126]))&amp;&quot;,&quot;)" office:value-type="string" office:string-value="0x007C," calcext:value-type="string">
            <text:p>0x007C,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DEC2HEX([.A127]);0)" office:value-type="string" office:string-value="7D" calcext:value-type="string">
            <text:p>7D</text:p>
          </table:table-cell>
          <table:table-cell table:number-matrix-columns-spanned="1" table:number-matrix-rows-spanned="1" table:formula="of:=MIN(IF([$calc.$A$31:.$N$38]=[.B127]; ROW([$calc.$A$31:.$N$38])-MIN(ROW([$calc.$A$31:.$N$38]))+1))" office:value-type="float" office:value="4" calcext:value-type="float">
            <text:p>4</text:p>
          </table:table-cell>
          <table:table-cell table:style-name="ce79" table:number-matrix-columns-spanned="1" table:number-matrix-rows-spanned="1" table:formula="of:=MIN(IF([$calc.$A$31:.$N$38]=[.B127]; COLUMN([$calc.$A$31:.$N$38])-MIN(COLUMN([$calc.$A$31:.$N$38]))+1))" office:value-type="float" office:value="13" calcext:value-type="float">
            <text:p>13</text:p>
          </table:table-cell>
          <table:table-cell table:formula="of:=IF([.C127]=0;IF([.D127]=0;&quot;0x0000,&quot;);INDIRECT(&quot;$calc.&quot;&amp;ADDRESS([.C127]+10; [.D127]))&amp;&quot;,&quot;)" office:value-type="string" office:string-value="0x007D," calcext:value-type="string">
            <text:p>0x007D,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DEC2HEX([.A128]);0)" office:value-type="string" office:string-value="7E" calcext:value-type="string">
            <text:p>7E</text:p>
          </table:table-cell>
          <table:table-cell table:number-matrix-columns-spanned="1" table:number-matrix-rows-spanned="1" table:formula="of:=MIN(IF([$calc.$A$31:.$N$38]=[.B128]; ROW([$calc.$A$31:.$N$38])-MIN(ROW([$calc.$A$31:.$N$38]))+1))" office:value-type="float" office:value="2" calcext:value-type="float">
            <text:p>2</text:p>
          </table:table-cell>
          <table:table-cell table:style-name="ce79" table:number-matrix-columns-spanned="1" table:number-matrix-rows-spanned="1" table:formula="of:=MIN(IF([$calc.$A$31:.$N$38]=[.B128]; COLUMN([$calc.$A$31:.$N$38])-MIN(COLUMN([$calc.$A$31:.$N$38]))+1))" office:value-type="float" office:value="1" calcext:value-type="float">
            <text:p>1</text:p>
          </table:table-cell>
          <table:table-cell table:formula="of:=IF([.C128]=0;IF([.D128]=0;&quot;0x0000,&quot;);INDIRECT(&quot;$calc.&quot;&amp;ADDRESS([.C128]+10; [.D128]))&amp;&quot;,&quot;)" office:value-type="string" office:string-value="0x0040," calcext:value-type="string">
            <text:p>0x0040,</text:p>
          </table:table-cell>
          <table:table-cell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DEC2HEX([.A129]);0)" office:value-type="string" office:string-value="7F" calcext:value-type="string">
            <text:p>7F</text:p>
          </table:table-cell>
          <table:table-cell table:number-matrix-columns-spanned="1" table:number-matrix-rows-spanned="1" table:formula="of:=MIN(IF([$calc.$A$31:.$N$38]=[.B129]; ROW([$calc.$A$31:.$N$38])-MIN(ROW([$calc.$A$31:.$N$38]))+1))" office:value-type="float" office:value="0" calcext:value-type="float">
            <text:p>0</text:p>
          </table:table-cell>
          <table:table-cell table:style-name="ce79" table:number-matrix-columns-spanned="1" table:number-matrix-rows-spanned="1" table:formula="of:=MIN(IF([$calc.$A$31:.$N$38]=[.B129]; COLUMN([$calc.$A$31:.$N$38])-MIN(COLUMN([$calc.$A$31:.$N$38]))+1))" office:value-type="float" office:value="0" calcext:value-type="float">
            <text:p>0</text:p>
          </table:table-cell>
          <table:table-cell table:formula="of:=IF([.C129]=0;IF([.D129]=0;&quot;0x0000,&quot;);INDIRECT(&quot;$calc.&quot;&amp;ADDRESS([.C129]+10; [.D129]))&amp;&quot;,&quot;)" office:value-type="string" office:string-value="0x0000," calcext:value-type="string">
            <text:p>0x0000,</text:p>
          </table:table-cell>
          <table:table-cell table:number-columns-repeated="16379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6" table:style-name="ta1">
        <table:table-column table:style-name="co2" table:number-columns-repeated="16384" table:default-cell-style-name="ce40"/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b</text:p>
          </table:table-cell>
          <table:table-cell/>
          <table:table-cell table:style-name="ce78" table:number-matrix-columns-spanned="1" table:number-matrix-rows-spanned="1" table:formula="of:=MIN(IF([.A1:.M8]=77; ROW([.A1:.M8])-MIN(ROW([.A1:.M8]))+1)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7e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a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d</text:p>
          </table:table-cell>
          <table:table-cell/>
          <table:table-cell table:style-name="ce78" table:number-matrix-columns-spanned="1" table:number-matrix-rows-spanned="1" table:formula="of:=MIN(IF([.A1:.M8]=21; COLUMN([.A1:.M8])-MIN(COLUMN([.A1:.M8]))+1))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c</text:p>
          </table:table-cell>
          <table:table-cell/>
          <table:table-cell table:style-name="ce78"/>
          <table:table-cell table:number-columns-repeated="1636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b</text:p>
          </table:table-cell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a</text:p>
          </table:table-cell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number-columns-repeated="1637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jesticer_R" svg:font-family="Majesticer_R" style:font-pitch="variable"/>
    <style:font-face style:name="NanumGothic" svg:font-family="Nanum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anumGothic" style:font-size-asian="10pt" style:language-asian="ko" style:country-asian="KR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NanumMyeongjo" style:font-family-generic="roman" style:font-pitch="variable" fo:font-size="12pt" fo:language="en" fo:country="US" style:letter-kerning="true" style:font-family-asian="NanumMyeongjo" style:font-family-generic-asian="system" style:font-pitch-asian="variable" style:font-size-asian="12pt" style:language-asian="ko" style:country-asian="KR" style:font-name-complex="NanumGothi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anumGothic" style:font-family-asian="NanumGothic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00/00/00</text:date>, <text:time style:data-style-name="N2" text:time-value="14:57:54.086893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3:46:04.289544816</meta:creation-date>
    <dc:date>2024-07-19T15:02:45.995895446</dc:date>
    <meta:editing-duration>PT1H58M13S</meta:editing-duration>
    <meta:editing-cycles>41</meta:editing-cycles>
    <meta:generator>LibreOffice/24.2.5.2$Linux_X86_64 LibreOffice_project/420$Build-2</meta:generator>
    <meta:document-statistic meta:table-count="6" meta:cell-count="1838" meta:object-count="0"/>
  </office:meta>
</office:document-meta>
</file>